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cat rkhunter.log</text:p>
      <text:p text:style-name="Standard">[sudo] password for adriana: </text:p>
      <text:p text:style-name="Standard">[20:19:54] Running Rootkit Hunter version 1.4.6 on parrot</text:p>
      <text:p text:style-name="Standard">[20:19:54]</text:p>
      <text:p text:style-name="Standard">[20:19:54] Info: Start date is Sat 06 May 2023 20:19:54 NZST</text:p>
      <text:p text:style-name="Standard">[20:19:54]</text:p>
      <text:p text:style-name="Standard">[20:19:54] Checking configuration file and command-line options...</text:p>
      <text:p text:style-name="Standard">[20:19:54] Info: Detected operating system is 'Linux'</text:p>
      <text:p text:style-name="Standard">[20:19:54] Info: Found O/S name: Parrot OS 5.3 (Electro Ara)</text:p>
      <text:p text:style-name="Standard">[20:19:54] Info: Command line is /usr/bin/rkhunter -c</text:p>
      <text:p text:style-name="Standard">[20:19:54] Info: Environment shell is /bin/bash; rkhunter is using dash</text:p>
      <text:p text:style-name="Standard">[20:19:54] Info: Using configuration file '/etc/rkhunter.conf'</text:p>
      <text:p text:style-name="Standard">[20:19:54] Info: Installation directory is '/usr'</text:p>
      <text:p text:style-name="Standard">[20:19:54] Info: Using language 'en'</text:p>
      <text:p text:style-name="Standard">[20:19:54] Info: Using '/var/lib/rkhunter/db' as the database directory</text:p>
      <text:p text:style-name="Standard">[20:19:54] Info: Using '/usr/share/rkhunter/scripts' as the support script directory</text:p>
      <text:p text:style-name="Standard">[20:19:54] Info: Using '/usr/local/sbin /usr/local/bin /usr/sbin /usr/bin /sbin /bin /usr/libexec' as the command directories</text:p>
      <text:p text:style-name="Standard">[20:19:54] Info: Using '/var/lib/rkhunter/tmp' as the temporary directory</text:p>
      <text:p text:style-name="Standard">[20:19:54] Info: No mail-on-warning address configured</text:p>
      <text:p text:style-name="Standard">[20:19:54] Info: X will be automatically detected</text:p>
      <text:p text:style-name="Standard">[20:19:54] Info: Using second color set</text:p>
      <text:p text:style-name="Standard">[20:19:54] Info: Found the 'basename' command: /usr/bin/basename</text:p>
      <text:p text:style-name="Standard">[20:19:54] Info: Found the 'diff' command: /usr/bin/diff</text:p>
      <text:p text:style-name="Standard">[20:19:54] Info: Found the 'dirname' command: /usr/bin/dirname</text:p>
      <text:p text:style-name="Standard">[20:19:54] Info: Found the 'file' command: /usr/bin/file</text:p>
      <text:p text:style-name="Standard">[20:19:54] Info: Found the 'find' command: /usr/bin/find</text:p>
      <text:p text:style-name="Standard">[20:19:54] Info: Found the 'ifconfig' command: /usr/sbin/ifconfig</text:p>
      <text:p text:style-name="Standard">[20:19:54] Info: Found the 'ip' command: /usr/sbin/ip</text:p>
      <text:p text:style-name="Standard">[20:19:54] Info: Found the 'ipcs' command: /usr/bin/ipcs</text:p>
      <text:p text:style-name="Standard">[20:19:54] Info: Found the 'ldd' command: /usr/bin/ldd</text:p>
      <text:p text:style-name="Standard">[20:19:54] Info: Found the 'lsattr' command: /usr/bin/lsattr</text:p>
      <text:p text:style-name="Standard">[20:19:54] Info: Found the 'lsmod' command: /usr/sbin/lsmod</text:p>
      <text:p text:style-name="Standard">[20:19:54] Info: Found the 'lsof' command: /usr/bin/lsof</text:p>
      <text:p text:style-name="Standard">[20:19:54] Info: Found the 'mktemp' command: /usr/bin/mktemp</text:p>
      <text:p text:style-name="Standard">[20:19:54] Info: Found the 'netstat' command: /usr/bin/netstat</text:p>
      <text:p text:style-name="Standard">[20:19:54] Info: Found the 'numfmt' command: /usr/bin/numfmt</text:p>
      <text:p text:style-name="Standard">[20:19:54] Info: Found the 'perl' command: /usr/bin/perl</text:p>
      <text:p text:style-name="Standard">[20:19:54] Info: Found the 'pgrep' command: /usr/bin/pgrep</text:p>
      <text:p text:style-name="Standard">[20:19:54] Info: Found the 'ps' command: /usr/bin/ps</text:p>
      <text:p text:style-name="Standard">[20:19:54] Info: Found the 'pwd' command: /usr/bin/pwd</text:p>
      <text:p text:style-name="Standard">[20:19:54] Info: Found the 'readlink' command: /usr/bin/readlink</text:p>
      <text:p text:style-name="Standard">[20:19:54] Info: Found the 'stat' command: /usr/bin/stat</text:p>
      <text:p text:style-name="Standard">[20:19:54] Info: Found the 'strings' command: /usr/bin/strings</text:p>
      <text:p text:style-name="Standard">[20:19:54] Info: System is not using prelinking</text:p>
      <text:p text:style-name="Standard">[20:19:54] Info: Using the '/usr/bin/sha256sum' command for the file hash checks</text:p>
      <text:p text:style-name="Standard">[20:19:54] Info: Stored hash values used hash function '/usr/bin/sha256sum'</text:p>
      <text:p text:style-name="Standard">[20:19:54] Info: Stored hash values did not use a package manager</text:p>
      <text:p text:style-name="Standard">[20:19:54] Info: The hash function field index is set to 1</text:p>
      <text:p text:style-name="Standard">[20:19:54] Info: No package manager specified: using hash function '/usr/bin/sha256sum'</text:p>
      <text:p text:style-name="Standard">[20:19:54] Info: Previous file attributes were stored</text:p>
      <text:p text:style-name="Standard">[20:19:54] Info: Enabled tests are: all</text:p>
      <text:p text:style-name="Standard"><text:soft-page-break/>[20:19:54] Info: Disabled tests are: suspscan hidden_ports hidden_procs deleted_files packet_cap_apps apps</text:p>
      <text:p text:style-name="Standard">[20:19:54] Info: Found kernel symbols file '/proc/kallsyms'</text:p>
      <text:p text:style-name="Standard">[20:19:55] Info: Using syslog for some logging - facility/priority level is 'authpriv.warning'.</text:p>
      <text:p text:style-name="Standard">[20:19:55] Info: Found the 'logger' command: /usr/bin/logger</text:p>
      <text:p text:style-name="Standard">[20:19:55] Info: Using 'date' to process epoch second times</text:p>
      <text:p text:style-name="Standard">[20:19:55]</text:p>
      <text:p text:style-name="Standard">[20:19:55] Checking if the O/S has changed since last time...</text:p>
      <text:p text:style-name="Standard">[20:19:55] Info: Nothing seems to have changed.</text:p>
      <text:p text:style-name="Standard">[20:19:55] Info: Locking is not being used</text:p>
      <text:p text:style-name="Standard">[20:19:55]</text:p>
      <text:p text:style-name="Standard">[20:19:55] Starting system checks...</text:p>
      <text:p text:style-name="Standard">[20:19:55]</text:p>
      <text:p text:style-name="Standard">[20:19:55] Info: Starting test name 'system_commands'</text:p>
      <text:p text:style-name="Standard">[20:19:55] Checking system commands...</text:p>
      <text:p text:style-name="Standard">[20:19:55]</text:p>
      <text:p text:style-name="Standard">[20:19:55] Info: Starting test name 'strings'</text:p>
      <text:p text:style-name="Standard">[20:19:55] Performing 'strings' command checks</text:p>
      <text:p text:style-name="Standard">[20:19:55] <text:s text:c="2"/>Scanning for string /usr/sbin/ntpsx <text:s text:c="12"/>[ OK ]</text:p>
      <text:p text:style-name="Standard">[20:19:55] <text:s text:c="2"/>Scanning for string /usr/sbin/.../bkit-ava <text:s text:c="5"/>[ OK ]</text:p>
      <text:p text:style-name="Standard">[20:19:55] <text:s text:c="2"/>Scanning for string /usr/sbin/.../bkit-d <text:s text:c="7"/>[ OK ]</text:p>
      <text:p text:style-name="Standard">[20:19:55] <text:s text:c="2"/>Scanning for string /usr/sbin/.../bkit-shd <text:s text:c="5"/>[ OK ]</text:p>
      <text:p text:style-name="Standard">[20:19:55] <text:s text:c="2"/>Scanning for string /usr/sbin/.../bkit-f <text:s text:c="7"/>[ OK ]</text:p>
      <text:p text:style-name="Standard">[20:19:55] <text:s text:c="2"/>Scanning for string /usr/include/.../proc.h <text:s text:c="4"/>[ OK ]</text:p>
      <text:p text:style-name="Standard">[20:19:55] <text:s text:c="2"/>Scanning for string /usr/include/.../.bash_history [ OK ]</text:p>
      <text:p text:style-name="Standard">[20:19:55] <text:s text:c="2"/>Scanning for string /usr/include/.../bkit-get <text:s text:c="2"/>[ OK ]</text:p>
      <text:p text:style-name="Standard">[20:19:55] <text:s text:c="2"/>Scanning for string /usr/include/.../bkit-dl <text:s text:c="3"/>[ OK ]</text:p>
      <text:p text:style-name="Standard">[20:19:55] <text:s text:c="2"/>Scanning for string /usr/include/.../bkit-screen [ OK ]</text:p>
      <text:p text:style-name="Standard">[20:19:55] <text:s text:c="2"/>Scanning for string /usr/include/.../bkit-sleep [ OK ]</text:p>
      <text:p text:style-name="Standard">[20:19:55] <text:s text:c="2"/>Scanning for string /usr/lib/.../bkit-adore.o <text:s text:c="2"/>[ OK ]</text:p>
      <text:p text:style-name="Standard">[20:19:55] <text:s text:c="2"/>Scanning for string /usr/lib/.../ls <text:s text:c="12"/>[ OK ]</text:p>
      <text:p text:style-name="Standard">[20:19:55] <text:s text:c="2"/>Scanning for string /usr/lib/.../netstat <text:s text:c="7"/>[ OK ]</text:p>
      <text:p text:style-name="Standard">[20:19:55] <text:s text:c="2"/>Scanning for string /usr/lib/.../lsof <text:s text:c="10"/>[ OK ]</text:p>
      <text:p text:style-name="Standard">[20:19:55] <text:s text:c="2"/>Scanning for string /usr/lib/.../bkit-ssh/bkit-shdcfg [ OK ]</text:p>
      <text:p text:style-name="Standard">[20:19:55] <text:s text:c="2"/>Scanning for string /usr/lib/.../bkit-ssh/bkit-shhk [ OK ]</text:p>
      <text:p text:style-name="Standard">[20:19:55] <text:s text:c="2"/>Scanning for string /usr/lib/.../bkit-ssh/bkit-pw [ OK ]</text:p>
      <text:p text:style-name="Standard">[20:19:55] <text:s text:c="2"/>Scanning for string /usr/lib/.../bkit-ssh/bkit-shrs [ OK ]</text:p>
      <text:p text:style-name="Standard">[20:19:55] <text:s text:c="2"/>Scanning for string /usr/lib/.../bkit-ssh/bkit-mots [ OK ]</text:p>
      <text:p text:style-name="Standard">[20:19:55] <text:s text:c="2"/>Scanning for string /usr/lib/.../uconf.inv <text:s text:c="5"/>[ OK ]</text:p>
      <text:p text:style-name="Standard">[20:19:55] <text:s text:c="2"/>Scanning for string /usr/lib/.../psr <text:s text:c="11"/>[ OK ]</text:p>
      <text:p text:style-name="Standard">[20:19:55] <text:s text:c="2"/>Scanning for string /usr/lib/.../find <text:s text:c="10"/>[ OK ]</text:p>
      <text:p text:style-name="Standard">[20:19:55] <text:s text:c="2"/>Scanning for string /usr/lib/.../pstree <text:s text:c="8"/>[ OK ]</text:p>
      <text:p text:style-name="Standard">[20:19:55] <text:s text:c="2"/>Scanning for string /usr/lib/.../slocate <text:s text:c="7"/>[ OK ]</text:p>
      <text:p text:style-name="Standard">[20:19:55] <text:s text:c="2"/>Scanning for string /usr/lib/.../du <text:s text:c="12"/>[ OK ]</text:p>
      <text:p text:style-name="Standard">[20:19:55] <text:s text:c="2"/>Scanning for string /usr/lib/.../top <text:s text:c="11"/>[ OK ]</text:p>
      <text:p text:style-name="Standard">[20:19:55] <text:s text:c="2"/>Scanning for string /usr/sbin/... <text:s text:c="14"/>[ OK ]</text:p>
      <text:p text:style-name="Standard">[20:19:55] <text:s text:c="2"/>Scanning for string /usr/include/... <text:s text:c="11"/>[ OK ]</text:p>
      <text:p text:style-name="Standard">[20:19:55] <text:s text:c="2"/>Scanning for string /usr/include/.../.tmp <text:s text:c="6"/>[ OK ]</text:p>
      <text:p text:style-name="Standard">[20:19:55] <text:s text:c="2"/>Scanning for string /usr/lib/... <text:s text:c="15"/>[ OK ]</text:p>
      <text:p text:style-name="Standard">[20:19:55] <text:s text:c="2"/>Scanning for string /usr/lib/.../.ssh <text:s text:c="10"/>[ OK ]</text:p>
      <text:p text:style-name="Standard">[20:19:55] <text:s text:c="2"/>Scanning for string /usr/lib/.../bkit-ssh <text:s text:c="6"/>[ OK ]</text:p>
      <text:p text:style-name="Standard">[20:19:55] <text:s text:c="2"/>Scanning for string /usr/lib/.bkit- <text:s text:c="12"/>[ OK ]</text:p>
      <text:p text:style-name="Standard"><text:soft-page-break/>[20:19:55] <text:s text:c="2"/>Scanning for string /tmp/.bkp <text:s text:c="18"/>[ OK ]</text:p>
      <text:p text:style-name="Standard">[20:19:55] <text:s text:c="2"/>Scanning for string /tmp/.cinik <text:s text:c="16"/>[ OK ]</text:p>
      <text:p text:style-name="Standard">[20:19:55] <text:s text:c="2"/>Scanning for string /tmp/.font-unix/.cinik <text:s text:c="5"/>[ OK ]</text:p>
      <text:p text:style-name="Standard">[20:19:55] <text:s text:c="2"/>Scanning for string /lib/.sso <text:s text:c="18"/>[ OK ]</text:p>
      <text:p text:style-name="Standard">[20:19:55] <text:s text:c="2"/>Scanning for string /lib/.so <text:s text:c="19"/>[ OK ]</text:p>
      <text:p text:style-name="Standard">[20:19:55] <text:s text:c="2"/>Scanning for string /var/run/...dica/clean <text:s text:c="5"/>[ OK ]</text:p>
      <text:p text:style-name="Standard">[20:19:55] <text:s text:c="2"/>Scanning for string /var/run/...dica/dxr <text:s text:c="7"/>[ OK ]</text:p>
      <text:p text:style-name="Standard">[20:19:55] <text:s text:c="2"/>Scanning for string /var/run/...dica/read <text:s text:c="6"/>[ OK ]</text:p>
      <text:p text:style-name="Standard">[20:19:55] <text:s text:c="2"/>Scanning for string /var/run/...dica/write <text:s text:c="5"/>[ OK ]</text:p>
      <text:p text:style-name="Standard">[20:19:55] <text:s text:c="2"/>Scanning for string /var/run/...dica/lf <text:s text:c="8"/>[ OK ]</text:p>
      <text:p text:style-name="Standard">[20:19:55] <text:s text:c="2"/>Scanning for string /var/run/...dica/xl <text:s text:c="8"/>[ OK ]</text:p>
      <text:p text:style-name="Standard">[20:19:55] <text:s text:c="2"/>Scanning for string /var/run/...dica/xdr <text:s text:c="7"/>[ OK ]</text:p>
      <text:p text:style-name="Standard">[20:19:55] <text:s text:c="2"/>Scanning for string /var/run/...dica/psg <text:s text:c="7"/>[ OK ]</text:p>
      <text:p text:style-name="Standard">[20:19:55] <text:s text:c="2"/>Scanning for string /var/run/...dica/secure <text:s text:c="4"/>[ OK ]</text:p>
      <text:p text:style-name="Standard">[20:19:55] <text:s text:c="2"/>Scanning for string /var/run/...dica/rdx <text:s text:c="7"/>[ OK ]</text:p>
      <text:p text:style-name="Standard">[20:19:55] <text:s text:c="2"/>Scanning for string /var/run/...dica/va <text:s text:c="8"/>[ OK ]</text:p>
      <text:p text:style-name="Standard">[20:19:55] <text:s text:c="2"/>Scanning for string /var/run/...dica/cl.sh <text:s text:c="5"/>[ OK ]</text:p>
      <text:p text:style-name="Standard">[20:19:55] <text:s text:c="2"/>Scanning for string /var/run/...dica/last.log <text:s text:c="2"/>[ OK ]</text:p>
      <text:p text:style-name="Standard">[20:19:55] <text:s text:c="2"/>Scanning for string /usr/bin/.etc <text:s text:c="14"/>[ OK ]</text:p>
      <text:p text:style-name="Standard">[20:19:55] <text:s text:c="2"/>Scanning for string /etc/sshd_config <text:s text:c="11"/>[ OK ]</text:p>
      <text:p text:style-name="Standard">[20:19:55] <text:s text:c="2"/>Scanning for string /etc/ssh_host_key <text:s text:c="10"/>[ OK ]</text:p>
      <text:p text:style-name="Standard">[20:19:55] <text:s text:c="2"/>Scanning for string /etc/ssh_random_seed <text:s text:c="7"/>[ OK ]</text:p>
      <text:p text:style-name="Standard">[20:19:55] <text:s text:c="2"/>Scanning for string /dev/ptyp <text:s text:c="18"/>[ OK ]</text:p>
      <text:p text:style-name="Standard">[20:19:55] <text:s text:c="2"/>Scanning for string /dev/ptyq <text:s text:c="18"/>[ OK ]</text:p>
      <text:p text:style-name="Standard">[20:19:55] <text:s text:c="2"/>Scanning for string /dev/ptyr <text:s text:c="18"/>[ OK ]</text:p>
      <text:p text:style-name="Standard">[20:19:55] <text:s text:c="2"/>Scanning for string /dev/ptys <text:s text:c="18"/>[ OK ]</text:p>
      <text:p text:style-name="Standard">[20:19:55] <text:s text:c="2"/>Scanning for string /dev/ptyt <text:s text:c="18"/>[ OK ]</text:p>
      <text:p text:style-name="Standard">[20:19:55] <text:s text:c="2"/>Scanning for string /dev/fd/.88/freshb-bsd <text:s text:c="5"/>[ OK ]</text:p>
      <text:p text:style-name="Standard">[20:19:55] <text:s text:c="2"/>Scanning for string /dev/fd/.88/fresht <text:s text:c="9"/>[ OK ]</text:p>
      <text:p text:style-name="Standard">[20:19:55] <text:s text:c="2"/>Scanning for string /dev/fd/.88/zxsniff <text:s text:c="8"/>[ OK ]</text:p>
      <text:p text:style-name="Standard">[20:19:55] <text:s text:c="2"/>Scanning for string /dev/fd/.88/zxsniff.log <text:s text:c="4"/>[ OK ]</text:p>
      <text:p text:style-name="Standard">[20:19:55] <text:s text:c="2"/>Scanning for string /dev/fd/.99/.ttyf00 <text:s text:c="8"/>[ OK ]</text:p>
      <text:p text:style-name="Standard">[20:19:55] <text:s text:c="2"/>Scanning for string /dev/fd/.99/.ttyp00 <text:s text:c="8"/>[ OK ]</text:p>
      <text:p text:style-name="Standard">[20:19:55] <text:s text:c="2"/>Scanning for string /dev/fd/.99/.ttyq00 <text:s text:c="8"/>[ OK ]</text:p>
      <text:p text:style-name="Standard">[20:19:55] <text:s text:c="2"/>Scanning for string /dev/fd/.99/.ttys00 <text:s text:c="8"/>[ OK ]</text:p>
      <text:p text:style-name="Standard">[20:19:55] <text:s text:c="2"/>Scanning for string /dev/fd/.99/.pwsx00 <text:s text:c="8"/>[ OK ]</text:p>
      <text:p text:style-name="Standard">[20:19:55] <text:s text:c="2"/>Scanning for string /etc/.acid <text:s text:c="17"/>[ OK ]</text:p>
      <text:p text:style-name="Standard">[20:19:55] <text:s text:c="2"/>Scanning for string /usr/lib/.fx/sched_host.2 <text:s text:c="2"/>[ OK ]</text:p>
      <text:p text:style-name="Standard">[20:19:55] <text:s text:c="2"/>Scanning for string /usr/lib/.fx/random_d.2 <text:s text:c="4"/>[ OK ]</text:p>
      <text:p text:style-name="Standard">[20:19:55] <text:s text:c="2"/>Scanning for string /usr/lib/.fx/set_pid.2 <text:s text:c="5"/>[ OK ]</text:p>
      <text:p text:style-name="Standard">[20:19:55] <text:s text:c="2"/>Scanning for string /usr/lib/.fx/setrgrp.2 <text:s text:c="5"/>[ OK ]</text:p>
      <text:p text:style-name="Standard">[20:19:55] <text:s text:c="2"/>Scanning for string /usr/lib/.fx/TOHIDE <text:s text:c="8"/>[ OK ]</text:p>
      <text:p text:style-name="Standard">[20:19:55] <text:s text:c="2"/>Scanning for string /usr/lib/.fx/cons.saver <text:s text:c="4"/>[ OK ]</text:p>
      <text:p text:style-name="Standard">[20:19:56] <text:s text:c="2"/>Scanning for string /usr/lib/.fx/adore/ava/ava <text:s/>[ OK ]</text:p>
      <text:p text:style-name="Standard">[20:19:56] <text:s text:c="2"/>Scanning for string /usr/lib/.fx/adore/adore/adore.ko [ OK ]</text:p>
      <text:p text:style-name="Standard">[20:19:56] <text:s text:c="2"/>Scanning for string /bin/sysback <text:s text:c="15"/>[ OK ]</text:p>
      <text:p text:style-name="Standard">[20:19:56] <text:s text:c="2"/>Scanning for string /usr/local/bin/sysback <text:s text:c="5"/>[ OK ]</text:p>
      <text:p text:style-name="Standard">[20:19:56] <text:s text:c="2"/>Scanning for string /usr/lib/.tbd <text:s text:c="14"/>[ OK ]</text:p>
      <text:p text:style-name="Standard">[20:19:56] <text:s text:c="2"/>Scanning for string /dev/.lib/lib/lib/t0rns <text:s text:c="4"/>[ OK ]</text:p>
      <text:p text:style-name="Standard">[20:19:56] <text:s text:c="2"/>Scanning for string /dev/.lib/lib/lib/du <text:s text:c="7"/>[ OK ]</text:p>
      <text:p text:style-name="Standard">[20:19:56] <text:s text:c="2"/>Scanning for string /dev/.lib/lib/lib/ls <text:s text:c="7"/>[ OK ]</text:p>
      <text:p text:style-name="Standard">[20:19:56] <text:s text:c="2"/>Scanning for string /dev/.lib/lib/lib/t0rnsb <text:s text:c="3"/>[ OK ]</text:p>
      <text:p text:style-name="Standard"><text:soft-page-break/>[20:19:56] <text:s text:c="2"/>Scanning for string /dev/.lib/lib/lib/ps <text:s text:c="7"/>[ OK ]</text:p>
      <text:p text:style-name="Standard">[20:19:56] <text:s text:c="2"/>Scanning for string /dev/.lib/lib/lib/t0rnp <text:s text:c="4"/>[ OK ]</text:p>
      <text:p text:style-name="Standard">[20:19:56] <text:s text:c="2"/>Scanning for string /dev/.lib/lib/lib/find <text:s text:c="5"/>[ OK ]</text:p>
      <text:p text:style-name="Standard">[20:19:56] <text:s text:c="2"/>Scanning for string /dev/.lib/lib/lib/ifconfig <text:s/>[ OK ]</text:p>
      <text:p text:style-name="Standard">[20:19:56] <text:s text:c="2"/>Scanning for string /dev/.lib/lib/lib/pg <text:s text:c="7"/>[ OK ]</text:p>
      <text:p text:style-name="Standard">[20:19:56] <text:s text:c="2"/>Scanning for string /dev/.lib/lib/lib/ssh.tgz <text:s text:c="2"/>[ OK ]</text:p>
      <text:p text:style-name="Standard">[20:19:56] <text:s text:c="2"/>Scanning for string /dev/.lib/lib/lib/top <text:s text:c="6"/>[ OK ]</text:p>
      <text:p text:style-name="Standard">[20:19:56] <text:s text:c="2"/>Scanning for string /dev/.lib/lib/lib/sz <text:s text:c="7"/>[ OK ]</text:p>
      <text:p text:style-name="Standard">[20:19:56] <text:s text:c="2"/>Scanning for string /dev/.lib/lib/lib/login <text:s text:c="4"/>[ OK ]</text:p>
      <text:p text:style-name="Standard">[20:19:56] <text:s text:c="2"/>Scanning for string /dev/.lib/lib/lib/in.fingerd [ OK ]</text:p>
      <text:p text:style-name="Standard">[20:19:56] <text:s text:c="2"/>Scanning for string /dev/.lib/lib/lib/1i0n.sh <text:s text:c="2"/>[ OK ]</text:p>
      <text:p text:style-name="Standard">[20:19:56] <text:s text:c="2"/>Scanning for string /dev/.lib/lib/lib/pstree <text:s text:c="3"/>[ OK ]</text:p>
      <text:p text:style-name="Standard">[20:19:56] <text:s text:c="2"/>Scanning for string /dev/.lib/lib/lib/in.telnetd [ OK ]</text:p>
      <text:p text:style-name="Standard">[20:19:56] <text:s text:c="2"/>Scanning for string /dev/.lib/lib/lib/mjy <text:s text:c="6"/>[ OK ]</text:p>
      <text:p text:style-name="Standard">[20:19:56] <text:s text:c="2"/>Scanning for string /dev/.lib/lib/lib/sush <text:s text:c="5"/>[ OK ]</text:p>
      <text:p text:style-name="Standard">[20:19:56] <text:s text:c="2"/>Scanning for string /dev/.lib/lib/lib/tfn <text:s text:c="6"/>[ OK ]</text:p>
      <text:p text:style-name="Standard">[20:19:56] <text:s text:c="2"/>Scanning for string /dev/.lib/lib/lib/name <text:s text:c="5"/>[ OK ]</text:p>
      <text:p text:style-name="Standard">[20:19:56] <text:s text:c="2"/>Scanning for string /dev/.lib/lib/lib/getip.sh <text:s/>[ OK ]</text:p>
      <text:p text:style-name="Standard">[20:19:56] <text:s text:c="2"/>Scanning for string /usr/info/.torn/sh* <text:s text:c="8"/>[ OK ]</text:p>
      <text:p text:style-name="Standard">[20:19:56] <text:s text:c="2"/>Scanning for string /usr/src/.puta/.1addr <text:s text:c="6"/>[ OK ]</text:p>
      <text:p text:style-name="Standard">[20:19:56] <text:s text:c="2"/>Scanning for string /usr/src/.puta/.1file <text:s text:c="6"/>[ OK ]</text:p>
      <text:p text:style-name="Standard">[20:19:56] <text:s text:c="2"/>Scanning for string /usr/src/.puta/.1proc <text:s text:c="6"/>[ OK ]</text:p>
      <text:p text:style-name="Standard">[20:19:56] <text:s text:c="2"/>Scanning for string /usr/src/.puta/.1logz <text:s text:c="6"/>[ OK ]</text:p>
      <text:p text:style-name="Standard">[20:19:56] <text:s text:c="2"/>Scanning for string /usr/info/.t0rn <text:s text:c="12"/>[ OK ]</text:p>
      <text:p text:style-name="Standard">[20:19:56] <text:s text:c="2"/>Scanning for string /dev/.lib <text:s text:c="18"/>[ OK ]</text:p>
      <text:p text:style-name="Standard">[20:19:56] <text:s text:c="2"/>Scanning for string /dev/.lib/lib <text:s text:c="14"/>[ OK ]</text:p>
      <text:p text:style-name="Standard">[20:19:56] <text:s text:c="2"/>Scanning for string /dev/.lib/lib/lib <text:s text:c="10"/>[ OK ]</text:p>
      <text:p text:style-name="Standard">[20:19:56] <text:s text:c="2"/>Scanning for string /dev/.lib/lib/lib/dev <text:s text:c="6"/>[ OK ]</text:p>
      <text:p text:style-name="Standard">[20:19:56] <text:s text:c="2"/>Scanning for string /dev/.lib/lib/scan <text:s text:c="9"/>[ OK ]</text:p>
      <text:p text:style-name="Standard">[20:19:56] <text:s text:c="2"/>Scanning for string /usr/src/.puta <text:s text:c="13"/>[ OK ]</text:p>
      <text:p text:style-name="Standard">[20:19:56] <text:s text:c="2"/>Scanning for string /usr/man/man1/man1 <text:s text:c="9"/>[ OK ]</text:p>
      <text:p text:style-name="Standard">[20:19:56] <text:s text:c="2"/>Scanning for string /usr/man/man1/man1/lib <text:s text:c="5"/>[ OK ]</text:p>
      <text:p text:style-name="Standard">[20:19:56] <text:s text:c="2"/>Scanning for string /usr/man/man1/man1/lib/.lib [ OK ]</text:p>
      <text:p text:style-name="Standard">[20:19:56] <text:s text:c="2"/>Scanning for string /usr/man/man1/man1/lib/.lib/.backup [ OK ]</text:p>
      <text:p text:style-name="Standard">[20:19:56]</text:p>
      <text:p text:style-name="Standard">[20:19:56] Info: Starting test name 'shared_libs'</text:p>
      <text:p text:style-name="Standard">[20:19:56] Performing 'shared libraries' checks</text:p>
      <text:p text:style-name="Standard">[20:19:56] <text:s text:c="2"/>Checking for preloading variables <text:s text:c="14"/>[ None found ]</text:p>
      <text:p text:style-name="Standard">[20:19:56] <text:s text:c="2"/>Checking for preloaded libraries <text:s text:c="15"/>[ None found ]</text:p>
      <text:p text:style-name="Standard">[20:19:56]</text:p>
      <text:p text:style-name="Standard">[20:19:56] Info: Starting test name 'shared_libs_path'</text:p>
      <text:p text:style-name="Standard">[20:19:56] <text:s text:c="2"/>Checking LD_LIBRARY_PATH variable <text:s text:c="14"/>[ Not found ]</text:p>
      <text:p text:style-name="Standard">[20:19:56]</text:p>
      <text:p text:style-name="Standard">[20:19:56] Info: Starting test name 'properties'</text:p>
      <text:p text:style-name="Standard">[20:19:56] Performing file properties checks</text:p>
      <text:p text:style-name="Standard">[20:19:56] <text:s text:c="2"/>Checking for prerequisites <text:s text:c="21"/>[ OK ]</text:p>
      <text:p text:style-name="Standard">[20:19:58] <text:s text:c="2"/>/usr/sbin/adduser <text:s text:c="30"/>[ OK ]</text:p>
      <text:p text:style-name="Standard">[20:19:58] Info: Found file '/usr/sbin/adduser': it is whitelisted for the 'script replacement' check.</text:p>
      <text:p text:style-name="Standard">[20:19:58] <text:s text:c="2"/>/usr/sbin/chroot <text:s text:c="31"/>[ OK ]</text:p>
      <text:p text:style-name="Standard">[20:19:58] <text:s text:c="2"/>/usr/sbin/cron <text:s text:c="33"/>[ OK ]</text:p>
      <text:p text:style-name="Standard">[20:19:58] <text:s text:c="2"/>/usr/sbin/depmod <text:s text:c="31"/>[ OK ]</text:p>
      <text:p text:style-name="Standard">[20:19:58] <text:s text:c="2"/>/usr/sbin/fsck <text:s text:c="33"/>[ OK ]</text:p>
      <text:p text:style-name="Standard"><text:soft-page-break/>[20:19:58] <text:s text:c="2"/>/usr/sbin/groupadd <text:s text:c="29"/>[ OK ]</text:p>
      <text:p text:style-name="Standard">[20:19:58] <text:s text:c="2"/>/usr/sbin/groupdel <text:s text:c="29"/>[ OK ]</text:p>
      <text:p text:style-name="Standard">[20:19:59] <text:s text:c="2"/>/usr/sbin/groupmod <text:s text:c="29"/>[ OK ]</text:p>
      <text:p text:style-name="Standard">[20:19:59] <text:s text:c="2"/>/usr/sbin/grpck <text:s text:c="32"/>[ OK ]</text:p>
      <text:p text:style-name="Standard">[20:19:59] <text:s text:c="2"/>/usr/sbin/ifconfig <text:s text:c="29"/>[ OK ]</text:p>
      <text:p text:style-name="Standard">[20:19:59] <text:s text:c="2"/>/usr/sbin/ifdown <text:s text:c="31"/>[ OK ]</text:p>
      <text:p text:style-name="Standard">[20:19:59] <text:s text:c="2"/>/usr/sbin/ifup <text:s text:c="33"/>[ OK ]</text:p>
      <text:p text:style-name="Standard">[20:19:59] <text:s text:c="2"/>/usr/sbin/init <text:s text:c="33"/>[ OK ]</text:p>
      <text:p text:style-name="Standard">[20:19:59] <text:s text:c="2"/>/usr/sbin/insmod <text:s text:c="31"/>[ OK ]</text:p>
      <text:p text:style-name="Standard">[20:19:59] <text:s text:c="2"/>/usr/sbin/ip <text:s text:c="35"/>[ OK ]</text:p>
      <text:p text:style-name="Standard">[20:19:59] <text:s text:c="2"/>/usr/sbin/lsmod <text:s text:c="32"/>[ OK ]</text:p>
      <text:p text:style-name="Standard">[20:19:59] <text:s text:c="2"/>/usr/sbin/modinfo <text:s text:c="30"/>[ OK ]</text:p>
      <text:p text:style-name="Standard">[20:19:59] <text:s text:c="2"/>/usr/sbin/modprobe <text:s text:c="29"/>[ OK ]</text:p>
      <text:p text:style-name="Standard">[20:19:59] <text:s text:c="2"/>/usr/sbin/nologin <text:s text:c="30"/>[ OK ]</text:p>
      <text:p text:style-name="Standard">[20:19:59] <text:s text:c="2"/>/usr/sbin/pwck <text:s text:c="33"/>[ OK ]</text:p>
      <text:p text:style-name="Standard">[20:19:59] <text:s text:c="2"/>/usr/sbin/rmmod <text:s text:c="32"/>[ OK ]</text:p>
      <text:p text:style-name="Standard">[20:19:59] <text:s text:c="2"/>/usr/sbin/route <text:s text:c="32"/>[ OK ]</text:p>
      <text:p text:style-name="Standard">[20:20:00] <text:s text:c="2"/>/usr/sbin/rsyslogd <text:s text:c="29"/>[ OK ]</text:p>
      <text:p text:style-name="Standard">[20:20:00] <text:s text:c="2"/>/usr/sbin/runlevel <text:s text:c="29"/>[ OK ]</text:p>
      <text:p text:style-name="Standard">[20:20:00] <text:s text:c="2"/>/usr/sbin/sestatus <text:s text:c="29"/>[ OK ]</text:p>
      <text:p text:style-name="Standard">[20:20:00] <text:s text:c="2"/>/usr/sbin/sshd <text:s text:c="33"/>[ OK ]</text:p>
      <text:p text:style-name="Standard">[20:20:00] <text:s text:c="2"/>/usr/sbin/sulogin <text:s text:c="30"/>[ OK ]</text:p>
      <text:p text:style-name="Standard">[20:20:00] <text:s text:c="2"/>/usr/sbin/sysctl <text:s text:c="31"/>[ OK ]</text:p>
      <text:p text:style-name="Standard">[20:20:00] <text:s text:c="2"/>/usr/sbin/useradd <text:s text:c="30"/>[ OK ]</text:p>
      <text:p text:style-name="Standard">[20:20:00] <text:s text:c="2"/>/usr/sbin/userdel <text:s text:c="30"/>[ OK ]</text:p>
      <text:p text:style-name="Standard">[20:20:00] <text:s text:c="2"/>/usr/sbin/usermod <text:s text:c="30"/>[ OK ]</text:p>
      <text:p text:style-name="Standard">[20:20:00] <text:s text:c="2"/>/usr/sbin/vipw <text:s text:c="33"/>[ OK ]</text:p>
      <text:p text:style-name="Standard">[20:20:00] <text:s text:c="2"/>/usr/sbin/unhide <text:s text:c="31"/>[ OK ]</text:p>
      <text:p text:style-name="Standard">[20:20:00] <text:s text:c="2"/>/usr/sbin/unhide-linux <text:s text:c="25"/>[ OK ]</text:p>
      <text:p text:style-name="Standard">[20:20:00] <text:s text:c="2"/>/usr/sbin/unhide-posix <text:s text:c="25"/>[ OK ]</text:p>
      <text:p text:style-name="Standard">[20:20:00] <text:s text:c="2"/>/usr/sbin/unhide-tcp <text:s text:c="27"/>[ OK ]</text:p>
      <text:p text:style-name="Standard">[20:20:01] <text:s text:c="2"/>/usr/bin/awk <text:s text:c="35"/>[ OK ]</text:p>
      <text:p text:style-name="Standard">[20:20:01] <text:s text:c="2"/>/usr/bin/basename <text:s text:c="30"/>[ OK ]</text:p>
      <text:p text:style-name="Standard">[20:20:01] <text:s text:c="2"/>/usr/bin/bash <text:s text:c="34"/>[ OK ]</text:p>
      <text:p text:style-name="Standard">[20:20:01] <text:s text:c="2"/>/usr/bin/cat <text:s text:c="35"/>[ OK ]</text:p>
      <text:p text:style-name="Standard">[20:20:01] <text:s text:c="2"/>/usr/bin/chattr <text:s text:c="32"/>[ OK ]</text:p>
      <text:p text:style-name="Standard">[20:20:01] <text:s text:c="2"/>/usr/bin/chmod <text:s text:c="33"/>[ OK ]</text:p>
      <text:p text:style-name="Standard">[20:20:01] <text:s text:c="2"/>/usr/bin/chown <text:s text:c="33"/>[ OK ]</text:p>
      <text:p text:style-name="Standard">[20:20:01] <text:s text:c="2"/>/usr/bin/cp <text:s text:c="36"/>[ OK ]</text:p>
      <text:p text:style-name="Standard">[20:20:01] <text:s text:c="2"/>/usr/bin/curl <text:s text:c="34"/>[ OK ]</text:p>
      <text:p text:style-name="Standard">[20:20:01] <text:s text:c="2"/>/usr/bin/cut <text:s text:c="35"/>[ OK ]</text:p>
      <text:p text:style-name="Standard">[20:20:01] <text:s text:c="2"/>/usr/bin/date <text:s text:c="34"/>[ OK ]</text:p>
      <text:p text:style-name="Standard">[20:20:01] <text:s text:c="2"/>/usr/bin/df <text:s text:c="36"/>[ OK ]</text:p>
      <text:p text:style-name="Standard">[20:20:01] <text:s text:c="2"/>/usr/bin/diff <text:s text:c="34"/>[ OK ]</text:p>
      <text:p text:style-name="Standard">[20:20:01] <text:s text:c="2"/>/usr/bin/dirname <text:s text:c="31"/>[ OK ]</text:p>
      <text:p text:style-name="Standard">[20:20:01] <text:s text:c="2"/>/usr/bin/dmesg <text:s text:c="33"/>[ OK ]</text:p>
      <text:p text:style-name="Standard">[20:20:01] <text:s text:c="2"/>/usr/bin/dpkg <text:s text:c="34"/>[ OK ]</text:p>
      <text:p text:style-name="Standard">[20:20:01] <text:s text:c="2"/>/usr/bin/dpkg-query <text:s text:c="28"/>[ OK ]</text:p>
      <text:p text:style-name="Standard">[20:20:01] <text:s text:c="2"/>/usr/bin/du <text:s text:c="36"/>[ OK ]</text:p>
      <text:p text:style-name="Standard">[20:20:01] <text:s text:c="2"/>/usr/bin/echo <text:s text:c="34"/>[ OK ]</text:p>
      <text:p text:style-name="Standard">[20:20:02] <text:s text:c="2"/>/usr/bin/egrep <text:s text:c="33"/>[ OK ]</text:p>
      <text:p text:style-name="Standard">[20:20:02] Info: Found file '/usr/bin/egrep': it is whitelisted for the 'script replacement' check.</text:p>
      <text:p text:style-name="Standard"><text:soft-page-break/>[20:20:02] <text:s text:c="2"/>/usr/bin/env <text:s text:c="35"/>[ OK ]</text:p>
      <text:p text:style-name="Standard">[20:20:02] <text:s text:c="2"/>/usr/bin/fgrep <text:s text:c="33"/>[ OK ]</text:p>
      <text:p text:style-name="Standard">[20:20:02] Info: Found file '/usr/bin/fgrep': it is whitelisted for the 'script replacement' check.</text:p>
      <text:p text:style-name="Standard">[20:20:02] <text:s text:c="2"/>/usr/bin/file <text:s text:c="34"/>[ OK ]</text:p>
      <text:p text:style-name="Standard">[20:20:02] <text:s text:c="2"/>/usr/bin/find <text:s text:c="34"/>[ OK ]</text:p>
      <text:p text:style-name="Standard">[20:20:02] <text:s text:c="2"/>/usr/bin/fuser <text:s text:c="33"/>[ OK ]</text:p>
      <text:p text:style-name="Standard">[20:20:02] <text:s text:c="2"/>/usr/bin/GET <text:s text:c="35"/>[ OK ]</text:p>
      <text:p text:style-name="Standard">[20:20:02] <text:s text:c="2"/>/usr/bin/grep <text:s text:c="34"/>[ OK ]</text:p>
      <text:p text:style-name="Standard">[20:20:02] <text:s text:c="2"/>/usr/bin/groups <text:s text:c="32"/>[ OK ]</text:p>
      <text:p text:style-name="Standard">[20:20:02] <text:s text:c="2"/>/usr/bin/head <text:s text:c="34"/>[ OK ]</text:p>
      <text:p text:style-name="Standard">[20:20:02] <text:s text:c="2"/>/usr/bin/id <text:s text:c="36"/>[ OK ]</text:p>
      <text:p text:style-name="Standard">[20:20:02] <text:s text:c="2"/>/usr/bin/ip <text:s text:c="36"/>[ OK ]</text:p>
      <text:p text:style-name="Standard">[20:20:02] <text:s text:c="2"/>/usr/bin/ipcs <text:s text:c="34"/>[ OK ]</text:p>
      <text:p text:style-name="Standard">[20:20:02] <text:s text:c="2"/>/usr/bin/kill <text:s text:c="34"/>[ OK ]</text:p>
      <text:p text:style-name="Standard">[20:20:02] <text:s text:c="2"/>/usr/bin/killall <text:s text:c="31"/>[ OK ]</text:p>
      <text:p text:style-name="Standard">[20:20:02] <text:s text:c="2"/>/usr/bin/last <text:s text:c="34"/>[ OK ]</text:p>
      <text:p text:style-name="Standard">[20:20:02] <text:s text:c="2"/>/usr/bin/lastlog <text:s text:c="31"/>[ OK ]</text:p>
      <text:p text:style-name="Standard">[20:20:02] <text:s text:c="2"/>/usr/bin/ldd <text:s text:c="35"/>[ OK ]</text:p>
      <text:p text:style-name="Standard">[20:20:02] Info: Found file '/usr/bin/ldd': it is whitelisted for the 'script replacement' check.</text:p>
      <text:p text:style-name="Standard">[20:20:03] <text:s text:c="2"/>/usr/bin/less <text:s text:c="34"/>[ OK ]</text:p>
      <text:p text:style-name="Standard">[20:20:03] <text:s text:c="2"/>/usr/bin/links <text:s text:c="33"/>[ OK ]</text:p>
      <text:p text:style-name="Standard">[20:20:03] <text:s text:c="2"/>/usr/bin/logger <text:s text:c="32"/>[ OK ]</text:p>
      <text:p text:style-name="Standard">[20:20:03] <text:s text:c="2"/>/usr/bin/login <text:s text:c="33"/>[ OK ]</text:p>
      <text:p text:style-name="Standard">[20:20:03] <text:s text:c="2"/>/usr/bin/ls <text:s text:c="36"/>[ OK ]</text:p>
      <text:p text:style-name="Standard">[20:20:03] <text:s text:c="2"/>/usr/bin/lsattr <text:s text:c="32"/>[ OK ]</text:p>
      <text:p text:style-name="Standard">[20:20:03] <text:s text:c="2"/>/usr/bin/lsmod <text:s text:c="33"/>[ OK ]</text:p>
      <text:p text:style-name="Standard">[20:20:03] <text:s text:c="2"/>/usr/bin/lsof <text:s text:c="34"/>[ OK ]</text:p>
      <text:p text:style-name="Standard">[20:20:03] <text:s text:c="2"/>/usr/bin/mail <text:s text:c="34"/>[ OK ]</text:p>
      <text:p text:style-name="Standard">[20:20:03] <text:s text:c="2"/>/usr/bin/md5sum <text:s text:c="32"/>[ OK ]</text:p>
      <text:p text:style-name="Standard">[20:20:03] <text:s text:c="2"/>/usr/bin/mktemp <text:s text:c="32"/>[ OK ]</text:p>
      <text:p text:style-name="Standard">[20:20:03] <text:s text:c="2"/>/usr/bin/more <text:s text:c="34"/>[ OK ]</text:p>
      <text:p text:style-name="Standard">[20:20:03] <text:s text:c="2"/>/usr/bin/mount <text:s text:c="33"/>[ OK ]</text:p>
      <text:p text:style-name="Standard">[20:20:03] <text:s text:c="2"/>/usr/bin/mv <text:s text:c="36"/>[ OK ]</text:p>
      <text:p text:style-name="Standard">[20:20:03] <text:s text:c="2"/>/usr/bin/netstat <text:s text:c="31"/>[ OK ]</text:p>
      <text:p text:style-name="Standard">[20:20:03] <text:s text:c="2"/>/usr/bin/newgrp <text:s text:c="32"/>[ OK ]</text:p>
      <text:p text:style-name="Standard">[20:20:03] <text:s text:c="2"/>/usr/bin/passwd <text:s text:c="32"/>[ OK ]</text:p>
      <text:p text:style-name="Standard">[20:20:03] <text:s text:c="2"/>/usr/bin/perl <text:s text:c="34"/>[ OK ]</text:p>
      <text:p text:style-name="Standard">[20:20:03] <text:s text:c="2"/>/usr/bin/pgrep <text:s text:c="33"/>[ OK ]</text:p>
      <text:p text:style-name="Standard">[20:20:04] <text:s text:c="2"/>/usr/bin/ping <text:s text:c="34"/>[ OK ]</text:p>
      <text:p text:style-name="Standard">[20:20:04] <text:s text:c="2"/>/usr/bin/pkill <text:s text:c="33"/>[ OK ]</text:p>
      <text:p text:style-name="Standard">[20:20:04] <text:s text:c="2"/>/usr/bin/ps <text:s text:c="36"/>[ OK ]</text:p>
      <text:p text:style-name="Standard">[20:20:04] <text:s text:c="2"/>/usr/bin/pstree <text:s text:c="32"/>[ OK ]</text:p>
      <text:p text:style-name="Standard">[20:20:04] <text:s text:c="2"/>/usr/bin/pwd <text:s text:c="35"/>[ OK ]</text:p>
      <text:p text:style-name="Standard">[20:20:04] <text:s text:c="2"/>/usr/bin/readlink <text:s text:c="30"/>[ OK ]</text:p>
      <text:p text:style-name="Standard">[20:20:04] <text:s text:c="2"/>/usr/bin/rkhunter <text:s text:c="30"/>[ OK ]</text:p>
      <text:p text:style-name="Standard">[20:20:04] <text:s text:c="2"/>/usr/bin/runcon <text:s text:c="32"/>[ OK ]</text:p>
      <text:p text:style-name="Standard">[20:20:04] <text:s text:c="2"/>/usr/bin/sed <text:s text:c="35"/>[ OK ]</text:p>
      <text:p text:style-name="Standard">[20:20:04] <text:s text:c="2"/>/usr/bin/sh <text:s text:c="36"/>[ OK ]</text:p>
      <text:p text:style-name="Standard">[20:20:04] <text:s text:c="2"/>/usr/bin/sha1sum <text:s text:c="31"/>[ OK ]</text:p>
      <text:p text:style-name="Standard">[20:20:04] <text:s text:c="2"/>/usr/bin/sha224sum <text:s text:c="29"/>[ OK ]</text:p>
      <text:p text:style-name="Standard">[20:20:04] <text:s text:c="2"/>/usr/bin/sha256sum <text:s text:c="29"/>[ OK ]</text:p>
      <text:p text:style-name="Standard">[20:20:04] <text:s text:c="2"/>/usr/bin/sha384sum <text:s text:c="29"/>[ OK ]</text:p>
      <text:p text:style-name="Standard"><text:soft-page-break/>[20:20:04] <text:s text:c="2"/>/usr/bin/sha512sum <text:s text:c="29"/>[ OK ]</text:p>
      <text:p text:style-name="Standard">[20:20:04] <text:s text:c="2"/>/usr/bin/size <text:s text:c="34"/>[ OK ]</text:p>
      <text:p text:style-name="Standard">[20:20:04] <text:s text:c="2"/>/usr/bin/sort <text:s text:c="34"/>[ OK ]</text:p>
      <text:p text:style-name="Standard">[20:20:04] <text:s text:c="2"/>/usr/bin/ssh <text:s text:c="35"/>[ OK ]</text:p>
      <text:p text:style-name="Standard">[20:20:05] <text:s text:c="2"/>/usr/bin/stat <text:s text:c="34"/>[ OK ]</text:p>
      <text:p text:style-name="Standard">[20:20:05] <text:s text:c="2"/>/usr/bin/strings <text:s text:c="31"/>[ OK ]</text:p>
      <text:p text:style-name="Standard">[20:20:05] <text:s text:c="2"/>/usr/bin/su <text:s text:c="36"/>[ OK ]</text:p>
      <text:p text:style-name="Standard">[20:20:05] <text:s text:c="2"/>/usr/bin/sudo <text:s text:c="34"/>[ OK ]</text:p>
      <text:p text:style-name="Standard">[20:20:05] <text:s text:c="2"/>/usr/bin/tail <text:s text:c="34"/>[ OK ]</text:p>
      <text:p text:style-name="Standard">[20:20:05] <text:s text:c="2"/>/usr/bin/telnet <text:s text:c="32"/>[ OK ]</text:p>
      <text:p text:style-name="Standard">[20:20:05] <text:s text:c="2"/>/usr/bin/test <text:s text:c="34"/>[ OK ]</text:p>
      <text:p text:style-name="Standard">[20:20:05] <text:s text:c="2"/>/usr/bin/top <text:s text:c="35"/>[ OK ]</text:p>
      <text:p text:style-name="Standard">[20:20:05] <text:s text:c="2"/>/usr/bin/touch <text:s text:c="33"/>[ OK ]</text:p>
      <text:p text:style-name="Standard">[20:20:05] <text:s text:c="2"/>/usr/bin/tr <text:s text:c="36"/>[ OK ]</text:p>
      <text:p text:style-name="Standard">[20:20:05] <text:s text:c="2"/>/usr/bin/uname <text:s text:c="33"/>[ OK ]</text:p>
      <text:p text:style-name="Standard">[20:20:05] <text:s text:c="2"/>/usr/bin/uniq <text:s text:c="34"/>[ OK ]</text:p>
      <text:p text:style-name="Standard">[20:20:05] <text:s text:c="2"/>/usr/bin/users <text:s text:c="33"/>[ OK ]</text:p>
      <text:p text:style-name="Standard">[20:20:05] <text:s text:c="2"/>/usr/bin/vmstat <text:s text:c="32"/>[ OK ]</text:p>
      <text:p text:style-name="Standard">[20:20:05] <text:s text:c="2"/>/usr/bin/w <text:s text:c="37"/>[ OK ]</text:p>
      <text:p text:style-name="Standard">[20:20:05] <text:s text:c="2"/>/usr/bin/watch <text:s text:c="33"/>[ OK ]</text:p>
      <text:p text:style-name="Standard">[20:20:05] <text:s text:c="2"/>/usr/bin/wc <text:s text:c="36"/>[ OK ]</text:p>
      <text:p text:style-name="Standard">[20:20:05] <text:s text:c="2"/>/usr/bin/wget <text:s text:c="34"/>[ OK ]</text:p>
      <text:p text:style-name="Standard">[20:20:05] <text:s text:c="2"/>/usr/bin/whatis <text:s text:c="32"/>[ OK ]</text:p>
      <text:p text:style-name="Standard">[20:20:06] <text:s text:c="2"/>/usr/bin/whereis <text:s text:c="31"/>[ OK ]</text:p>
      <text:p text:style-name="Standard">[20:20:06] <text:s text:c="2"/>/usr/bin/which <text:s text:c="33"/>[ OK ]</text:p>
      <text:p text:style-name="Standard">[20:20:06] Info: Found file '/usr/bin/which': it is whitelisted for the 'script replacement' check.</text:p>
      <text:p text:style-name="Standard">[20:20:06] <text:s text:c="2"/>/usr/bin/who <text:s text:c="35"/>[ OK ]</text:p>
      <text:p text:style-name="Standard">[20:20:06] <text:s text:c="2"/>/usr/bin/whoami <text:s text:c="32"/>[ OK ]</text:p>
      <text:p text:style-name="Standard">[20:20:06] <text:s text:c="2"/>/usr/bin/numfmt <text:s text:c="32"/>[ OK ]</text:p>
      <text:p text:style-name="Standard">[20:20:06] <text:s text:c="2"/>/usr/bin/kmod <text:s text:c="34"/>[ OK ]</text:p>
      <text:p text:style-name="Standard">[20:20:06] <text:s text:c="2"/>/usr/bin/systemd <text:s text:c="31"/>[ OK ]</text:p>
      <text:p text:style-name="Standard">[20:20:06] <text:s text:c="2"/>/usr/bin/systemctl <text:s text:c="29"/>[ OK ]</text:p>
      <text:p text:style-name="Standard">[20:20:06] <text:s text:c="2"/>/usr/bin/gawk <text:s text:c="34"/>[ OK ]</text:p>
      <text:p text:style-name="Standard">[20:20:06] <text:s text:c="2"/>/usr/bin/lwp-request <text:s text:c="27"/>[ Warning ]</text:p>
      <text:p text:style-name="Standard">[20:20:06] Warning: The command '/usr/bin/lwp-request' has been replaced by a script: /usr/bin/lwp-request: Perl script text executable</text:p>
      <text:p text:style-name="Standard">[20:20:06] <text:s text:c="2"/>/usr/bin/bsd-mailx <text:s text:c="29"/>[ OK ]</text:p>
      <text:p text:style-name="Standard">[20:20:06] <text:s text:c="2"/>/usr/bin/dash <text:s text:c="34"/>[ OK ]</text:p>
      <text:p text:style-name="Standard">[20:20:06] <text:s text:c="2"/>/usr/bin/x86_64-linux-gnu-size <text:s text:c="17"/>[ OK ]</text:p>
      <text:p text:style-name="Standard">[20:20:06] <text:s text:c="2"/>/usr/bin/x86_64-linux-gnu-strings <text:s text:c="14"/>[ OK ]</text:p>
      <text:p text:style-name="Standard">[20:20:06] <text:s text:c="2"/>/usr/bin/telnet.netkit <text:s text:c="25"/>[ OK ]</text:p>
      <text:p text:style-name="Standard">[20:20:08] <text:s text:c="2"/>/usr/lib/systemd/systemd <text:s text:c="23"/>[ OK ]</text:p>
      <text:p text:style-name="Standard">[20:20:13]</text:p>
      <text:p text:style-name="Standard">[20:20:13] Info: Starting test name 'rootkits'</text:p>
      <text:p text:style-name="Standard">[20:20:13] Checking for rootkits...</text:p>
      <text:p text:style-name="Standard">[20:20:13]</text:p>
      <text:p text:style-name="Standard">[20:20:13] Info: Starting test name 'known_rkts'</text:p>
      <text:p text:style-name="Standard">[20:20:13] Performing check of known rootkit files and directories</text:p>
      <text:p text:style-name="Standard">[20:20:13]</text:p>
      <text:p text:style-name="Standard">[20:20:13] Checking for 55808 Trojan - Variant A...</text:p>
      <text:p text:style-name="Standard">[20:20:13] <text:s text:c="2"/>Checking for file '/tmp/.../r' <text:s text:c="17"/>[ Not found ]</text:p>
      <text:p text:style-name="Standard">[20:20:13] <text:s text:c="2"/>Checking for file '/tmp/.../a' <text:s text:c="17"/>[ Not found ]</text:p>
      <text:p text:style-name="Standard"><text:soft-page-break/>[20:20:13] 55808 Trojan - Variant A <text:s text:c="25"/>[ Not found ]</text:p>
      <text:p text:style-name="Standard">[20:20:13]</text:p>
      <text:p text:style-name="Standard">[20:20:13] Checking for ADM Worm...</text:p>
      <text:p text:style-name="Standard">[20:20:13] <text:s text:c="2"/>Checking for string 'w0rm' <text:s text:c="21"/>[ Not found ]</text:p>
      <text:p text:style-name="Standard">[20:20:13] ADM Worm <text:s text:c="41"/>[ Not found ]</text:p>
      <text:p text:style-name="Standard">[20:20:13]</text:p>
      <text:p text:style-name="Standard">[20:20:13] Checking for AjaKit Rootkit...</text:p>
      <text:p text:style-name="Standard">[20:20:13] <text:s text:c="2"/>Checking for file '/dev/tux/.addr' <text:s text:c="13"/>[ Not found ]</text:p>
      <text:p text:style-name="Standard">[20:20:13] <text:s text:c="2"/>Checking for file '/dev/tux/.proc' <text:s text:c="13"/>[ Not found ]</text:p>
      <text:p text:style-name="Standard">[20:20:13] <text:s text:c="2"/>Checking for file '/dev/tux/.file' <text:s text:c="13"/>[ Not found ]</text:p>
      <text:p text:style-name="Standard">[20:20:13] <text:s text:c="2"/>Checking for file '/lib/.libgh-gh/cleaner' <text:s text:c="5"/>[ Not found ]</text:p>
      <text:p text:style-name="Standard">[20:20:13] <text:s text:c="2"/>Checking for file '/lib/.libgh-gh/Patch/patch' <text:s/>[ Not found ]</text:p>
      <text:p text:style-name="Standard">[20:20:13] <text:s text:c="2"/>Checking for file '/lib/.libgh-gh/sb0k' <text:s text:c="8"/>[ Not found ]</text:p>
      <text:p text:style-name="Standard">[20:20:13] <text:s text:c="2"/>Checking for directory '/dev/tux' <text:s text:c="14"/>[ Not found ]</text:p>
      <text:p text:style-name="Standard">[20:20:13] <text:s text:c="2"/>Checking for directory '/lib/.libgh-gh' <text:s text:c="8"/>[ Not found ]</text:p>
      <text:p text:style-name="Standard">[20:20:13] AjaKit Rootkit <text:s text:c="35"/>[ Not found ]</text:p>
      <text:p text:style-name="Standard">[20:20:13]</text:p>
      <text:p text:style-name="Standard">[20:20:13] Checking for Adore Rootkit...</text:p>
      <text:p text:style-name="Standard">[20:20:13] <text:s text:c="2"/>Checking for file '/usr/secure' <text:s text:c="16"/>[ Not found ]</text:p>
      <text:p text:style-name="Standard">[20:20:13] <text:s text:c="2"/>Checking for file '/usr/doc/sys/qrt' <text:s text:c="11"/>[ Not found ]</text:p>
      <text:p text:style-name="Standard">[20:20:13] <text:s text:c="2"/>Checking for file '/usr/doc/sys/run' <text:s text:c="11"/>[ Not found ]</text:p>
      <text:p text:style-name="Standard">[20:20:13] <text:s text:c="2"/>Checking for file '/usr/doc/sys/crond' <text:s text:c="9"/>[ Not found ]</text:p>
      <text:p text:style-name="Standard">[20:20:13] <text:s text:c="2"/>Checking for file '/usr/sbin/kfd' <text:s text:c="14"/>[ Not found ]</text:p>
      <text:p text:style-name="Standard">[20:20:13] <text:s text:c="2"/>Checking for file '/usr/doc/kern/var' <text:s text:c="10"/>[ Not found ]</text:p>
      <text:p text:style-name="Standard">[20:20:13] <text:s text:c="2"/>Checking for file '/usr/doc/kern/string.o' <text:s text:c="5"/>[ Not found ]</text:p>
      <text:p text:style-name="Standard">[20:20:13] <text:s text:c="2"/>Checking for file '/usr/doc/kern/ava' <text:s text:c="10"/>[ Not found ]</text:p>
      <text:p text:style-name="Standard">[20:20:13] <text:s text:c="2"/>Checking for file '/usr/doc/kern/adore.o' <text:s text:c="6"/>[ Not found ]</text:p>
      <text:p text:style-name="Standard">[20:20:13] <text:s text:c="2"/>Checking for file '/var/log/ssh/old' <text:s text:c="11"/>[ Not found ]</text:p>
      <text:p text:style-name="Standard">[20:20:13] <text:s text:c="2"/>Checking for directory '/lib/security/.config/ssh' [ Not found ]</text:p>
      <text:p text:style-name="Standard">[20:20:13] <text:s text:c="2"/>Checking for directory '/usr/doc/kern' <text:s text:c="9"/>[ Not found ]</text:p>
      <text:p text:style-name="Standard">[20:20:13] <text:s text:c="2"/>Checking for directory '/usr/doc/backup' <text:s text:c="7"/>[ Not found ]</text:p>
      <text:p text:style-name="Standard">[20:20:13] <text:s text:c="2"/>Checking for directory '/usr/doc/backup/txt' <text:s text:c="3"/>[ Not found ]</text:p>
      <text:p text:style-name="Standard">[20:20:13] <text:s text:c="2"/>Checking for directory '/lib/backup' <text:s text:c="11"/>[ Not found ]</text:p>
      <text:p text:style-name="Standard">[20:20:13] <text:s text:c="2"/>Checking for directory '/lib/backup/txt' <text:s text:c="7"/>[ Not found ]</text:p>
      <text:p text:style-name="Standard">[20:20:13] <text:s text:c="2"/>Checking for directory '/usr/doc/work' <text:s text:c="9"/>[ Not found ]</text:p>
      <text:p text:style-name="Standard">[20:20:13] <text:s text:c="2"/>Checking for directory '/usr/doc/sys' <text:s text:c="10"/>[ Not found ]</text:p>
      <text:p text:style-name="Standard">[20:20:13] <text:s text:c="2"/>Checking for directory '/var/log/ssh' <text:s text:c="10"/>[ Not found ]</text:p>
      <text:p text:style-name="Standard">[20:20:13] <text:s text:c="2"/>Checking for directory '/usr/doc/.spool' <text:s text:c="7"/>[ Not found ]</text:p>
      <text:p text:style-name="Standard">[20:20:13] <text:s text:c="2"/>Checking for directory '/usr/lib/kterm' <text:s text:c="8"/>[ Not found ]</text:p>
      <text:p text:style-name="Standard">[20:20:13] Adore Rootkit <text:s text:c="36"/>[ Not found ]</text:p>
      <text:p text:style-name="Standard">[20:20:13]</text:p>
      <text:p text:style-name="Standard">[20:20:13] Checking for aPa Kit...</text:p>
      <text:p text:style-name="Standard">[20:20:13] <text:s text:c="2"/>Checking for file '/usr/share/.aPa' <text:s text:c="12"/>[ Not found ]</text:p>
      <text:p text:style-name="Standard">[20:20:13] aPa Kit <text:s text:c="42"/>[ Not found ]</text:p>
      <text:p text:style-name="Standard">[20:20:13]</text:p>
      <text:p text:style-name="Standard">[20:20:13] Checking for Apache Worm...</text:p>
      <text:p text:style-name="Standard">[20:20:13] <text:s text:c="2"/>Checking for file '/bin/.log' <text:s text:c="18"/>[ Not found ]</text:p>
      <text:p text:style-name="Standard">[20:20:13] Apache Worm <text:s text:c="38"/>[ Not found ]</text:p>
      <text:p text:style-name="Standard">[20:20:13]</text:p>
      <text:p text:style-name="Standard">[20:20:13] Checking for Ambient (ark) Rootkit...</text:p>
      <text:p text:style-name="Standard">[20:20:13] <text:s text:c="2"/>Checking for file '/usr/lib/.ark?' <text:s text:c="13"/>[ Not found ]</text:p>
      <text:p text:style-name="Standard">[20:20:13] <text:s text:c="2"/>Checking for file '/dev/ptyxx/.log' <text:s text:c="12"/>[ Not found ]</text:p>
      <text:p text:style-name="Standard"><text:soft-page-break/>[20:20:13] <text:s text:c="2"/>Checking for file '/dev/ptyxx/.file' <text:s text:c="11"/>[ Not found ]</text:p>
      <text:p text:style-name="Standard">[20:20:13] <text:s text:c="2"/>Checking for file '/dev/ptyxx/.proc' <text:s text:c="11"/>[ Not found ]</text:p>
      <text:p text:style-name="Standard">[20:20:13] <text:s text:c="2"/>Checking for file '/dev/ptyxx/.addr' <text:s text:c="11"/>[ Not found ]</text:p>
      <text:p text:style-name="Standard">[20:20:13] <text:s text:c="2"/>Checking for directory '/dev/ptyxx' <text:s text:c="12"/>[ Not found ]</text:p>
      <text:p text:style-name="Standard">[20:20:13] Ambient (ark) Rootkit <text:s text:c="28"/>[ Not found ]</text:p>
      <text:p text:style-name="Standard">[20:20:13]</text:p>
      <text:p text:style-name="Standard">[20:20:13] Checking for Balaur Rootkit...</text:p>
      <text:p text:style-name="Standard">[20:20:13] <text:s text:c="2"/>Checking for file '/usr/lib/liblog.o' <text:s text:c="10"/>[ Not found ]</text:p>
      <text:p text:style-name="Standard">[20:20:13] <text:s text:c="2"/>Checking for directory '/usr/lib/.kinetic' <text:s text:c="5"/>[ Not found ]</text:p>
      <text:p text:style-name="Standard">[20:20:13] <text:s text:c="2"/>Checking for directory '/usr/lib/.egcs' <text:s text:c="8"/>[ Not found ]</text:p>
      <text:p text:style-name="Standard">[20:20:13] <text:s text:c="2"/>Checking for directory '/usr/lib/.wormie' <text:s text:c="6"/>[ Not found ]</text:p>
      <text:p text:style-name="Standard">[20:20:13] Balaur Rootkit <text:s text:c="35"/>[ Not found ]</text:p>
      <text:p text:style-name="Standard">[20:20:13]</text:p>
      <text:p text:style-name="Standard">[20:20:13] Checking for BeastKit Rootkit...</text:p>
      <text:p text:style-name="Standard">[20:20:13] <text:s text:c="2"/>Checking for file '/usr/sbin/arobia' <text:s text:c="11"/>[ Not found ]</text:p>
      <text:p text:style-name="Standard">[20:20:13] <text:s text:c="2"/>Checking for file '/usr/sbin/idrun' <text:s text:c="12"/>[ Not found ]</text:p>
      <text:p text:style-name="Standard">[20:20:13] <text:s text:c="2"/>Checking for file '/usr/lib/elm/arobia/elm' <text:s text:c="4"/>[ Not found ]</text:p>
      <text:p text:style-name="Standard">[20:20:13] <text:s text:c="2"/>Checking for file '/usr/lib/elm/arobia/elm/hk' <text:s/>[ Not found ]</text:p>
      <text:p text:style-name="Standard">[20:20:13] <text:s text:c="2"/>Checking for file '/usr/lib/elm/arobia/elm/hk.pub' [ Not found ]</text:p>
      <text:p text:style-name="Standard">[20:20:14] <text:s text:c="2"/>Checking for file '/usr/lib/elm/arobia/elm/sc' <text:s/>[ Not found ]</text:p>
      <text:p text:style-name="Standard">[20:20:14] <text:s text:c="2"/>Checking for file '/usr/lib/elm/arobia/elm/sd.pp' [ Not found ]</text:p>
      <text:p text:style-name="Standard">[20:20:14] <text:s text:c="2"/>Checking for file '/usr/lib/elm/arobia/elm/sdco' [ Not found ]</text:p>
      <text:p text:style-name="Standard">[20:20:14] <text:s text:c="2"/>Checking for file '/usr/lib/elm/arobia/elm/srsd' [ Not found ]</text:p>
      <text:p text:style-name="Standard">[20:20:14] <text:s text:c="2"/>Checking for directory '/lib/ldd.so/bktools' <text:s text:c="3"/>[ Not found ]</text:p>
      <text:p text:style-name="Standard">[20:20:14] BeastKit Rootkit <text:s text:c="33"/>[ Not found ]</text:p>
      <text:p text:style-name="Standard">[20:20:14]</text:p>
      <text:p text:style-name="Standard">[20:20:14] Checking for beX2 Rootkit...</text:p>
      <text:p text:style-name="Standard">[20:20:14] <text:s text:c="2"/>Checking for file '/usr/info/termcap.info-5.gz' [ Not found ]</text:p>
      <text:p text:style-name="Standard">[20:20:14] <text:s text:c="2"/>Checking for file '/usr/bin/sshd2' <text:s text:c="13"/>[ Not found ]</text:p>
      <text:p text:style-name="Standard">[20:20:14] <text:s text:c="2"/>Checking for directory '/usr/include/bex' <text:s text:c="6"/>[ Not found ]</text:p>
      <text:p text:style-name="Standard">[20:20:14] beX2 Rootkit <text:s text:c="37"/>[ Not found ]</text:p>
      <text:p text:style-name="Standard">[20:20:14]</text:p>
      <text:p text:style-name="Standard">[20:20:14] Checking for BOBKit Rootkit...</text:p>
      <text:p text:style-name="Standard">[20:20:14] <text:s text:c="2"/>Checking for file '/usr/sbin/ntpsx' <text:s text:c="12"/>[ Not found ]</text:p>
      <text:p text:style-name="Standard">[20:20:14] <text:s text:c="2"/>Checking for file '/usr/sbin/.../bkit-ava' <text:s text:c="5"/>[ Not found ]</text:p>
      <text:p text:style-name="Standard">[20:20:14] <text:s text:c="2"/>Checking for file '/usr/sbin/.../bkit-d' <text:s text:c="7"/>[ Not found ]</text:p>
      <text:p text:style-name="Standard">[20:20:14] <text:s text:c="2"/>Checking for file '/usr/sbin/.../bkit-shd' <text:s text:c="5"/>[ Not found ]</text:p>
      <text:p text:style-name="Standard">[20:20:14] <text:s text:c="2"/>Checking for file '/usr/sbin/.../bkit-f' <text:s text:c="7"/>[ Not found ]</text:p>
      <text:p text:style-name="Standard">[20:20:14] <text:s text:c="2"/>Checking for file '/usr/include/.../proc.h' <text:s text:c="4"/>[ Not found ]</text:p>
      <text:p text:style-name="Standard">[20:20:14] <text:s text:c="2"/>Checking for file '/usr/include/.../.bash_history' [ Not found ]</text:p>
      <text:p text:style-name="Standard">[20:20:14] <text:s text:c="2"/>Checking for file '/usr/include/.../bkit-get' <text:s text:c="2"/>[ Not found ]</text:p>
      <text:p text:style-name="Standard">[20:20:14] <text:s text:c="2"/>Checking for file '/usr/include/.../bkit-dl' <text:s text:c="3"/>[ Not found ]</text:p>
      <text:p text:style-name="Standard">[20:20:14] <text:s text:c="2"/>Checking for file '/usr/include/.../bkit-screen' [ Not found ]</text:p>
      <text:p text:style-name="Standard">[20:20:14] <text:s text:c="2"/>Checking for file '/usr/include/.../bkit-sleep' [ Not found ]</text:p>
      <text:p text:style-name="Standard">[20:20:14] <text:s text:c="2"/>Checking for file '/usr/lib/.../bkit-adore.o' <text:s text:c="2"/>[ Not found ]</text:p>
      <text:p text:style-name="Standard">[20:20:14] <text:s text:c="2"/>Checking for file '/usr/lib/.../ls' <text:s text:c="12"/>[ Not found ]</text:p>
      <text:p text:style-name="Standard">[20:20:14] <text:s text:c="2"/>Checking for file '/usr/lib/.../netstat' <text:s text:c="7"/>[ Not found ]</text:p>
      <text:p text:style-name="Standard">[20:20:14] <text:s text:c="2"/>Checking for file '/usr/lib/.../lsof' <text:s text:c="10"/>[ Not found ]</text:p>
      <text:p text:style-name="Standard">[20:20:14] <text:s text:c="2"/>Checking for file '/usr/lib/.../bkit-ssh/bkit-shdcfg' [ Not found ]</text:p>
      <text:p text:style-name="Standard">[20:20:14] <text:s text:c="2"/>Checking for file '/usr/lib/.../bkit-ssh/bkit-shhk' [ Not found ]</text:p>
      <text:p text:style-name="Standard">[20:20:14] <text:s text:c="2"/>Checking for file '/usr/lib/.../bkit-ssh/bkit-pw' [ Not found ]</text:p>
      <text:p text:style-name="Standard">[20:20:14] <text:s text:c="2"/>Checking for file '/usr/lib/.../bkit-ssh/bkit-shrs' [ Not found ]</text:p>
      <text:p text:style-name="Standard"><text:soft-page-break/>[20:20:14] <text:s text:c="2"/>Checking for file '/usr/lib/.../bkit-ssh/bkit-mots' [ Not found ]</text:p>
      <text:p text:style-name="Standard">[20:20:14] <text:s text:c="2"/>Checking for file '/usr/lib/.../uconf.inv' <text:s text:c="5"/>[ Not found ]</text:p>
      <text:p text:style-name="Standard">[20:20:14] <text:s text:c="2"/>Checking for file '/usr/lib/.../psr' <text:s text:c="11"/>[ Not found ]</text:p>
      <text:p text:style-name="Standard">[20:20:14] <text:s text:c="2"/>Checking for file '/usr/lib/.../find' <text:s text:c="10"/>[ Not found ]</text:p>
      <text:p text:style-name="Standard">[20:20:14] <text:s text:c="2"/>Checking for file '/usr/lib/.../pstree' <text:s text:c="8"/>[ Not found ]</text:p>
      <text:p text:style-name="Standard">[20:20:14] <text:s text:c="2"/>Checking for file '/usr/lib/.../slocate' <text:s text:c="7"/>[ Not found ]</text:p>
      <text:p text:style-name="Standard">[20:20:14] <text:s text:c="2"/>Checking for file '/usr/lib/.../du' <text:s text:c="12"/>[ Not found ]</text:p>
      <text:p text:style-name="Standard">[20:20:14] <text:s text:c="2"/>Checking for file '/usr/lib/.../top' <text:s text:c="11"/>[ Not found ]</text:p>
      <text:p text:style-name="Standard">[20:20:14] <text:s text:c="2"/>Checking for directory '/usr/sbin/...' <text:s text:c="9"/>[ Not found ]</text:p>
      <text:p text:style-name="Standard">[20:20:14] <text:s text:c="2"/>Checking for directory '/usr/include/...' <text:s text:c="6"/>[ Not found ]</text:p>
      <text:p text:style-name="Standard">[20:20:14] <text:s text:c="2"/>Checking for directory '/usr/include/.../.tmp' <text:s/>[ Not found ]</text:p>
      <text:p text:style-name="Standard">[20:20:14] <text:s text:c="2"/>Checking for directory '/usr/lib/...' <text:s text:c="10"/>[ Not found ]</text:p>
      <text:p text:style-name="Standard">[20:20:14] <text:s text:c="2"/>Checking for directory '/usr/lib/.../.ssh' <text:s text:c="5"/>[ Not found ]</text:p>
      <text:p text:style-name="Standard">[20:20:14] <text:s text:c="2"/>Checking for directory '/usr/lib/.../bkit-ssh' <text:s/>[ Not found ]</text:p>
      <text:p text:style-name="Standard">[20:20:14] <text:s text:c="2"/>Checking for directory '/usr/lib/.bkit-' <text:s text:c="7"/>[ Not found ]</text:p>
      <text:p text:style-name="Standard">[20:20:14] <text:s text:c="2"/>Checking for directory '/tmp/.bkp' <text:s text:c="13"/>[ Not found ]</text:p>
      <text:p text:style-name="Standard">[20:20:14] BOBKit Rootkit <text:s text:c="35"/>[ Not found ]</text:p>
      <text:p text:style-name="Standard">[20:20:14]</text:p>
      <text:p text:style-name="Standard">[20:20:14] Checking for cb Rootkit...</text:p>
      <text:p text:style-name="Standard">[20:20:14] <text:s text:c="2"/>Checking for file '/dev/srd0' <text:s text:c="18"/>[ Not found ]</text:p>
      <text:p text:style-name="Standard">[20:20:14] <text:s text:c="2"/>Checking for file '/lib/libproc.so.2.0.6' <text:s text:c="6"/>[ Not found ]</text:p>
      <text:p text:style-name="Standard">[20:20:14] <text:s text:c="2"/>Checking for file '/dev/mounnt' <text:s text:c="16"/>[ Not found ]</text:p>
      <text:p text:style-name="Standard">[20:20:15] <text:s text:c="2"/>Checking for file '/etc/rc.d/init.d/init' <text:s text:c="6"/>[ Not found ]</text:p>
      <text:p text:style-name="Standard">[20:20:15] <text:s text:c="2"/>Checking for file '/usr/bin/.zeen/..&lt;SP&gt;/cl' <text:s text:c="3"/>[ Not found ]</text:p>
      <text:p text:style-name="Standard">[20:20:15] <text:s text:c="2"/>Checking for file '/usr/bin/.zeen/..&lt;SP&gt;/.x.tgz' [ Not found ]</text:p>
      <text:p text:style-name="Standard">[20:20:15] <text:s text:c="2"/>Checking for file '/usr/bin/.zeen/..&lt;SP&gt;/statdx' [ Not found ]</text:p>
      <text:p text:style-name="Standard">[20:20:15] <text:s text:c="2"/>Checking for file '/usr/bin/.zeen/..&lt;SP&gt;/wted' <text:s/>[ Not found ]</text:p>
      <text:p text:style-name="Standard">[20:20:15] <text:s text:c="2"/>Checking for file '/usr/bin/.zeen/..&lt;SP&gt;/write' [ Not found ]</text:p>
      <text:p text:style-name="Standard">[20:20:15] <text:s text:c="2"/>Checking for file '/usr/bin/.zeen/..&lt;SP&gt;/scan' <text:s/>[ Not found ]</text:p>
      <text:p text:style-name="Standard">[20:20:15] <text:s text:c="2"/>Checking for file '/usr/bin/.zeen/..&lt;SP&gt;/sc' <text:s text:c="3"/>[ Not found ]</text:p>
      <text:p text:style-name="Standard">[20:20:15] <text:s text:c="2"/>Checking for file '/usr/bin/.zeen/..&lt;SP&gt;/sl2' <text:s text:c="2"/>[ Not found ]</text:p>
      <text:p text:style-name="Standard">[20:20:15] <text:s text:c="2"/>Checking for file '/usr/bin/.zeen/..&lt;SP&gt;/wroot' [ Not found ]</text:p>
      <text:p text:style-name="Standard">[20:20:15] <text:s text:c="2"/>Checking for file '/usr/bin/.zeen/..&lt;SP&gt;/wscan' [ Not found ]</text:p>
      <text:p text:style-name="Standard">[20:20:15] <text:s text:c="2"/>Checking for file '/usr/bin/.zeen/..&lt;SP&gt;/wu' <text:s text:c="3"/>[ Not found ]</text:p>
      <text:p text:style-name="Standard">[20:20:15] <text:s text:c="2"/>Checking for file '/usr/bin/.zeen/..&lt;SP&gt;/v' <text:s text:c="4"/>[ Not found ]</text:p>
      <text:p text:style-name="Standard">[20:20:15] <text:s text:c="2"/>Checking for file '/usr/bin/.zeen/..&lt;SP&gt;/read' <text:s/>[ Not found ]</text:p>
      <text:p text:style-name="Standard">[20:20:15] <text:s text:c="2"/>Checking for file '/usr/lib/sshrc' <text:s text:c="13"/>[ Not found ]</text:p>
      <text:p text:style-name="Standard">[20:20:15] <text:s text:c="2"/>Checking for file '/usr/lib/ssh_host_key' <text:s text:c="6"/>[ Not found ]</text:p>
      <text:p text:style-name="Standard">[20:20:15] <text:s text:c="2"/>Checking for file '/usr/lib/ssh_host_key.pub' <text:s text:c="2"/>[ Not found ]</text:p>
      <text:p text:style-name="Standard">[20:20:15] <text:s text:c="2"/>Checking for file '/usr/lib/ssh_random_seed' <text:s text:c="3"/>[ Not found ]</text:p>
      <text:p text:style-name="Standard">[20:20:15] <text:s text:c="2"/>Checking for file '/usr/lib/sshd_config' <text:s text:c="7"/>[ Not found ]</text:p>
      <text:p text:style-name="Standard">[20:20:15] <text:s text:c="2"/>Checking for file '/usr/lib/shosts.equiv' <text:s text:c="6"/>[ Not found ]</text:p>
      <text:p text:style-name="Standard">[20:20:15] <text:s text:c="2"/>Checking for file '/usr/lib/ssh_known_hosts' <text:s text:c="3"/>[ Not found ]</text:p>
      <text:p text:style-name="Standard">[20:20:15] <text:s text:c="2"/>Checking for file '/u/zappa/.ssh/pid' <text:s text:c="10"/>[ Not found ]</text:p>
      <text:p text:style-name="Standard">[20:20:15] <text:s text:c="2"/>Checking for file '/usr/bin/.system/..&lt;SP&gt;/tcp.log' [ Not found ]</text:p>
      <text:p text:style-name="Standard">[20:20:15] <text:s text:c="2"/>Checking for file '/usr/bin/.zeen/..&lt;SP&gt;/curatare/attrib' [ Not found ]</text:p>
      <text:p text:style-name="Standard">[20:20:15] <text:s text:c="2"/>Checking for file '/usr/bin/.zeen/..&lt;SP&gt;/curatare/chattr' [ Not found ]</text:p>
      <text:p text:style-name="Standard">[20:20:15] <text:s text:c="2"/>Checking for file '/usr/bin/.zeen/..&lt;SP&gt;/curatare/ps' [ Not found ]</text:p>
      <text:p text:style-name="Standard">[20:20:15] <text:s text:c="2"/>Checking for file '/usr/bin/.zeen/..&lt;SP&gt;/curatare/pstree' [ Not found ]</text:p>
      <text:p text:style-name="Standard">[20:20:15] <text:s text:c="2"/>Checking for file '/usr/bin/.system/..&lt;SP&gt;/.x/xC.o' [ Not found ]</text:p>
      <text:p text:style-name="Standard">[20:20:15] <text:s text:c="2"/>Checking for directory '/usr/bin/.zeen' <text:s text:c="8"/>[ Not found ]</text:p>
      <text:p text:style-name="Standard">[20:20:15] <text:s text:c="2"/>Checking for directory '/usr/bin/.zeen/..&lt;SP&gt;/curatare' [ Not found ]</text:p>
      <text:p text:style-name="Standard"><text:soft-page-break/>[20:20:15] <text:s text:c="2"/>Checking for directory '/usr/bin/.zeen/..&lt;SP&gt;/scan' [ Not found ]</text:p>
      <text:p text:style-name="Standard">[20:20:15] <text:s text:c="2"/>Checking for directory '/usr/bin/.system/..&lt;SP&gt;' [ Not found ]</text:p>
      <text:p text:style-name="Standard">[20:20:15] cb Rootkit <text:s text:c="39"/>[ Not found ]</text:p>
      <text:p text:style-name="Standard">[20:20:15]</text:p>
      <text:p text:style-name="Standard">[20:20:15] Checking for CiNIK Worm (Slapper.B variant)...</text:p>
      <text:p text:style-name="Standard">[20:20:15] <text:s text:c="2"/>Checking for file '/tmp/.cinik' <text:s text:c="16"/>[ Not found ]</text:p>
      <text:p text:style-name="Standard">[20:20:15] <text:s text:c="2"/>Checking for directory '/tmp/.font-unix/.cinik' [ Not found ]</text:p>
      <text:p text:style-name="Standard">[20:20:15] CiNIK Worm (Slapper.B variant) <text:s text:c="19"/>[ Not found ]</text:p>
      <text:p text:style-name="Standard">[20:20:15]</text:p>
      <text:p text:style-name="Standard">[20:20:15] Checking for Danny-Boy's Abuse Kit...</text:p>
      <text:p text:style-name="Standard">[20:20:15] <text:s text:c="2"/>Checking for file '/dev/mdev' <text:s text:c="18"/>[ Not found ]</text:p>
      <text:p text:style-name="Standard">[20:20:15] <text:s text:c="2"/>Checking for file '/usr/lib/libX.a' <text:s text:c="12"/>[ Not found ]</text:p>
      <text:p text:style-name="Standard">[20:20:15] Danny-Boy's Abuse Kit <text:s text:c="28"/>[ Not found ]</text:p>
      <text:p text:style-name="Standard">[20:20:15]</text:p>
      <text:p text:style-name="Standard">[20:20:15] Checking for Devil RootKit...</text:p>
      <text:p text:style-name="Standard">[20:20:15] <text:s text:c="2"/>Checking for file '/var/lib/games/.src' <text:s text:c="8"/>[ Not found ]</text:p>
      <text:p text:style-name="Standard">[20:20:15] <text:s text:c="2"/>Checking for file '/dev/dsx' <text:s text:c="19"/>[ Not found ]</text:p>
      <text:p text:style-name="Standard">[20:20:15] <text:s text:c="2"/>Checking for file '/dev/caca' <text:s text:c="18"/>[ Not found ]</text:p>
      <text:p text:style-name="Standard">[20:20:15] <text:s text:c="2"/>Checking for file '/dev/pro' <text:s text:c="19"/>[ Not found ]</text:p>
      <text:p text:style-name="Standard">[20:20:15] <text:s text:c="2"/>Checking for file '/bin/bye' <text:s text:c="19"/>[ Not found ]</text:p>
      <text:p text:style-name="Standard">[20:20:15] <text:s text:c="2"/>Checking for file '/bin/homedir' <text:s text:c="15"/>[ Not found ]</text:p>
      <text:p text:style-name="Standard">[20:20:15] <text:s text:c="2"/>Checking for file '/usr/bin/xfss' <text:s text:c="14"/>[ Not found ]</text:p>
      <text:p text:style-name="Standard">[20:20:15] <text:s text:c="2"/>Checking for file '/usr/sbin/tzava' <text:s text:c="12"/>[ Not found ]</text:p>
      <text:p text:style-name="Standard">[20:20:15] <text:s text:c="2"/>Checking for file '/usr/doc/tar/.../.dracusor/stuff/holber' [ Not found ]</text:p>
      <text:p text:style-name="Standard">[20:20:15] <text:s text:c="2"/>Checking for file '/usr/doc/tar/.../.dracusor/stuff/sense' [ Not found ]</text:p>
      <text:p text:style-name="Standard">[20:20:15] <text:s text:c="2"/>Checking for file '/usr/doc/tar/.../.dracusor/stuff/clear' [ Not found ]</text:p>
      <text:p text:style-name="Standard">[20:20:15] <text:s text:c="2"/>Checking for file '/usr/doc/tar/.../.dracusor/stuff/tzava' [ Not found ]</text:p>
      <text:p text:style-name="Standard">[20:20:15] <text:s text:c="2"/>Checking for file '/usr/doc/tar/.../.dracusor/stuff/citeste' [ Not found ]</text:p>
      <text:p text:style-name="Standard">[20:20:15] <text:s text:c="2"/>Checking for file '/usr/doc/tar/.../.dracusor/stuff/killrk' [ Not found ]</text:p>
      <text:p text:style-name="Standard">[20:20:15] <text:s text:c="2"/>Checking for file '/usr/doc/tar/.../.dracusor/stuff/searchlog' [ Not found ]</text:p>
      <text:p text:style-name="Standard">[20:20:15] <text:s text:c="2"/>Checking for file '/usr/doc/tar/.../.dracusor/stuff/gaoaza' [ Not found ]</text:p>
      <text:p text:style-name="Standard">[20:20:15] <text:s text:c="2"/>Checking for file '/usr/doc/tar/.../.dracusor/stuff/cleaner' [ Not found ]</text:p>
      <text:p text:style-name="Standard">[20:20:15] <text:s text:c="2"/>Checking for file '/usr/doc/tar/.../.dracusor/stuff/shk' [ Not found ]</text:p>
      <text:p text:style-name="Standard">[20:20:15] <text:s text:c="2"/>Checking for file '/usr/doc/tar/.../.dracusor/stuff/srs' [ Not found ]</text:p>
      <text:p text:style-name="Standard">[20:20:15] <text:s text:c="2"/>Checking for file '/usr/doc/tar/.../.dracusor/utile.tgz' [ Not found ]</text:p>
      <text:p text:style-name="Standard">[20:20:15] <text:s text:c="2"/>Checking for file '/usr/doc/tar/.../.dracusor/webpage' [ Not found ]</text:p>
      <text:p text:style-name="Standard">[20:20:15] <text:s text:c="2"/>Checking for file '/usr/doc/tar/.../.dracusor/getpsy' [ Not found ]</text:p>
      <text:p text:style-name="Standard">[20:20:15] <text:s text:c="2"/>Checking for file '/usr/doc/tar/.../.dracusor/getbnc' [ Not found ]</text:p>
      <text:p text:style-name="Standard">[20:20:15] <text:s text:c="2"/>Checking for file '/usr/doc/tar/.../.dracusor/getemech' [ Not found ]</text:p>
      <text:p text:style-name="Standard">[20:20:15] <text:s text:c="2"/>Checking for file '/usr/doc/tar/.../.dracusor/localroot.sh' [ Not found ]</text:p>
      <text:p text:style-name="Standard">[20:20:15] <text:s text:c="2"/>Checking for file '/usr/doc/tar/.../.dracusor/stuff/old/sense' [ Not found ]</text:p>
      <text:p text:style-name="Standard">[20:20:15] <text:s text:c="2"/>Checking for directory '/usr/doc/tar/.../.dracusor' [ Not found ]</text:p>
      <text:p text:style-name="Standard">[20:20:15] Devil RootKit <text:s text:c="36"/>[ Not found ]</text:p>
      <text:p text:style-name="Standard">[20:20:15]</text:p>
      <text:p text:style-name="Standard">[20:20:15] Checking for Diamorphine LKM...</text:p>
      <text:p text:style-name="Standard">[20:20:15] <text:s text:c="2"/>Checking for kernel symbol 'diamorphine' <text:s text:c="7"/>[ Not found ]</text:p>
      <text:p text:style-name="Standard">[20:20:15] <text:s text:c="2"/>Checking for kernel symbol 'module_hide' <text:s text:c="7"/>[ Not found ]</text:p>
      <text:p text:style-name="Standard">[20:20:15] <text:s text:c="2"/>Checking for kernel symbol 'module_hidden' <text:s text:c="5"/>[ Not found ]</text:p>
      <text:p text:style-name="Standard">[20:20:15] <text:s text:c="2"/>Checking for kernel symbol 'is_invisible' <text:s text:c="6"/>[ Not found ]</text:p>
      <text:p text:style-name="Standard">[20:20:16] <text:s text:c="2"/>Checking for kernel symbol 'hacked_getdents' <text:s text:c="3"/>[ Not found ]</text:p>
      <text:p text:style-name="Standard">[20:20:16] <text:s text:c="2"/>Checking for kernel symbol 'hacked_kill' <text:s text:c="7"/>[ Not found ]</text:p>
      <text:p text:style-name="Standard">[20:20:16] Diamorphine LKM <text:s text:c="34"/>[ Not found ]</text:p>
      <text:p text:style-name="Standard"><text:soft-page-break/>[20:20:16]</text:p>
      <text:p text:style-name="Standard">[20:20:16] Checking for Dica-Kit Rootkit...</text:p>
      <text:p text:style-name="Standard">[20:20:16] <text:s text:c="2"/>Checking for file '/lib/.sso' <text:s text:c="18"/>[ Not found ]</text:p>
      <text:p text:style-name="Standard">[20:20:16] <text:s text:c="2"/>Checking for file '/lib/.so' <text:s text:c="19"/>[ Not found ]</text:p>
      <text:p text:style-name="Standard">[20:20:16] <text:s text:c="2"/>Checking for file '/var/run/...dica/clean' <text:s text:c="5"/>[ Not found ]</text:p>
      <text:p text:style-name="Standard">[20:20:16] <text:s text:c="2"/>Checking for file '/var/run/...dica/dxr' <text:s text:c="7"/>[ Not found ]</text:p>
      <text:p text:style-name="Standard">[20:20:16] <text:s text:c="2"/>Checking for file '/var/run/...dica/read' <text:s text:c="6"/>[ Not found ]</text:p>
      <text:p text:style-name="Standard">[20:20:16] <text:s text:c="2"/>Checking for file '/var/run/...dica/write' <text:s text:c="5"/>[ Not found ]</text:p>
      <text:p text:style-name="Standard">[20:20:16] <text:s text:c="2"/>Checking for file '/var/run/...dica/lf' <text:s text:c="8"/>[ Not found ]</text:p>
      <text:p text:style-name="Standard">[20:20:16] <text:s text:c="2"/>Checking for file '/var/run/...dica/xl' <text:s text:c="8"/>[ Not found ]</text:p>
      <text:p text:style-name="Standard">[20:20:16] <text:s text:c="2"/>Checking for file '/var/run/...dica/xdr' <text:s text:c="7"/>[ Not found ]</text:p>
      <text:p text:style-name="Standard">[20:20:16] <text:s text:c="2"/>Checking for file '/var/run/...dica/psg' <text:s text:c="7"/>[ Not found ]</text:p>
      <text:p text:style-name="Standard">[20:20:16] <text:s text:c="2"/>Checking for file '/var/run/...dica/secure' <text:s text:c="4"/>[ Not found ]</text:p>
      <text:p text:style-name="Standard">[20:20:16] <text:s text:c="2"/>Checking for file '/var/run/...dica/rdx' <text:s text:c="7"/>[ Not found ]</text:p>
      <text:p text:style-name="Standard">[20:20:16] <text:s text:c="2"/>Checking for file '/var/run/...dica/va' <text:s text:c="8"/>[ Not found ]</text:p>
      <text:p text:style-name="Standard">[20:20:16] <text:s text:c="2"/>Checking for file '/var/run/...dica/cl.sh' <text:s text:c="5"/>[ Not found ]</text:p>
      <text:p text:style-name="Standard">[20:20:16] <text:s text:c="2"/>Checking for file '/var/run/...dica/last.log' <text:s text:c="2"/>[ Not found ]</text:p>
      <text:p text:style-name="Standard">[20:20:16] <text:s text:c="2"/>Checking for file '/usr/bin/.etc' <text:s text:c="14"/>[ Not found ]</text:p>
      <text:p text:style-name="Standard">[20:20:16] <text:s text:c="2"/>Checking for file '/etc/sshd_config' <text:s text:c="11"/>[ Not found ]</text:p>
      <text:p text:style-name="Standard">[20:20:16] <text:s text:c="2"/>Checking for file '/etc/ssh_host_key' <text:s text:c="10"/>[ Not found ]</text:p>
      <text:p text:style-name="Standard">[20:20:16] <text:s text:c="2"/>Checking for file '/etc/ssh_random_seed' <text:s text:c="7"/>[ Not found ]</text:p>
      <text:p text:style-name="Standard">[20:20:16] <text:s text:c="2"/>Checking for directory '/var/run/...dica' <text:s text:c="6"/>[ Not found ]</text:p>
      <text:p text:style-name="Standard">[20:20:16] <text:s text:c="2"/>Checking for directory '/var/run/...dica/mh' <text:s text:c="3"/>[ Not found ]</text:p>
      <text:p text:style-name="Standard">[20:20:16] <text:s text:c="2"/>Checking for directory '/var/run/...dica/scan' <text:s/>[ Not found ]</text:p>
      <text:p text:style-name="Standard">[20:20:16] Dica-Kit Rootkit <text:s text:c="33"/>[ Not found ]</text:p>
      <text:p text:style-name="Standard">[20:20:16]</text:p>
      <text:p text:style-name="Standard">[20:20:16] Checking for Dreams Rootkit...</text:p>
      <text:p text:style-name="Standard">[20:20:16] <text:s text:c="2"/>Checking for file '/dev/ttyoa' <text:s text:c="17"/>[ Not found ]</text:p>
      <text:p text:style-name="Standard">[20:20:16] <text:s text:c="2"/>Checking for file '/dev/ttyof' <text:s text:c="17"/>[ Not found ]</text:p>
      <text:p text:style-name="Standard">[20:20:16] <text:s text:c="2"/>Checking for file '/dev/ttyop' <text:s text:c="17"/>[ Not found ]</text:p>
      <text:p text:style-name="Standard">[20:20:16] <text:s text:c="2"/>Checking for file '/usr/bin/sense' <text:s text:c="13"/>[ Not found ]</text:p>
      <text:p text:style-name="Standard">[20:20:16] <text:s text:c="2"/>Checking for file '/usr/bin/sl2' <text:s text:c="15"/>[ Not found ]</text:p>
      <text:p text:style-name="Standard">[20:20:16] <text:s text:c="2"/>Checking for file '/usr/bin/logclear' <text:s text:c="10"/>[ Not found ]</text:p>
      <text:p text:style-name="Standard">[20:20:16] <text:s text:c="2"/>Checking for file '/usr/bin/(swapd)' <text:s text:c="11"/>[ Not found ]</text:p>
      <text:p text:style-name="Standard">[20:20:16] <text:s text:c="2"/>Checking for file '/usr/bin/initrd' <text:s text:c="12"/>[ Not found ]</text:p>
      <text:p text:style-name="Standard">[20:20:16] <text:s text:c="2"/>Checking for file '/usr/bin/crontabs' <text:s text:c="10"/>[ Not found ]</text:p>
      <text:p text:style-name="Standard">[20:20:16] <text:s text:c="2"/>Checking for file '/usr/bin/snfs' <text:s text:c="14"/>[ Not found ]</text:p>
      <text:p text:style-name="Standard">[20:20:16] <text:s text:c="2"/>Checking for file '/usr/lib/libsss' <text:s text:c="12"/>[ Not found ]</text:p>
      <text:p text:style-name="Standard">[20:20:16] <text:s text:c="2"/>Checking for file '/usr/lib/libsnf.log' <text:s text:c="8"/>[ Not found ]</text:p>
      <text:p text:style-name="Standard">[20:20:16] <text:s text:c="2"/>Checking for file '/usr/lib/libshtift/top' <text:s text:c="5"/>[ Not found ]</text:p>
      <text:p text:style-name="Standard">[20:20:16] <text:s text:c="2"/>Checking for file '/usr/lib/libshtift/ps' <text:s text:c="6"/>[ Not found ]</text:p>
      <text:p text:style-name="Standard">[20:20:16] <text:s text:c="2"/>Checking for file '/usr/lib/libshtift/netstat' <text:s/>[ Not found ]</text:p>
      <text:p text:style-name="Standard">[20:20:16] <text:s text:c="2"/>Checking for file '/usr/lib/libshtift/ls' <text:s text:c="6"/>[ Not found ]</text:p>
      <text:p text:style-name="Standard">[20:20:16] <text:s text:c="2"/>Checking for file '/usr/lib/libshtift/ifconfig' [ Not found ]</text:p>
      <text:p text:style-name="Standard">[20:20:16] <text:s text:c="2"/>Checking for file '/usr/include/linseed.h' <text:s text:c="5"/>[ Not found ]</text:p>
      <text:p text:style-name="Standard">[20:20:16] <text:s text:c="2"/>Checking for file '/usr/include/linpid.h' <text:s text:c="6"/>[ Not found ]</text:p>
      <text:p text:style-name="Standard">[20:20:16] <text:s text:c="2"/>Checking for file '/usr/include/linkey.h' <text:s text:c="6"/>[ Not found ]</text:p>
      <text:p text:style-name="Standard">[20:20:16] <text:s text:c="2"/>Checking for file '/usr/include/linconf.h' <text:s text:c="5"/>[ Not found ]</text:p>
      <text:p text:style-name="Standard">[20:20:16] <text:s text:c="2"/>Checking for file '/usr/include/iceseed.h' <text:s text:c="5"/>[ Not found ]</text:p>
      <text:p text:style-name="Standard">[20:20:16] <text:s text:c="2"/>Checking for file '/usr/include/icepid.h' <text:s text:c="6"/>[ Not found ]</text:p>
      <text:p text:style-name="Standard">[20:20:16] <text:s text:c="2"/>Checking for file '/usr/include/icekey.h' <text:s text:c="6"/>[ Not found ]</text:p>
      <text:p text:style-name="Standard">[20:20:16] <text:s text:c="2"/>Checking for file '/usr/include/iceconf.h' <text:s text:c="5"/>[ Not found ]</text:p>
      <text:p text:style-name="Standard"><text:soft-page-break/>[20:20:16] <text:s text:c="2"/>Checking for directory '/dev/ida/.hpd' <text:s text:c="9"/>[ Not found ]</text:p>
      <text:p text:style-name="Standard">[20:20:16] <text:s text:c="2"/>Checking for directory '/usr/lib/libshtift' <text:s text:c="4"/>[ Not found ]</text:p>
      <text:p text:style-name="Standard">[20:20:16] Dreams Rootkit <text:s text:c="35"/>[ Not found ]</text:p>
      <text:p text:style-name="Standard">[20:20:16]</text:p>
      <text:p text:style-name="Standard">[20:20:16] Checking for Duarawkz Rootkit...</text:p>
      <text:p text:style-name="Standard">[20:20:16] <text:s text:c="2"/>Checking for file '/usr/bin/duarawkz/loginpass' [ Not found ]</text:p>
      <text:p text:style-name="Standard">[20:20:16] <text:s text:c="2"/>Checking for directory '/usr/bin/duarawkz' <text:s text:c="5"/>[ Not found ]</text:p>
      <text:p text:style-name="Standard">[20:20:16] Duarawkz Rootkit <text:s text:c="33"/>[ Not found ]</text:p>
      <text:p text:style-name="Standard">[20:20:16]</text:p>
      <text:p text:style-name="Standard">[20:20:16] Checking for Ebury backdoor...</text:p>
      <text:p text:style-name="Standard">[20:20:16] <text:s text:c="2"/>Checking for file '/lib/libns2.so' <text:s text:c="13"/>[ Not found ]</text:p>
      <text:p text:style-name="Standard">[20:20:16] <text:s text:c="2"/>Checking for file '/lib64/libns2.so' <text:s text:c="11"/>[ Not found ]</text:p>
      <text:p text:style-name="Standard">[20:20:16] <text:s text:c="2"/>Checking for file '/lib/libns5.so' <text:s text:c="13"/>[ Not found ]</text:p>
      <text:p text:style-name="Standard">[20:20:16] <text:s text:c="2"/>Checking for file '/lib64/libns5.so' <text:s text:c="11"/>[ Not found ]</text:p>
      <text:p text:style-name="Standard">[20:20:16] <text:s text:c="2"/>Checking for file '/lib/libpw3.so' <text:s text:c="13"/>[ Not found ]</text:p>
      <text:p text:style-name="Standard">[20:20:16] <text:s text:c="2"/>Checking for file '/lib64/libpw3.so' <text:s text:c="11"/>[ Not found ]</text:p>
      <text:p text:style-name="Standard">[20:20:16] <text:s text:c="2"/>Checking for file '/lib/libpw5.so' <text:s text:c="13"/>[ Not found ]</text:p>
      <text:p text:style-name="Standard">[20:20:16] <text:s text:c="2"/>Checking for file '/lib64/libpw5.so' <text:s text:c="11"/>[ Not found ]</text:p>
      <text:p text:style-name="Standard">[20:20:16] <text:s text:c="2"/>Checking for file '/lib/libsbr.so' <text:s text:c="13"/>[ Not found ]</text:p>
      <text:p text:style-name="Standard">[20:20:16] <text:s text:c="2"/>Checking for file '/lib64/libsbr.so' <text:s text:c="11"/>[ Not found ]</text:p>
      <text:p text:style-name="Standard">[20:20:16] <text:s text:c="2"/>Checking for file '/lib/libslr.so' <text:s text:c="13"/>[ Not found ]</text:p>
      <text:p text:style-name="Standard">[20:20:16] <text:s text:c="2"/>Checking for file '/lib64/libslr.so' <text:s text:c="11"/>[ Not found ]</text:p>
      <text:p text:style-name="Standard">[20:20:16] <text:s text:c="2"/>Checking for file '/lib/tls/libkeyutils.so.1' <text:s text:c="2"/>[ Not found ]</text:p>
      <text:p text:style-name="Standard">[20:20:16] <text:s text:c="2"/>Checking for file '/lib64/tls/libkeyutils.so.1' [ Not found ]</text:p>
      <text:p text:style-name="Standard">[20:20:16] Ebury backdoor <text:s text:c="35"/>[ Not found ]</text:p>
      <text:p text:style-name="Standard">[20:20:16]</text:p>
      <text:p text:style-name="Standard">[20:20:16] Checking for Enye LKM...</text:p>
      <text:p text:style-name="Standard">[20:20:16] <text:s text:c="2"/>Checking for file '/etc/.enyelkmHIDE^IT.ko' <text:s text:c="4"/>[ Not found ]</text:p>
      <text:p text:style-name="Standard">[20:20:16] <text:s text:c="2"/>Checking for file '/etc/.enyelkmOCULTAR.ko' <text:s text:c="4"/>[ Not found ]</text:p>
      <text:p text:style-name="Standard">[20:20:16] Enye LKM <text:s text:c="41"/>[ Not found ]</text:p>
      <text:p text:style-name="Standard">[20:20:16]</text:p>
      <text:p text:style-name="Standard">[20:20:16] Checking for Flea Linux Rootkit...</text:p>
      <text:p text:style-name="Standard">[20:20:16] <text:s text:c="2"/>Checking for file '/etc/ld.so.hash' <text:s text:c="12"/>[ Not found ]</text:p>
      <text:p text:style-name="Standard">[20:20:16] <text:s text:c="2"/>Checking for file '/lib/security/.config/ssh/sshd_config' [ Not found ]</text:p>
      <text:p text:style-name="Standard">[20:20:16] <text:s text:c="2"/>Checking for file '/lib/security/.config/ssh/ssh_host_key' [ Not found ]</text:p>
      <text:p text:style-name="Standard">[20:20:16] <text:s text:c="2"/>Checking for file '/lib/security/.config/ssh/ssh_host_key.pub' [ Not found ]</text:p>
      <text:p text:style-name="Standard">[20:20:16] <text:s text:c="2"/>Checking for file '/lib/security/.config/ssh/ssh_random_seed' [ Not found ]</text:p>
      <text:p text:style-name="Standard">[20:20:16] <text:s text:c="2"/>Checking for file '/usr/bin/ssh2d' <text:s text:c="13"/>[ Not found ]</text:p>
      <text:p text:style-name="Standard">[20:20:16] <text:s text:c="2"/>Checking for file '/usr/lib/ldlibns.so' <text:s text:c="8"/>[ Not found ]</text:p>
      <text:p text:style-name="Standard">[20:20:16] <text:s text:c="2"/>Checking for file '/usr/lib/ldlibps.so' <text:s text:c="8"/>[ Not found ]</text:p>
      <text:p text:style-name="Standard">[20:20:16] <text:s text:c="2"/>Checking for file '/usr/lib/ldlibpst.so' <text:s text:c="7"/>[ Not found ]</text:p>
      <text:p text:style-name="Standard">[20:20:17] <text:s text:c="2"/>Checking for file '/usr/lib/ldlibdu.so' <text:s text:c="8"/>[ Not found ]</text:p>
      <text:p text:style-name="Standard">[20:20:17] <text:s text:c="2"/>Checking for file '/usr/lib/ldlibct.so' <text:s text:c="8"/>[ Not found ]</text:p>
      <text:p text:style-name="Standard">[20:20:17] <text:s text:c="2"/>Checking for directory '/lib/security/.config/ssh' [ Not found ]</text:p>
      <text:p text:style-name="Standard">[20:20:17] <text:s text:c="2"/>Checking for directory '/dev/..0' <text:s text:c="14"/>[ Not found ]</text:p>
      <text:p text:style-name="Standard">[20:20:17] <text:s text:c="2"/>Checking for directory '/dev/..0/backup' <text:s text:c="7"/>[ Not found ]</text:p>
      <text:p text:style-name="Standard">[20:20:17] Flea Linux Rootkit <text:s text:c="31"/>[ Not found ]</text:p>
      <text:p text:style-name="Standard">[20:20:17]</text:p>
      <text:p text:style-name="Standard">[20:20:17] Checking for Fu Rootkit...</text:p>
      <text:p text:style-name="Standard">[20:20:17] <text:s text:c="2"/>Checking for file '/sbin/xc' <text:s text:c="19"/>[ Not found ]</text:p>
      <text:p text:style-name="Standard">[20:20:17] <text:s text:c="2"/>Checking for file '/usr/include/ivtype.h' <text:s text:c="6"/>[ Not found ]</text:p>
      <text:p text:style-name="Standard">[20:20:17] <text:s text:c="2"/>Checking for file '/bin/.lib' <text:s text:c="18"/>[ Not found ]</text:p>
      <text:p text:style-name="Standard"><text:soft-page-break/>[20:20:17] Fu Rootkit <text:s text:c="39"/>[ Not found ]</text:p>
      <text:p text:style-name="Standard">[20:20:17]</text:p>
      <text:p text:style-name="Standard">[20:20:17] Checking for Fuck`it Rootkit...</text:p>
      <text:p text:style-name="Standard">[20:20:17] <text:s text:c="2"/>Checking for file '/lib/libproc.so.2.0.7' <text:s text:c="6"/>[ Not found ]</text:p>
      <text:p text:style-name="Standard">[20:20:17] <text:s text:c="2"/>Checking for file '/dev/proc/.bash_profile' <text:s text:c="4"/>[ Not found ]</text:p>
      <text:p text:style-name="Standard">[20:20:17] <text:s text:c="2"/>Checking for file '/dev/proc/.bashrc' <text:s text:c="10"/>[ Not found ]</text:p>
      <text:p text:style-name="Standard">[20:20:17] <text:s text:c="2"/>Checking for file '/dev/proc/.cshrc' <text:s text:c="11"/>[ Not found ]</text:p>
      <text:p text:style-name="Standard">[20:20:17] <text:s text:c="2"/>Checking for file '/dev/proc/fuckit/hax0r' <text:s text:c="5"/>[ Not found ]</text:p>
      <text:p text:style-name="Standard">[20:20:17] <text:s text:c="2"/>Checking for file '/dev/proc/fuckit/hax0rshell' [ Not found ]</text:p>
      <text:p text:style-name="Standard">[20:20:17] <text:s text:c="2"/>Checking for file '/dev/proc/fuckit/config/lports' [ Not found ]</text:p>
      <text:p text:style-name="Standard">[20:20:17] <text:s text:c="2"/>Checking for file '/dev/proc/fuckit/config/rports' [ Not found ]</text:p>
      <text:p text:style-name="Standard">[20:20:17] <text:s text:c="2"/>Checking for file '/dev/proc/fuckit/config/rkconf' [ Not found ]</text:p>
      <text:p text:style-name="Standard">[20:20:17] <text:s text:c="2"/>Checking for file '/dev/proc/fuckit/config/password' [ Not found ]</text:p>
      <text:p text:style-name="Standard">[20:20:17] <text:s text:c="2"/>Checking for file '/dev/proc/fuckit/config/progs' [ Not found ]</text:p>
      <text:p text:style-name="Standard">[20:20:17] <text:s text:c="2"/>Checking for file '/dev/proc/fuckit/system-bins/init' [ Not found ]</text:p>
      <text:p text:style-name="Standard">[20:20:17] <text:s text:c="2"/>Checking for file '/usr/lib/libcps.a' <text:s text:c="10"/>[ Not found ]</text:p>
      <text:p text:style-name="Standard">[20:20:17] <text:s text:c="2"/>Checking for file '/usr/lib/libtty.a' <text:s text:c="10"/>[ Not found ]</text:p>
      <text:p text:style-name="Standard">[20:20:17] <text:s text:c="2"/>Checking for directory '/dev/proc' <text:s text:c="13"/>[ Not found ]</text:p>
      <text:p text:style-name="Standard">[20:20:17] <text:s text:c="2"/>Checking for directory '/dev/proc/fuckit' <text:s text:c="6"/>[ Not found ]</text:p>
      <text:p text:style-name="Standard">[20:20:17] <text:s text:c="2"/>Checking for directory '/dev/proc/fuckit/system-bins' [ Not found ]</text:p>
      <text:p text:style-name="Standard">[20:20:17] <text:s text:c="2"/>Checking for directory '/dev/proc/toolz' <text:s text:c="7"/>[ Not found ]</text:p>
      <text:p text:style-name="Standard">[20:20:17] Fuck`it Rootkit <text:s text:c="34"/>[ Not found ]</text:p>
      <text:p text:style-name="Standard">[20:20:17]</text:p>
      <text:p text:style-name="Standard">[20:20:17] Checking for GasKit Rootkit...</text:p>
      <text:p text:style-name="Standard">[20:20:17] <text:s text:c="2"/>Checking for file '/dev/dev/gaskit/sshd/sshdd' <text:s/>[ Not found ]</text:p>
      <text:p text:style-name="Standard">[20:20:17] <text:s text:c="2"/>Checking for directory '/dev/dev' <text:s text:c="14"/>[ Not found ]</text:p>
      <text:p text:style-name="Standard">[20:20:17] <text:s text:c="2"/>Checking for directory '/dev/dev/gaskit' <text:s text:c="7"/>[ Not found ]</text:p>
      <text:p text:style-name="Standard">[20:20:17] <text:s text:c="2"/>Checking for directory '/dev/dev/gaskit/sshd' <text:s text:c="2"/>[ Not found ]</text:p>
      <text:p text:style-name="Standard">[20:20:17] GasKit Rootkit <text:s text:c="35"/>[ Not found ]</text:p>
      <text:p text:style-name="Standard">[20:20:17]</text:p>
      <text:p text:style-name="Standard">[20:20:17] Checking for Heroin LKM...</text:p>
      <text:p text:style-name="Standard">[20:20:17] <text:s text:c="2"/>Checking for kernel symbol 'heroin' <text:s text:c="12"/>[ Not found ]</text:p>
      <text:p text:style-name="Standard">[20:20:17] Heroin LKM <text:s text:c="39"/>[ Not found ]</text:p>
      <text:p text:style-name="Standard">[20:20:17]</text:p>
      <text:p text:style-name="Standard">[20:20:17] Checking for HjC Kit...</text:p>
      <text:p text:style-name="Standard">[20:20:17] <text:s text:c="2"/>Checking for directory '/dev/.hijackerz' <text:s text:c="7"/>[ Not found ]</text:p>
      <text:p text:style-name="Standard">[20:20:17] HjC Kit <text:s text:c="42"/>[ Not found ]</text:p>
      <text:p text:style-name="Standard">[20:20:17]</text:p>
      <text:p text:style-name="Standard">[20:20:17] Checking for ignoKit Rootkit...</text:p>
      <text:p text:style-name="Standard">[20:20:17] <text:s text:c="2"/>Checking for file '/lib/defs/p' <text:s text:c="16"/>[ Not found ]</text:p>
      <text:p text:style-name="Standard">[20:20:17] <text:s text:c="2"/>Checking for file '/lib/defs/q' <text:s text:c="16"/>[ Not found ]</text:p>
      <text:p text:style-name="Standard">[20:20:17] <text:s text:c="2"/>Checking for file '/lib/defs/r' <text:s text:c="16"/>[ Not found ]</text:p>
      <text:p text:style-name="Standard">[20:20:17] <text:s text:c="2"/>Checking for file '/lib/defs/s' <text:s text:c="16"/>[ Not found ]</text:p>
      <text:p text:style-name="Standard">[20:20:17] <text:s text:c="2"/>Checking for file '/lib/defs/t' <text:s text:c="16"/>[ Not found ]</text:p>
      <text:p text:style-name="Standard">[20:20:17] <text:s text:c="2"/>Checking for file '/usr/lib/defs/p' <text:s text:c="12"/>[ Not found ]</text:p>
      <text:p text:style-name="Standard">[20:20:17] <text:s text:c="2"/>Checking for file '/usr/lib/defs/q' <text:s text:c="12"/>[ Not found ]</text:p>
      <text:p text:style-name="Standard">[20:20:17] <text:s text:c="2"/>Checking for file '/usr/lib/defs/r' <text:s text:c="12"/>[ Not found ]</text:p>
      <text:p text:style-name="Standard">[20:20:17] <text:s text:c="2"/>Checking for file '/usr/lib/defs/s' <text:s text:c="12"/>[ Not found ]</text:p>
      <text:p text:style-name="Standard">[20:20:17] <text:s text:c="2"/>Checking for file '/usr/lib/defs/t' <text:s text:c="12"/>[ Not found ]</text:p>
      <text:p text:style-name="Standard">[20:20:17] <text:s text:c="2"/>Checking for file '/usr/lib/.libigno/pkunsec' <text:s text:c="2"/>[ Not found ]</text:p>
      <text:p text:style-name="Standard">[20:20:17] <text:s text:c="2"/>Checking for file '/usr/lib/.libigno/.igno/psybnc/psybnc' [ Not found ]</text:p>
      <text:p text:style-name="Standard">[20:20:17] <text:s text:c="2"/>Checking for directory '/usr/lib/.libigno' <text:s text:c="5"/>[ Not found ]</text:p>
      <text:p text:style-name="Standard"><text:soft-page-break/>[20:20:17] <text:s text:c="2"/>Checking for directory '/usr/lib/.libigno/.igno' [ Not found ]</text:p>
      <text:p text:style-name="Standard">[20:20:17] ignoKit Rootkit <text:s text:c="34"/>[ Not found ]</text:p>
      <text:p text:style-name="Standard">[20:20:17]</text:p>
      <text:p text:style-name="Standard">[20:20:17] Checking for IntoXonia-NG Rootkit...</text:p>
      <text:p text:style-name="Standard">[20:20:17] <text:s text:c="2"/>Checking for kernel symbol 'funces' <text:s text:c="12"/>[ Not found ]</text:p>
      <text:p text:style-name="Standard">[20:20:17] <text:s text:c="2"/>Checking for kernel symbol 'ixinit' <text:s text:c="12"/>[ Not found ]</text:p>
      <text:p text:style-name="Standard">[20:20:17] <text:s text:c="2"/>Checking for kernel symbol 'tricks' <text:s text:c="12"/>[ Not found ]</text:p>
      <text:p text:style-name="Standard">[20:20:17] <text:s text:c="2"/>Checking for kernel symbol 'kernel_unlink' <text:s text:c="5"/>[ Not found ]</text:p>
      <text:p text:style-name="Standard">[20:20:17] <text:s text:c="2"/>Checking for kernel symbol 'rootme' <text:s text:c="12"/>[ Not found ]</text:p>
      <text:p text:style-name="Standard">[20:20:17] <text:s text:c="2"/>Checking for kernel symbol 'hide_module' <text:s text:c="7"/>[ Not found ]</text:p>
      <text:p text:style-name="Standard">[20:20:18] <text:s text:c="2"/>Checking for kernel symbol 'find_sys_call_tbl' <text:s/>[ Not found ]</text:p>
      <text:p text:style-name="Standard">[20:20:18] IntoXonia-NG Rootkit <text:s text:c="29"/>[ Not found ]</text:p>
      <text:p text:style-name="Standard">[20:20:18]</text:p>
      <text:p text:style-name="Standard">[20:20:18] Checking for Irix Rootkit...</text:p>
      <text:p text:style-name="Standard">[20:20:18] <text:s text:c="2"/>Checking for directory '/dev/pts/01' <text:s text:c="11"/>[ Not found ]</text:p>
      <text:p text:style-name="Standard">[20:20:18] <text:s text:c="2"/>Checking for directory '/dev/pts/01/backup' <text:s text:c="4"/>[ Not found ]</text:p>
      <text:p text:style-name="Standard">[20:20:18] <text:s text:c="2"/>Checking for directory '/dev/pts/01/etc' <text:s text:c="7"/>[ Not found ]</text:p>
      <text:p text:style-name="Standard">[20:20:18] <text:s text:c="2"/>Checking for directory '/dev/pts/01/tmp' <text:s text:c="7"/>[ Not found ]</text:p>
      <text:p text:style-name="Standard">[20:20:18] Irix Rootkit <text:s text:c="37"/>[ Not found ]</text:p>
      <text:p text:style-name="Standard">[20:20:18]</text:p>
      <text:p text:style-name="Standard">[20:20:18] Checking for Jynx Rootkit...</text:p>
      <text:p text:style-name="Standard">[20:20:18] <text:s text:c="2"/>Checking for file '/xochikit/bc' <text:s text:c="15"/>[ Not found ]</text:p>
      <text:p text:style-name="Standard">[20:20:18] <text:s text:c="2"/>Checking for file '/xochikit/ld_poison.so' <text:s text:c="5"/>[ Not found ]</text:p>
      <text:p text:style-name="Standard">[20:20:18] <text:s text:c="2"/>Checking for file '/omgxochi/bc' <text:s text:c="15"/>[ Not found ]</text:p>
      <text:p text:style-name="Standard">[20:20:18] <text:s text:c="2"/>Checking for file '/omgxochi/ld_poison.so' <text:s text:c="5"/>[ Not found ]</text:p>
      <text:p text:style-name="Standard">[20:20:18] <text:s text:c="2"/>Checking for file '/var/local/^^/bc' <text:s text:c="11"/>[ Not found ]</text:p>
      <text:p text:style-name="Standard">[20:20:18] <text:s text:c="2"/>Checking for file '/var/local/^^/ld_poison.so' <text:s/>[ Not found ]</text:p>
      <text:p text:style-name="Standard">[20:20:18] <text:s text:c="2"/>Checking for directory '/xochikit' <text:s text:c="13"/>[ Not found ]</text:p>
      <text:p text:style-name="Standard">[20:20:18] <text:s text:c="2"/>Checking for directory '/omgxochi' <text:s text:c="13"/>[ Not found ]</text:p>
      <text:p text:style-name="Standard">[20:20:18] <text:s text:c="2"/>Checking for directory '/var/local/^^' <text:s text:c="9"/>[ Not found ]</text:p>
      <text:p text:style-name="Standard">[20:20:18] Jynx Rootkit <text:s text:c="37"/>[ Not found ]</text:p>
      <text:p text:style-name="Standard">[20:20:18]</text:p>
      <text:p text:style-name="Standard">[20:20:18] Checking for Jynx2 Rootkit...</text:p>
      <text:p text:style-name="Standard">[20:20:18] <text:s text:c="2"/>Checking for file '/XxJynx/reality.so' <text:s text:c="9"/>[ Not found ]</text:p>
      <text:p text:style-name="Standard">[20:20:18] <text:s text:c="2"/>Checking for directory '/XxJynx' <text:s text:c="15"/>[ Not found ]</text:p>
      <text:p text:style-name="Standard">[20:20:18] Jynx2 Rootkit <text:s text:c="36"/>[ Not found ]</text:p>
      <text:p text:style-name="Standard">[20:20:18]</text:p>
      <text:p text:style-name="Standard">[20:20:18] Checking for KBeast Rootkit...</text:p>
      <text:p text:style-name="Standard">[20:20:18] <text:s text:c="2"/>Checking for file '/usr/_h4x_/ipsecs-kbeast-v1.ko' [ Not found ]</text:p>
      <text:p text:style-name="Standard">[20:20:18] <text:s text:c="2"/>Checking for file '/usr/_h4x_/_h4x_bd' <text:s text:c="9"/>[ Not found ]</text:p>
      <text:p text:style-name="Standard">[20:20:18] <text:s text:c="2"/>Checking for file '/usr/_h4x_/acctlog' <text:s text:c="9"/>[ Not found ]</text:p>
      <text:p text:style-name="Standard">[20:20:18] <text:s text:c="2"/>Checking for directory '/usr/_h4x_' <text:s text:c="12"/>[ Not found ]</text:p>
      <text:p text:style-name="Standard">[20:20:18] <text:s text:c="2"/>Checking for kernel symbol 'h4x_delete_module' <text:s/>[ Not found ]</text:p>
      <text:p text:style-name="Standard">[20:20:18] <text:s text:c="2"/>Checking for kernel symbol 'h4x_getdents64' <text:s text:c="4"/>[ Not found ]</text:p>
      <text:p text:style-name="Standard">[20:20:18] <text:s text:c="2"/>Checking for kernel symbol 'h4x_kill' <text:s text:c="10"/>[ Not found ]</text:p>
      <text:p text:style-name="Standard">[20:20:18] <text:s text:c="2"/>Checking for kernel symbol 'h4x_open' <text:s text:c="10"/>[ Not found ]</text:p>
      <text:p text:style-name="Standard">[20:20:18] <text:s text:c="2"/>Checking for kernel symbol 'h4x_read' <text:s text:c="10"/>[ Not found ]</text:p>
      <text:p text:style-name="Standard">[20:20:18] <text:s text:c="2"/>Checking for kernel symbol 'h4x_rename' <text:s text:c="8"/>[ Not found ]</text:p>
      <text:p text:style-name="Standard">[20:20:18] <text:s text:c="2"/>Checking for kernel symbol 'h4x_rmdir' <text:s text:c="9"/>[ Not found ]</text:p>
      <text:p text:style-name="Standard">[20:20:18] <text:s text:c="2"/>Checking for kernel symbol 'h4x_tcp4_seq_show' <text:s/>[ Not found ]</text:p>
      <text:p text:style-name="Standard">[20:20:18] <text:s text:c="2"/>Checking for kernel symbol 'h4x_write' <text:s text:c="9"/>[ Not found ]</text:p>
      <text:p text:style-name="Standard">[20:20:18] KBeast Rootkit <text:s text:c="35"/>[ Not found ]</text:p>
      <text:p text:style-name="Standard"><text:soft-page-break/>[20:20:18]</text:p>
      <text:p text:style-name="Standard">[20:20:18] Checking for Kitko Rootkit...</text:p>
      <text:p text:style-name="Standard">[20:20:18] <text:s text:c="2"/>Checking for directory '/usr/src/redhat/SRPMS/...' [ Not found ]</text:p>
      <text:p text:style-name="Standard">[20:20:18] Kitko Rootkit <text:s text:c="36"/>[ Not found ]</text:p>
      <text:p text:style-name="Standard">[20:20:18]</text:p>
      <text:p text:style-name="Standard">[20:20:18] Checking for Knark Rootkit...</text:p>
      <text:p text:style-name="Standard">[20:20:18] <text:s text:c="2"/>Checking for file '/proc/knark/pids' <text:s text:c="11"/>[ Not found ]</text:p>
      <text:p text:style-name="Standard">[20:20:18] <text:s text:c="2"/>Checking for directory '/proc/knark' <text:s text:c="11"/>[ Not found ]</text:p>
      <text:p text:style-name="Standard">[20:20:18] Knark Rootkit <text:s text:c="36"/>[ Not found ]</text:p>
      <text:p text:style-name="Standard">[20:20:18]</text:p>
      <text:p text:style-name="Standard">[20:20:18] Checking for ld-linuxv.so Rootkit...</text:p>
      <text:p text:style-name="Standard">[20:20:18] <text:s text:c="2"/>Checking for file '/lib/ld-linuxv.so.1' <text:s text:c="8"/>[ Not found ]</text:p>
      <text:p text:style-name="Standard">[20:20:18] <text:s text:c="2"/>Checking for directory '/var/opt/_so_cache' <text:s text:c="4"/>[ Not found ]</text:p>
      <text:p text:style-name="Standard">[20:20:18] <text:s text:c="2"/>Checking for directory '/var/opt/_so_cache/ld' <text:s/>[ Not found ]</text:p>
      <text:p text:style-name="Standard">[20:20:18] <text:s text:c="2"/>Checking for directory '/var/opt/_so_cache/lc' <text:s/>[ Not found ]</text:p>
      <text:p text:style-name="Standard">[20:20:18] ld-linuxv.so Rootkit <text:s text:c="29"/>[ Not found ]</text:p>
      <text:p text:style-name="Standard">[20:20:18]</text:p>
      <text:p text:style-name="Standard">[20:20:18] Checking for Li0n Worm...</text:p>
      <text:p text:style-name="Standard">[20:20:18] <text:s text:c="2"/>Checking for file '/bin/in.telnetd' <text:s text:c="12"/>[ Not found ]</text:p>
      <text:p text:style-name="Standard">[20:20:18] <text:s text:c="2"/>Checking for file '/bin/mjy' <text:s text:c="19"/>[ Not found ]</text:p>
      <text:p text:style-name="Standard">[20:20:18] <text:s text:c="2"/>Checking for file '/usr/man/man1/man1/lib/.lib/mjy' [ Not found ]</text:p>
      <text:p text:style-name="Standard">[20:20:18] <text:s text:c="2"/>Checking for file '/usr/man/man1/man1/lib/.lib/in.telnetd' [ Not found ]</text:p>
      <text:p text:style-name="Standard">[20:20:18] <text:s text:c="2"/>Checking for file '/usr/man/man1/man1/lib/.lib/.x' [ Not found ]</text:p>
      <text:p text:style-name="Standard">[20:20:18] <text:s text:c="2"/>Checking for file '/dev/.lib/lib/scan/1i0n.sh' <text:s/>[ Not found ]</text:p>
      <text:p text:style-name="Standard">[20:20:18] <text:s text:c="2"/>Checking for file '/dev/.lib/lib/scan/hack.sh' <text:s/>[ Not found ]</text:p>
      <text:p text:style-name="Standard">[20:20:19] <text:s text:c="2"/>Checking for file '/dev/.lib/lib/scan/bind' <text:s text:c="4"/>[ Not found ]</text:p>
      <text:p text:style-name="Standard">[20:20:19] <text:s text:c="2"/>Checking for file '/dev/.lib/lib/scan/randb' <text:s text:c="3"/>[ Not found ]</text:p>
      <text:p text:style-name="Standard">[20:20:19] <text:s text:c="2"/>Checking for file '/dev/.lib/lib/scan/scan.sh' <text:s/>[ Not found ]</text:p>
      <text:p text:style-name="Standard">[20:20:19] <text:s text:c="2"/>Checking for file '/dev/.lib/lib/scan/pscan' <text:s text:c="3"/>[ Not found ]</text:p>
      <text:p text:style-name="Standard">[20:20:19] <text:s text:c="2"/>Checking for file '/dev/.lib/lib/scan/star.sh' <text:s/>[ Not found ]</text:p>
      <text:p text:style-name="Standard">[20:20:19] <text:s text:c="2"/>Checking for file '/dev/.lib/lib/scan/bindx.sh' [ Not found ]</text:p>
      <text:p text:style-name="Standard">[20:20:19] <text:s text:c="2"/>Checking for file '/dev/.lib/lib/scan/bindname.log' [ Not found ]</text:p>
      <text:p text:style-name="Standard">[20:20:19] <text:s text:c="2"/>Checking for file '/dev/.lib/lib/1i0n.sh' <text:s text:c="6"/>[ Not found ]</text:p>
      <text:p text:style-name="Standard">[20:20:19] <text:s text:c="2"/>Checking for file '/dev/.lib/lib/lib/netstat' <text:s text:c="2"/>[ Not found ]</text:p>
      <text:p text:style-name="Standard">[20:20:19] <text:s text:c="2"/>Checking for file '/dev/.lib/lib/lib/dev/.1addr' [ Not found ]</text:p>
      <text:p text:style-name="Standard">[20:20:19] <text:s text:c="2"/>Checking for file '/dev/.lib/lib/lib/dev/.1logz' [ Not found ]</text:p>
      <text:p text:style-name="Standard">[20:20:19] <text:s text:c="2"/>Checking for file '/dev/.lib/lib/lib/dev/.1proc' [ Not found ]</text:p>
      <text:p text:style-name="Standard">[20:20:19] <text:s text:c="2"/>Checking for file '/dev/.lib/lib/lib/dev/.1file' [ Not found ]</text:p>
      <text:p text:style-name="Standard">[20:20:19] Li0n Worm <text:s text:c="40"/>[ Not found ]</text:p>
      <text:p text:style-name="Standard">[20:20:19]</text:p>
      <text:p text:style-name="Standard">[20:20:19] Checking for Lockit / LJK2 Rootkit...</text:p>
      <text:p text:style-name="Standard">[20:20:19] <text:s text:c="2"/>Checking for file '/usr/lib/libmen.oo/.LJK2/ssh_config' [ Not found ]</text:p>
      <text:p text:style-name="Standard">[20:20:19] <text:s text:c="2"/>Checking for file '/usr/lib/libmen.oo/.LJK2/ssh_host_key' [ Not found ]</text:p>
      <text:p text:style-name="Standard">[20:20:19] <text:s text:c="2"/>Checking for file '/usr/lib/libmen.oo/.LJK2/ssh_host_key.pub' [ Not found ]</text:p>
      <text:p text:style-name="Standard">[20:20:19] <text:s text:c="2"/>Checking for file '/usr/lib/libmen.oo/.LJK2/ssh_random_seed*' [ Not found ]</text:p>
      <text:p text:style-name="Standard">[20:20:19] <text:s text:c="2"/>Checking for file '/usr/lib/libmen.oo/.LJK2/sshd_config' [ Not found ]</text:p>
      <text:p text:style-name="Standard">[20:20:19] <text:s text:c="2"/>Checking for file '/usr/lib/libmen.oo/.LJK2/backdoor/RK1bd' [ Not found ]</text:p>
      <text:p text:style-name="Standard">[20:20:19] <text:s text:c="2"/>Checking for file '/usr/lib/libmen.oo/.LJK2/backup/du' [ Not found ]</text:p>
      <text:p text:style-name="Standard">[20:20:19] <text:s text:c="2"/>Checking for file '/usr/lib/libmen.oo/.LJK2/backup/ifconfig' [ Not found ]</text:p>
      <text:p text:style-name="Standard">[20:20:19] <text:s text:c="2"/>Checking for file '/usr/lib/libmen.oo/.LJK2/backup/inetd.conf' [ Not found ]</text:p>
      <text:p text:style-name="Standard">[20:20:19] <text:s text:c="2"/>Checking for file '/usr/lib/libmen.oo/.LJK2/backup/locate' [ Not found ]</text:p>
      <text:p text:style-name="Standard">[20:20:19] <text:s text:c="2"/>Checking for file '/usr/lib/libmen.oo/.LJK2/backup/login' [ Not found ]</text:p>
      <text:p text:style-name="Standard"><text:soft-page-break/>[20:20:19] <text:s text:c="2"/>Checking for file '/usr/lib/libmen.oo/.LJK2/backup/ls' [ Not found ]</text:p>
      <text:p text:style-name="Standard">[20:20:19] <text:s text:c="2"/>Checking for file '/usr/lib/libmen.oo/.LJK2/backup/netstat' [ Not found ]</text:p>
      <text:p text:style-name="Standard">[20:20:19] <text:s text:c="2"/>Checking for file '/usr/lib/libmen.oo/.LJK2/backup/ps' [ Not found ]</text:p>
      <text:p text:style-name="Standard">[20:20:19] <text:s text:c="2"/>Checking for file '/usr/lib/libmen.oo/.LJK2/backup/pstree' [ Not found ]</text:p>
      <text:p text:style-name="Standard">[20:20:19] <text:s text:c="2"/>Checking for file '/usr/lib/libmen.oo/.LJK2/backup/rc.sysinit' [ Not found ]</text:p>
      <text:p text:style-name="Standard">[20:20:19] <text:s text:c="2"/>Checking for file '/usr/lib/libmen.oo/.LJK2/backup/syslogd' [ Not found ]</text:p>
      <text:p text:style-name="Standard">[20:20:19] <text:s text:c="2"/>Checking for file '/usr/lib/libmen.oo/.LJK2/backup/tcpd' [ Not found ]</text:p>
      <text:p text:style-name="Standard">[20:20:19] <text:s text:c="2"/>Checking for file '/usr/lib/libmen.oo/.LJK2/backup/top' [ Not found ]</text:p>
      <text:p text:style-name="Standard">[20:20:19] <text:s text:c="2"/>Checking for file '/usr/lib/libmen.oo/.LJK2/clean/RK1sauber' [ Not found ]</text:p>
      <text:p text:style-name="Standard">[20:20:19] <text:s text:c="2"/>Checking for file '/usr/lib/libmen.oo/.LJK2/clean/RK1wted' [ Not found ]</text:p>
      <text:p text:style-name="Standard">[20:20:19] <text:s text:c="2"/>Checking for file '/usr/lib/libmen.oo/.LJK2/hack/RK1parse' [ Not found ]</text:p>
      <text:p text:style-name="Standard">[20:20:19] <text:s text:c="2"/>Checking for file '/usr/lib/libmen.oo/.LJK2/hack/RK1sniff' [ Not found ]</text:p>
      <text:p text:style-name="Standard">[20:20:19] <text:s text:c="2"/>Checking for file '/usr/lib/libmen.oo/.LJK2/hide/.RK1addr' [ Not found ]</text:p>
      <text:p text:style-name="Standard">[20:20:19] <text:s text:c="2"/>Checking for file '/usr/lib/libmen.oo/.LJK2/hide/.RK1dir' [ Not found ]</text:p>
      <text:p text:style-name="Standard">[20:20:19] <text:s text:c="2"/>Checking for file '/usr/lib/libmen.oo/.LJK2/hide/.RK1log' [ Not found ]</text:p>
      <text:p text:style-name="Standard">[20:20:19] <text:s text:c="2"/>Checking for file '/usr/lib/libmen.oo/.LJK2/hide/.RK1proc' [ Not found ]</text:p>
      <text:p text:style-name="Standard">[20:20:19] <text:s text:c="2"/>Checking for file '/usr/lib/libmen.oo/.LJK2/hide/RK1phidemod.c' [ Not found ]</text:p>
      <text:p text:style-name="Standard">[20:20:19] <text:s text:c="2"/>Checking for file '/usr/lib/libmen.oo/.LJK2/modules/README.modules' [ Not found ]</text:p>
      <text:p text:style-name="Standard">[20:20:19] <text:s text:c="2"/>Checking for file '/usr/lib/libmen.oo/.LJK2/modules/RK1hidem.c' [ Not found ]</text:p>
      <text:p text:style-name="Standard">[20:20:19] <text:s text:c="2"/>Checking for file '/usr/lib/libmen.oo/.LJK2/modules/RK1phide' [ Not found ]</text:p>
      <text:p text:style-name="Standard">[20:20:19] <text:s text:c="2"/>Checking for file '/usr/lib/libmen.oo/.LJK2/sshconfig/RK1ssh' [ Not found ]</text:p>
      <text:p text:style-name="Standard">[20:20:19] <text:s text:c="2"/>Checking for directory '/usr/lib/libmen.oo/.LJK2' [ Not found ]</text:p>
      <text:p text:style-name="Standard">[20:20:19] Lockit / LJK2 Rootkit <text:s text:c="28"/>[ Not found ]</text:p>
      <text:p text:style-name="Standard">[20:20:19]</text:p>
      <text:p text:style-name="Standard">[20:20:19] Checking for Mokes backdoor...</text:p>
      <text:p text:style-name="Standard">[20:20:19] <text:s text:c="2"/>Checking for file '/tmp/ss0-[0-9][0-9][0-9][0-9][0-9][0-9]-[0-9][0-9][0-9][0-9][0-9][0-9]-[0-9][0-9][0-9].sst' [ Not found ]</text:p>
      <text:p text:style-name="Standard">[20:20:19] <text:s text:c="2"/>Checking for file '/tmp/aa0-[0-9][0-9][0-9][0-9][0-9][0-9]-[0-9][0-9][0-9][0-9][0-9][0-9]-[0-9][0-9][0-9].aat' [ Not found ]</text:p>
      <text:p text:style-name="Standard">[20:20:19] <text:s text:c="2"/>Checking for file '/tmp/kk0-[0-9][0-9][0-9][0-9][0-9][0-9]-[0-9][0-9][0-9][0-9][0-9][0-9]-[0-9][0-9][0-9].kkt' [ Not found ]</text:p>
      <text:p text:style-name="Standard">[20:20:19] <text:s text:c="2"/>Checking for file '/tmp/dd0-[0-9][0-9][0-9][0-9][0-9][0-9]-[0-9][0-9][0-9][0-9][0-9][0-9]-[0-9][0-9][0-9].ddt' [ Not found ]</text:p>
      <text:p text:style-name="Standard">[20:20:19] Mokes backdoor <text:s text:c="35"/>[ Not found ]</text:p>
      <text:p text:style-name="Standard">[20:20:19]</text:p>
      <text:p text:style-name="Standard">[20:20:19] Checking for Mood-NT Rootkit...</text:p>
      <text:p text:style-name="Standard">[20:20:19] <text:s text:c="2"/>Checking for file '/sbin/init__mood-nt-_-_cthulhu' [ Not found ]</text:p>
      <text:p text:style-name="Standard">[20:20:19] <text:s text:c="2"/>Checking for file '/_cthulhu/mood-nt.init' <text:s text:c="5"/>[ Not found ]</text:p>
      <text:p text:style-name="Standard">[20:20:19] <text:s text:c="2"/>Checking for file '/_cthulhu/mood-nt.conf' <text:s text:c="5"/>[ Not found ]</text:p>
      <text:p text:style-name="Standard">[20:20:19] <text:s text:c="2"/>Checking for file '/_cthulhu/mood-nt.sniff' <text:s text:c="4"/>[ Not found ]</text:p>
      <text:p text:style-name="Standard">[20:20:19] <text:s text:c="2"/>Checking for directory '/_cthulhu' <text:s text:c="13"/>[ Not found ]</text:p>
      <text:p text:style-name="Standard">[20:20:19] Mood-NT Rootkit <text:s text:c="34"/>[ Not found ]</text:p>
      <text:p text:style-name="Standard">[20:20:19]</text:p>
      <text:p text:style-name="Standard">[20:20:19] Checking for MRK Rootkit...</text:p>
      <text:p text:style-name="Standard">[20:20:19] <text:s text:c="2"/>Checking for file '/dev/ida/.inet/pid' <text:s text:c="9"/>[ Not found ]</text:p>
      <text:p text:style-name="Standard">[20:20:19] <text:s text:c="2"/>Checking for file '/dev/ida/.inet/ssh_host_key' [ Not found ]</text:p>
      <text:p text:style-name="Standard">[20:20:19] <text:s text:c="2"/>Checking for file '/dev/ida/.inet/ssh_random_seed' [ Not found ]</text:p>
      <text:p text:style-name="Standard">[20:20:19] <text:s text:c="2"/>Checking for file '/dev/ida/.inet/tcp.log' <text:s text:c="5"/>[ Not found ]</text:p>
      <text:p text:style-name="Standard">[20:20:19] <text:s text:c="2"/>Checking for directory '/dev/ida/.inet' <text:s text:c="8"/>[ Not found ]</text:p>
      <text:p text:style-name="Standard">[20:20:19] <text:s text:c="2"/>Checking for directory '/var/spool/cron/.sh' <text:s text:c="3"/>[ Not found ]</text:p>
      <text:p text:style-name="Standard">[20:20:19] MRK Rootkit <text:s text:c="38"/>[ Not found ]</text:p>
      <text:p text:style-name="Standard">[20:20:19]</text:p>
      <text:p text:style-name="Standard"><text:soft-page-break/>[20:20:19] Checking for Ni0 Rootkit...</text:p>
      <text:p text:style-name="Standard">[20:20:19] <text:s text:c="2"/>Checking for file '/var/lock/subsys/...datafile.../...net...' [ Not found ]</text:p>
      <text:p text:style-name="Standard">[20:20:19] <text:s text:c="2"/>Checking for file '/var/lock/subsys/...datafile.../...port...' [ Not found ]</text:p>
      <text:p text:style-name="Standard">[20:20:19] <text:s text:c="2"/>Checking for file '/var/lock/subsys/...datafile.../...ps...' [ Not found ]</text:p>
      <text:p text:style-name="Standard">[20:20:19] <text:s text:c="2"/>Checking for file '/var/lock/subsys/...datafile.../...file...' [ Not found ]</text:p>
      <text:p text:style-name="Standard">[20:20:19] <text:s text:c="2"/>Checking for directory '/tmp/waza' <text:s text:c="13"/>[ Not found ]</text:p>
      <text:p text:style-name="Standard">[20:20:19] <text:s text:c="2"/>Checking for directory '/var/lock/subsys/...datafile...' [ Not found ]</text:p>
      <text:p text:style-name="Standard">[20:20:19] <text:s text:c="2"/>Checking for directory '/usr/sbin/es' <text:s text:c="10"/>[ Not found ]</text:p>
      <text:p text:style-name="Standard">[20:20:19] Ni0 Rootkit <text:s text:c="38"/>[ Not found ]</text:p>
      <text:p text:style-name="Standard">[20:20:19]</text:p>
      <text:p text:style-name="Standard">[20:20:19] Checking for Ohhara Rootkit...</text:p>
      <text:p text:style-name="Standard">[20:20:19] <text:s text:c="2"/>Checking for file '/var/lock/subsys/...datafile.../...datafile.../in.smbd.log' [ Not found ]</text:p>
      <text:p text:style-name="Standard">[20:20:19] <text:s text:c="2"/>Checking for directory '/var/lock/subsys/...datafile...' [ Not found ]</text:p>
      <text:p text:style-name="Standard">[20:20:19] <text:s text:c="2"/>Checking for directory '/var/lock/subsys/...datafile.../...datafile...' [ Not found ]</text:p>
      <text:p text:style-name="Standard">[20:20:19] <text:s text:c="2"/>Checking for directory '/var/lock/subsys/...datafile.../...datafile.../bin' [ Not found ]</text:p>
      <text:p text:style-name="Standard">[20:20:19] <text:s text:c="2"/>Checking for directory '/var/lock/subsys/...datafile.../...datafile.../usr/bin' [ Not found ]</text:p>
      <text:p text:style-name="Standard">[20:20:19] <text:s text:c="2"/>Checking for directory '/var/lock/subsys/...datafile.../...datafile.../usr/sbin' [ Not found ]</text:p>
      <text:p text:style-name="Standard">[20:20:19] <text:s text:c="2"/>Checking for directory '/var/lock/subsys/...datafile.../...datafile.../lib/security' [ Not found ]</text:p>
      <text:p text:style-name="Standard">[20:20:19] Ohhara Rootkit <text:s text:c="35"/>[ Not found ]</text:p>
      <text:p text:style-name="Standard">[20:20:19]</text:p>
      <text:p text:style-name="Standard">[20:20:19] Checking for Optic Kit (Tux) Worm...</text:p>
      <text:p text:style-name="Standard">[20:20:19] <text:s text:c="2"/>Checking for directory '/dev/tux' <text:s text:c="14"/>[ Not found ]</text:p>
      <text:p text:style-name="Standard">[20:20:19] <text:s text:c="2"/>Checking for directory '/usr/bin/xchk' <text:s text:c="9"/>[ Not found ]</text:p>
      <text:p text:style-name="Standard">[20:20:19] <text:s text:c="2"/>Checking for directory '/usr/bin/xsf' <text:s text:c="10"/>[ Not found ]</text:p>
      <text:p text:style-name="Standard">[20:20:19] <text:s text:c="2"/>Checking for directory '/usr/bin/ssh2d' <text:s text:c="8"/>[ Not found ]</text:p>
      <text:p text:style-name="Standard">[20:20:19] Optic Kit (Tux) Worm <text:s text:c="29"/>[ Not found ]</text:p>
      <text:p text:style-name="Standard">[20:20:19]</text:p>
      <text:p text:style-name="Standard">[20:20:19] Checking for Oz Rootkit...</text:p>
      <text:p text:style-name="Standard">[20:20:19] <text:s text:c="2"/>Checking for file '/dev/.oz/.nap/rkit/terror' <text:s text:c="2"/>[ Not found ]</text:p>
      <text:p text:style-name="Standard">[20:20:20] <text:s text:c="2"/>Checking for directory '/dev/.oz' <text:s text:c="14"/>[ Not found ]</text:p>
      <text:p text:style-name="Standard">[20:20:20] Oz Rootkit <text:s text:c="39"/>[ Not found ]</text:p>
      <text:p text:style-name="Standard">[20:20:20]</text:p>
      <text:p text:style-name="Standard">[20:20:20] Checking for Phalanx Rootkit...</text:p>
      <text:p text:style-name="Standard">[20:20:20] <text:s text:c="2"/>Checking for file '/uNFuNF' <text:s text:c="20"/>[ Not found ]</text:p>
      <text:p text:style-name="Standard">[20:20:20] <text:s text:c="2"/>Checking for file '/etc/host.ph1' <text:s text:c="14"/>[ Not found ]</text:p>
      <text:p text:style-name="Standard">[20:20:20] <text:s text:c="2"/>Checking for file '/bin/host.ph1' <text:s text:c="14"/>[ Not found ]</text:p>
      <text:p text:style-name="Standard">[20:20:20] <text:s text:c="2"/>Checking for file '/usr/share/.home.ph1/phalanx' [ Not found ]</text:p>
      <text:p text:style-name="Standard">[20:20:20] <text:s text:c="2"/>Checking for file '/usr/share/.home.ph1/cb' <text:s text:c="4"/>[ Not found ]</text:p>
      <text:p text:style-name="Standard">[20:20:20] <text:s text:c="2"/>Checking for file '/usr/share/.home.ph1/kebab' <text:s/>[ Not found ]</text:p>
      <text:p text:style-name="Standard">[20:20:20] <text:s text:c="2"/>Checking for directory '/usr/share/.home.ph1' <text:s text:c="2"/>[ Not found ]</text:p>
      <text:p text:style-name="Standard">[20:20:20] <text:s text:c="2"/>Checking for directory '/usr/share/.home.ph1/tty' [ Not found ]</text:p>
      <text:p text:style-name="Standard">[20:20:20] Phalanx Rootkit <text:s text:c="34"/>[ Not found ]</text:p>
      <text:p text:style-name="Standard">[20:20:20]</text:p>
      <text:p text:style-name="Standard">[20:20:20] Checking for Phalanx2 Rootkit...</text:p>
      <text:p text:style-name="Standard">[20:20:20] <text:s text:c="2"/>Checking for file '/etc/khubd.p2/.p2rc' <text:s text:c="8"/>[ Not found ]</text:p>
      <text:p text:style-name="Standard">[20:20:20] <text:s text:c="2"/>Checking for file '/etc/khubd.p2/.phalanx2' <text:s text:c="4"/>[ Not found ]</text:p>
      <text:p text:style-name="Standard">[20:20:20] <text:s text:c="2"/>Checking for file '/etc/khubd.p2/.sniff' <text:s text:c="7"/>[ Not found ]</text:p>
      <text:p text:style-name="Standard">[20:20:20] <text:s text:c="2"/>Checking for file '/etc/khubd.p2/sshgrab.py' <text:s text:c="3"/>[ Not found ]</text:p>
      <text:p text:style-name="Standard">[20:20:20] <text:s text:c="2"/>Checking for file '/etc/lolzz.p2/.p2rc' <text:s text:c="8"/>[ Not found ]</text:p>
      <text:p text:style-name="Standard">[20:20:20] <text:s text:c="2"/>Checking for file '/etc/lolzz.p2/.phalanx2' <text:s text:c="4"/>[ Not found ]</text:p>
      <text:p text:style-name="Standard">[20:20:20] <text:s text:c="2"/>Checking for file '/etc/lolzz.p2/.sniff' <text:s text:c="7"/>[ Not found ]</text:p>
      <text:p text:style-name="Standard"><text:soft-page-break/>[20:20:20] <text:s text:c="2"/>Checking for file '/etc/lolzz.p2/sshgrab.py' <text:s text:c="3"/>[ Not found ]</text:p>
      <text:p text:style-name="Standard">[20:20:20] <text:s text:c="2"/>Checking for file '/etc/cron.d/zupzzplaceholder' [ Not found ]</text:p>
      <text:p text:style-name="Standard">[20:20:20] <text:s text:c="2"/>Checking for file '/usr/lib/zupzz.p2/.p-2.3d' <text:s text:c="2"/>[ Not found ]</text:p>
      <text:p text:style-name="Standard">[20:20:20] <text:s text:c="2"/>Checking for file '/usr/lib/zupzz.p2/.p2rc' <text:s text:c="4"/>[ Not found ]</text:p>
      <text:p text:style-name="Standard">[20:20:20] <text:s text:c="2"/>Checking for directory '/etc/khubd.p2' <text:s text:c="9"/>[ Not found ]</text:p>
      <text:p text:style-name="Standard">[20:20:20] <text:s text:c="2"/>Checking for directory '/etc/lolzz.p2' <text:s text:c="9"/>[ Not found ]</text:p>
      <text:p text:style-name="Standard">[20:20:20] <text:s text:c="2"/>Checking for directory '/usr/lib/zupzz.p2' <text:s text:c="5"/>[ Not found ]</text:p>
      <text:p text:style-name="Standard">[20:20:20] Phalanx2 Rootkit <text:s text:c="33"/>[ Not found ]</text:p>
      <text:p text:style-name="Standard">[20:20:20]</text:p>
      <text:p text:style-name="Standard">[20:20:20] Checking for Phalanx2 Rootkit (extended tests)...</text:p>
      <text:p text:style-name="Standard">[20:20:20] <text:s text:c="2"/>Checking for directory '/etc/khubd.p2' <text:s text:c="9"/>[ Not found ]</text:p>
      <text:p text:style-name="Standard">[20:20:20] <text:s text:c="2"/>Checking for directory '/etc/lolzz.p2' <text:s text:c="9"/>[ Not found ]</text:p>
      <text:p text:style-name="Standard">[20:20:20] <text:s text:c="2"/>Checking for directory '/usr/lib/zupzz.p2' <text:s text:c="5"/>[ Not found ]</text:p>
      <text:p text:style-name="Standard">[20:20:20] Phalanx2 Rootkit (extended tests) <text:s text:c="16"/>[ Not found ]</text:p>
      <text:p text:style-name="Standard">[20:20:20]</text:p>
      <text:p text:style-name="Standard">[20:20:20] Checking for Portacelo Rootkit...</text:p>
      <text:p text:style-name="Standard">[20:20:20] <text:s text:c="2"/>Checking for file '/var/lib/.../.ak' <text:s text:c="11"/>[ Not found ]</text:p>
      <text:p text:style-name="Standard">[20:20:20] <text:s text:c="2"/>Checking for file '/var/lib/.../.hk' <text:s text:c="11"/>[ Not found ]</text:p>
      <text:p text:style-name="Standard">[20:20:20] <text:s text:c="2"/>Checking for file '/var/lib/.../.rs' <text:s text:c="11"/>[ Not found ]</text:p>
      <text:p text:style-name="Standard">[20:20:20] <text:s text:c="2"/>Checking for file '/var/lib/.../.p' <text:s text:c="12"/>[ Not found ]</text:p>
      <text:p text:style-name="Standard">[20:20:20] <text:s text:c="2"/>Checking for file '/var/lib/.../getty' <text:s text:c="9"/>[ Not found ]</text:p>
      <text:p text:style-name="Standard">[20:20:20] <text:s text:c="2"/>Checking for file '/var/lib/.../lkt.o' <text:s text:c="9"/>[ Not found ]</text:p>
      <text:p text:style-name="Standard">[20:20:20] <text:s text:c="2"/>Checking for file '/var/lib/.../show' <text:s text:c="10"/>[ Not found ]</text:p>
      <text:p text:style-name="Standard">[20:20:20] <text:s text:c="2"/>Checking for file '/var/lib/.../nlkt.o' <text:s text:c="8"/>[ Not found ]</text:p>
      <text:p text:style-name="Standard">[20:20:20] <text:s text:c="2"/>Checking for file '/var/lib/.../ssshrc' <text:s text:c="8"/>[ Not found ]</text:p>
      <text:p text:style-name="Standard">[20:20:20] <text:s text:c="2"/>Checking for file '/var/lib/.../sssh_equiv' <text:s text:c="4"/>[ Not found ]</text:p>
      <text:p text:style-name="Standard">[20:20:20] <text:s text:c="2"/>Checking for file '/var/lib/.../sssh_known_hosts' [ Not found ]</text:p>
      <text:p text:style-name="Standard">[20:20:20] <text:s text:c="2"/>Checking for file '/var/lib/.../sssh_pid' <text:s text:c="6"/>[ Not found ]</text:p>
      <text:p text:style-name="Standard">[20:20:20] <text:s text:c="2"/>Checking for file '~/.sssh/known_hosts' <text:s text:c="8"/>[ Not found ]</text:p>
      <text:p text:style-name="Standard">[20:20:20] Portacelo Rootkit <text:s text:c="32"/>[ Not found ]</text:p>
      <text:p text:style-name="Standard">[20:20:20]</text:p>
      <text:p text:style-name="Standard">[20:20:20] Checking for R3dstorm Toolkit...</text:p>
      <text:p text:style-name="Standard">[20:20:20] <text:s text:c="2"/>Checking for file '/var/log/tk02/see_all' <text:s text:c="6"/>[ Not found ]</text:p>
      <text:p text:style-name="Standard">[20:20:20] <text:s text:c="2"/>Checking for file '/var/log/tk02/.scris' <text:s text:c="7"/>[ Not found ]</text:p>
      <text:p text:style-name="Standard">[20:20:20] <text:s text:c="2"/>Checking for file '/bin/.../sshd/sbin/sshd1' <text:s text:c="3"/>[ Not found ]</text:p>
      <text:p text:style-name="Standard">[20:20:20] <text:s text:c="2"/>Checking for file '/bin/.../hate/sk' <text:s text:c="11"/>[ Not found ]</text:p>
      <text:p text:style-name="Standard">[20:20:20] <text:s text:c="2"/>Checking for file '/bin/.../see_all' <text:s text:c="11"/>[ Not found ]</text:p>
      <text:p text:style-name="Standard">[20:20:20] <text:s text:c="2"/>Checking for directory '/var/log/tk02' <text:s text:c="9"/>[ Not found ]</text:p>
      <text:p text:style-name="Standard">[20:20:20] <text:s text:c="2"/>Checking for directory '/var/log/tk02/old' <text:s text:c="5"/>[ Not found ]</text:p>
      <text:p text:style-name="Standard">[20:20:20] <text:s text:c="2"/>Checking for directory '/bin/...' <text:s text:c="14"/>[ Not found ]</text:p>
      <text:p text:style-name="Standard">[20:20:20] R3dstorm Toolkit <text:s text:c="33"/>[ Not found ]</text:p>
      <text:p text:style-name="Standard">[20:20:20]</text:p>
      <text:p text:style-name="Standard">[20:20:20] Checking for RH-Sharpe's Rootkit...</text:p>
      <text:p text:style-name="Standard">[20:20:20] <text:s text:c="2"/>Checking for file '/bin/lps' <text:s text:c="19"/>[ Not found ]</text:p>
      <text:p text:style-name="Standard">[20:20:20] <text:s text:c="2"/>Checking for file '/usr/bin/lpstree' <text:s text:c="11"/>[ Not found ]</text:p>
      <text:p text:style-name="Standard">[20:20:20] <text:s text:c="2"/>Checking for file '/usr/bin/ltop' <text:s text:c="14"/>[ Not found ]</text:p>
      <text:p text:style-name="Standard">[20:20:20] <text:s text:c="2"/>Checking for file '/usr/bin/lkillall' <text:s text:c="10"/>[ Not found ]</text:p>
      <text:p text:style-name="Standard">[20:20:20] <text:s text:c="2"/>Checking for file '/usr/bin/ldu' <text:s text:c="15"/>[ Not found ]</text:p>
      <text:p text:style-name="Standard">[20:20:20] <text:s text:c="2"/>Checking for file '/usr/bin/lnetstat' <text:s text:c="10"/>[ Not found ]</text:p>
      <text:p text:style-name="Standard">[20:20:20] <text:s text:c="2"/>Checking for file '/usr/bin/wp' <text:s text:c="16"/>[ Not found ]</text:p>
      <text:p text:style-name="Standard">[20:20:20] <text:s text:c="2"/>Checking for file '/usr/bin/shad' <text:s text:c="14"/>[ Not found ]</text:p>
      <text:p text:style-name="Standard">[20:20:20] <text:s text:c="2"/>Checking for file '/usr/bin/vadim' <text:s text:c="13"/>[ Not found ]</text:p>
      <text:p text:style-name="Standard"><text:soft-page-break/>[20:20:20] <text:s text:c="2"/>Checking for file '/usr/bin/slice' <text:s text:c="13"/>[ Not found ]</text:p>
      <text:p text:style-name="Standard">[20:20:20] <text:s text:c="2"/>Checking for file '/usr/bin/cleaner' <text:s text:c="11"/>[ Not found ]</text:p>
      <text:p text:style-name="Standard">[20:20:20] <text:s text:c="2"/>Checking for file '/usr/include/rpcsvc/du' <text:s text:c="5"/>[ Not found ]</text:p>
      <text:p text:style-name="Standard">[20:20:20] RH-Sharpe's Rootkit <text:s text:c="30"/>[ Not found ]</text:p>
      <text:p text:style-name="Standard">[20:20:20]</text:p>
      <text:p text:style-name="Standard">[20:20:20] Checking for RSHA's Rootkit...</text:p>
      <text:p text:style-name="Standard">[20:20:20] <text:s text:c="2"/>Checking for file '/bin/kr4p' <text:s text:c="18"/>[ Not found ]</text:p>
      <text:p text:style-name="Standard">[20:20:20] <text:s text:c="2"/>Checking for file '/usr/bin/n3tstat' <text:s text:c="11"/>[ Not found ]</text:p>
      <text:p text:style-name="Standard">[20:20:20] <text:s text:c="2"/>Checking for file '/usr/bin/chsh2' <text:s text:c="13"/>[ Not found ]</text:p>
      <text:p text:style-name="Standard">[20:20:20] <text:s text:c="2"/>Checking for file '/usr/bin/slice2' <text:s text:c="12"/>[ Not found ]</text:p>
      <text:p text:style-name="Standard">[20:20:20] <text:s text:c="2"/>Checking for file '/usr/src/linux/arch/alpha/lib/.lib/.1proc' [ Not found ]</text:p>
      <text:p text:style-name="Standard">[20:20:20] <text:s text:c="2"/>Checking for file '/etc/rc.d/arch/alpha/lib/.lib/.1addr' [ Not found ]</text:p>
      <text:p text:style-name="Standard">[20:20:20] <text:s text:c="2"/>Checking for directory '/etc/rc.d/rsha' <text:s text:c="8"/>[ Not found ]</text:p>
      <text:p text:style-name="Standard">[20:20:21] <text:s text:c="2"/>Checking for directory '/etc/rc.d/arch/alpha/lib/.lib' [ Not found ]</text:p>
      <text:p text:style-name="Standard">[20:20:21] RSHA's Rootkit <text:s text:c="35"/>[ Not found ]</text:p>
      <text:p text:style-name="Standard">[20:20:21]</text:p>
      <text:p text:style-name="Standard">[20:20:21] Checking for Scalper Worm...</text:p>
      <text:p text:style-name="Standard">[20:20:21] <text:s text:c="2"/>Checking for file '/tmp/.a' <text:s text:c="20"/>[ Not found ]</text:p>
      <text:p text:style-name="Standard">[20:20:21] <text:s text:c="2"/>Checking for file '/tmp/.uua' <text:s text:c="18"/>[ Not found ]</text:p>
      <text:p text:style-name="Standard">[20:20:21] Scalper Worm <text:s text:c="37"/>[ Not found ]</text:p>
      <text:p text:style-name="Standard">[20:20:21]</text:p>
      <text:p text:style-name="Standard">[20:20:21] Checking for Sebek LKM...</text:p>
      <text:p text:style-name="Standard">[20:20:21] <text:s text:c="2"/>Checking for kernel symbol 'adore or sebek' <text:s text:c="4"/>[ Not found ]</text:p>
      <text:p text:style-name="Standard">[20:20:21] Sebek LKM <text:s text:c="40"/>[ Not found ]</text:p>
      <text:p text:style-name="Standard">[20:20:21]</text:p>
      <text:p text:style-name="Standard">[20:20:21] Checking for Shutdown Rootkit...</text:p>
      <text:p text:style-name="Standard">[20:20:21] <text:s text:c="2"/>Checking for file '/usr/man/man5/..&lt;SP&gt;/.dir/scannah/asus' [ Not found ]</text:p>
      <text:p text:style-name="Standard">[20:20:21] <text:s text:c="2"/>Checking for file '/usr/man/man5/..&lt;SP&gt;/.dir/see' [ Not found ]</text:p>
      <text:p text:style-name="Standard">[20:20:21] <text:s text:c="2"/>Checking for file '/usr/man/man5/..&lt;SP&gt;/.dir/nscd' [ Not found ]</text:p>
      <text:p text:style-name="Standard">[20:20:21] <text:s text:c="2"/>Checking for file '/usr/man/man5/..&lt;SP&gt;/.dir/alpd' [ Not found ]</text:p>
      <text:p text:style-name="Standard">[20:20:21] <text:s text:c="2"/>Checking for file '/etc/rc.d/rc.local&lt;SP&gt;' <text:s text:c="5"/>[ Not found ]</text:p>
      <text:p text:style-name="Standard">[20:20:21] <text:s text:c="2"/>Checking for directory '/usr/man/man5/..&lt;SP&gt;/.dir' [ Not found ]</text:p>
      <text:p text:style-name="Standard">[20:20:21] <text:s text:c="2"/>Checking for directory '/usr/man/man5/..&lt;SP&gt;/.dir/scannah' [ Not found ]</text:p>
      <text:p text:style-name="Standard">[20:20:21] <text:s text:c="2"/>Checking for directory '/etc/rc.d/rc0.d/..&lt;SP&gt;/.dir' [ Not found ]</text:p>
      <text:p text:style-name="Standard">[20:20:21] Shutdown Rootkit <text:s text:c="33"/>[ Not found ]</text:p>
      <text:p text:style-name="Standard">[20:20:21]</text:p>
      <text:p text:style-name="Standard">[20:20:21] Checking for SHV4 Rootkit...</text:p>
      <text:p text:style-name="Standard">[20:20:21] <text:s text:c="2"/>Checking for file '/etc/ld.so.hash' <text:s text:c="12"/>[ Not found ]</text:p>
      <text:p text:style-name="Standard">[20:20:21] <text:s text:c="2"/>Checking for file '/lib/libext-2.so.7' <text:s text:c="9"/>[ Not found ]</text:p>
      <text:p text:style-name="Standard">[20:20:21] <text:s text:c="2"/>Checking for file '/lib/lidps1.so' <text:s text:c="13"/>[ Not found ]</text:p>
      <text:p text:style-name="Standard">[20:20:21] <text:s text:c="2"/>Checking for file '/lib/libproc.a' <text:s text:c="13"/>[ Not found ]</text:p>
      <text:p text:style-name="Standard">[20:20:21] <text:s text:c="2"/>Checking for file '/lib/libproc.so.2.0.6' <text:s text:c="6"/>[ Not found ]</text:p>
      <text:p text:style-name="Standard">[20:20:21] <text:s text:c="2"/>Checking for file '/lib/ldd.so/tks' <text:s text:c="12"/>[ Not found ]</text:p>
      <text:p text:style-name="Standard">[20:20:21] <text:s text:c="2"/>Checking for file '/lib/ldd.so/tkp' <text:s text:c="12"/>[ Not found ]</text:p>
      <text:p text:style-name="Standard">[20:20:21] <text:s text:c="2"/>Checking for file '/lib/ldd.so/tksb' <text:s text:c="11"/>[ Not found ]</text:p>
      <text:p text:style-name="Standard">[20:20:21] <text:s text:c="2"/>Checking for file '/lib/security/.config/sshd' <text:s/>[ Not found ]</text:p>
      <text:p text:style-name="Standard">[20:20:21] <text:s text:c="2"/>Checking for file '/lib/security/.config/ssh/ssh_host_key' [ Not found ]</text:p>
      <text:p text:style-name="Standard">[20:20:21] <text:s text:c="2"/>Checking for file '/lib/security/.config/ssh/ssh_host_key.pub' [ Not found ]</text:p>
      <text:p text:style-name="Standard">[20:20:21] <text:s text:c="2"/>Checking for file '/lib/security/.config/ssh/ssh_random_seed' [ Not found ]</text:p>
      <text:p text:style-name="Standard">[20:20:21] <text:s text:c="2"/>Checking for file '/usr/include/file.h' <text:s text:c="8"/>[ Not found ]</text:p>
      <text:p text:style-name="Standard">[20:20:21] <text:s text:c="2"/>Checking for file '/usr/include/hosts.h' <text:s text:c="7"/>[ Not found ]</text:p>
      <text:p text:style-name="Standard">[20:20:21] <text:s text:c="2"/>Checking for file '/usr/include/lidps1.so' <text:s text:c="5"/>[ Not found ]</text:p>
      <text:p text:style-name="Standard"><text:soft-page-break/>[20:20:21] <text:s text:c="2"/>Checking for file '/usr/include/log.h' <text:s text:c="9"/>[ Not found ]</text:p>
      <text:p text:style-name="Standard">[20:20:21] <text:s text:c="2"/>Checking for file '/usr/include/proc.h' <text:s text:c="8"/>[ Not found ]</text:p>
      <text:p text:style-name="Standard">[20:20:21] <text:s text:c="2"/>Checking for file '/usr/sbin/xntps' <text:s text:c="12"/>[ Not found ]</text:p>
      <text:p text:style-name="Standard">[20:20:21] <text:s text:c="2"/>Checking for file '/dev/srd0' <text:s text:c="18"/>[ Not found ]</text:p>
      <text:p text:style-name="Standard">[20:20:21] <text:s text:c="2"/>Checking for directory '/lib/ldd.so' <text:s text:c="11"/>[ Not found ]</text:p>
      <text:p text:style-name="Standard">[20:20:21] <text:s text:c="2"/>Checking for directory '/lib/security/.config' <text:s/>[ Not found ]</text:p>
      <text:p text:style-name="Standard">[20:20:21] <text:s text:c="2"/>Checking for directory '/lib/security/.config/ssh' [ Not found ]</text:p>
      <text:p text:style-name="Standard">[20:20:21] SHV4 Rootkit <text:s text:c="37"/>[ Not found ]</text:p>
      <text:p text:style-name="Standard">[20:20:21]</text:p>
      <text:p text:style-name="Standard">[20:20:21] Checking for SHV5 Rootkit...</text:p>
      <text:p text:style-name="Standard">[20:20:21] <text:s text:c="2"/>Checking for file '/etc/sh.conf' <text:s text:c="15"/>[ Not found ]</text:p>
      <text:p text:style-name="Standard">[20:20:21] <text:s text:c="2"/>Checking for file '/lib/libproc.a' <text:s text:c="13"/>[ Not found ]</text:p>
      <text:p text:style-name="Standard">[20:20:21] <text:s text:c="2"/>Checking for file '/lib/libproc.so.2.0.6' <text:s text:c="6"/>[ Not found ]</text:p>
      <text:p text:style-name="Standard">[20:20:21] <text:s text:c="2"/>Checking for file '/lib/lidps1.so' <text:s text:c="13"/>[ Not found ]</text:p>
      <text:p text:style-name="Standard">[20:20:21] <text:s text:c="2"/>Checking for file '/lib/libsh.so/bash' <text:s text:c="9"/>[ Not found ]</text:p>
      <text:p text:style-name="Standard">[20:20:21] <text:s text:c="2"/>Checking for file '/usr/include/file.h' <text:s text:c="8"/>[ Not found ]</text:p>
      <text:p text:style-name="Standard">[20:20:21] <text:s text:c="2"/>Checking for file '/usr/include/hosts.h' <text:s text:c="7"/>[ Not found ]</text:p>
      <text:p text:style-name="Standard">[20:20:21] <text:s text:c="2"/>Checking for file '/usr/include/log.h' <text:s text:c="9"/>[ Not found ]</text:p>
      <text:p text:style-name="Standard">[20:20:21] <text:s text:c="2"/>Checking for file '/usr/include/proc.h' <text:s text:c="8"/>[ Not found ]</text:p>
      <text:p text:style-name="Standard">[20:20:21] <text:s text:c="2"/>Checking for file '/lib/libsh.so/shdcf2' <text:s text:c="7"/>[ Not found ]</text:p>
      <text:p text:style-name="Standard">[20:20:21] <text:s text:c="2"/>Checking for file '/lib/libsh.so/shhk' <text:s text:c="9"/>[ Not found ]</text:p>
      <text:p text:style-name="Standard">[20:20:21] <text:s text:c="2"/>Checking for file '/lib/libsh.so/shhk.pub' <text:s text:c="5"/>[ Not found ]</text:p>
      <text:p text:style-name="Standard">[20:20:21] <text:s text:c="2"/>Checking for file '/lib/libsh.so/shrs' <text:s text:c="9"/>[ Not found ]</text:p>
      <text:p text:style-name="Standard">[20:20:21] <text:s text:c="2"/>Checking for file '/usr/lib/libsh/.bashrc' <text:s text:c="5"/>[ Not found ]</text:p>
      <text:p text:style-name="Standard">[20:20:21] <text:s text:c="2"/>Checking for file '/usr/lib/libsh/shsb' <text:s text:c="8"/>[ Not found ]</text:p>
      <text:p text:style-name="Standard">[20:20:21] <text:s text:c="2"/>Checking for file '/usr/lib/libsh/hide' <text:s text:c="8"/>[ Not found ]</text:p>
      <text:p text:style-name="Standard">[20:20:21] <text:s text:c="2"/>Checking for file '/usr/lib/libsh/.sniff/shsniff' [ Not found ]</text:p>
      <text:p text:style-name="Standard">[20:20:21] <text:s text:c="2"/>Checking for file '/usr/lib/libsh/.sniff/shp' <text:s text:c="2"/>[ Not found ]</text:p>
      <text:p text:style-name="Standard">[20:20:21] <text:s text:c="2"/>Checking for file '/dev/srd0' <text:s text:c="18"/>[ Not found ]</text:p>
      <text:p text:style-name="Standard">[20:20:21] <text:s text:c="2"/>Checking for directory '/lib/libsh.so' <text:s text:c="9"/>[ Not found ]</text:p>
      <text:p text:style-name="Standard">[20:20:21] <text:s text:c="2"/>Checking for directory '/usr/lib/libsh' <text:s text:c="8"/>[ Not found ]</text:p>
      <text:p text:style-name="Standard">[20:20:21] <text:s text:c="2"/>Checking for directory '/usr/lib/libsh/utilz' <text:s text:c="2"/>[ Not found ]</text:p>
      <text:p text:style-name="Standard">[20:20:21] <text:s text:c="2"/>Checking for directory '/usr/lib/libsh/.backup' [ Not found ]</text:p>
      <text:p text:style-name="Standard">[20:20:21] SHV5 Rootkit <text:s text:c="37"/>[ Not found ]</text:p>
      <text:p text:style-name="Standard">[20:20:21]</text:p>
      <text:p text:style-name="Standard">[20:20:21] Checking for Sin Rootkit...</text:p>
      <text:p text:style-name="Standard">[20:20:21] <text:s text:c="2"/>Checking for file '/dev/.haos/haos1/.f/Denyed' <text:s/>[ Not found ]</text:p>
      <text:p text:style-name="Standard">[20:20:21] <text:s text:c="2"/>Checking for file '/dev/ttyoa' <text:s text:c="17"/>[ Not found ]</text:p>
      <text:p text:style-name="Standard">[20:20:21] <text:s text:c="2"/>Checking for file '/dev/ttyof' <text:s text:c="17"/>[ Not found ]</text:p>
      <text:p text:style-name="Standard">[20:20:22] <text:s text:c="2"/>Checking for file '/dev/ttyop' <text:s text:c="17"/>[ Not found ]</text:p>
      <text:p text:style-name="Standard">[20:20:22] <text:s text:c="2"/>Checking for file '/dev/ttyos' <text:s text:c="17"/>[ Not found ]</text:p>
      <text:p text:style-name="Standard">[20:20:22] <text:s text:c="2"/>Checking for file '/usr/lib/.lib' <text:s text:c="14"/>[ Not found ]</text:p>
      <text:p text:style-name="Standard">[20:20:22] <text:s text:c="2"/>Checking for file '/usr/lib/sn/.X' <text:s text:c="13"/>[ Not found ]</text:p>
      <text:p text:style-name="Standard">[20:20:22] <text:s text:c="2"/>Checking for file '/usr/lib/sn/.sys' <text:s text:c="11"/>[ Not found ]</text:p>
      <text:p text:style-name="Standard">[20:20:22] <text:s text:c="2"/>Checking for file '/usr/lib/ld/.X' <text:s text:c="13"/>[ Not found ]</text:p>
      <text:p text:style-name="Standard">[20:20:22] <text:s text:c="2"/>Checking for file '/usr/man/man1/...' <text:s text:c="10"/>[ Not found ]</text:p>
      <text:p text:style-name="Standard">[20:20:22] <text:s text:c="2"/>Checking for file '/usr/man/man1/.../.m' <text:s text:c="7"/>[ Not found ]</text:p>
      <text:p text:style-name="Standard">[20:20:22] <text:s text:c="2"/>Checking for file '/usr/man/man1/.../.w' <text:s text:c="7"/>[ Not found ]</text:p>
      <text:p text:style-name="Standard">[20:20:22] <text:s text:c="2"/>Checking for directory '/usr/lib/sn' <text:s text:c="11"/>[ Not found ]</text:p>
      <text:p text:style-name="Standard">[20:20:22] <text:s text:c="2"/>Checking for directory '/usr/lib/man1/...' <text:s text:c="5"/>[ Not found ]</text:p>
      <text:p text:style-name="Standard">[20:20:22] <text:s text:c="2"/>Checking for directory '/dev/.haos' <text:s text:c="12"/>[ Not found ]</text:p>
      <text:p text:style-name="Standard">[20:20:22] Sin Rootkit <text:s text:c="38"/>[ Not found ]</text:p>
      <text:p text:style-name="Standard"><text:soft-page-break/>[20:20:22]</text:p>
      <text:p text:style-name="Standard">[20:20:22] Checking for Slapper Worm...</text:p>
      <text:p text:style-name="Standard">[20:20:22] <text:s text:c="2"/>Checking for file '/tmp/.bugtraq' <text:s text:c="14"/>[ Not found ]</text:p>
      <text:p text:style-name="Standard">[20:20:22] <text:s text:c="2"/>Checking for file '/tmp/.uubugtraq' <text:s text:c="12"/>[ Not found ]</text:p>
      <text:p text:style-name="Standard">[20:20:22] <text:s text:c="2"/>Checking for file '/tmp/.bugtraq.c' <text:s text:c="12"/>[ Not found ]</text:p>
      <text:p text:style-name="Standard">[20:20:22] <text:s text:c="2"/>Checking for file '/tmp/httpd' <text:s text:c="17"/>[ Not found ]</text:p>
      <text:p text:style-name="Standard">[20:20:22] <text:s text:c="2"/>Checking for file '/tmp/.unlock' <text:s text:c="15"/>[ Not found ]</text:p>
      <text:p text:style-name="Standard">[20:20:22] <text:s text:c="2"/>Checking for file '/tmp/update' <text:s text:c="16"/>[ Not found ]</text:p>
      <text:p text:style-name="Standard">[20:20:22] <text:s text:c="2"/>Checking for file '/tmp/.cinik' <text:s text:c="16"/>[ Not found ]</text:p>
      <text:p text:style-name="Standard">[20:20:22] <text:s text:c="2"/>Checking for file '/tmp/.b' <text:s text:c="20"/>[ Not found ]</text:p>
      <text:p text:style-name="Standard">[20:20:22] Slapper Worm <text:s text:c="37"/>[ Not found ]</text:p>
      <text:p text:style-name="Standard">[20:20:22]</text:p>
      <text:p text:style-name="Standard">[20:20:22] Checking for Sneakin Rootkit...</text:p>
      <text:p text:style-name="Standard">[20:20:22] <text:s text:c="2"/>Checking for directory '/tmp/.X11-unix/.../rk' <text:s/>[ Not found ]</text:p>
      <text:p text:style-name="Standard">[20:20:22] Sneakin Rootkit <text:s text:c="34"/>[ Not found ]</text:p>
      <text:p text:style-name="Standard">[20:20:22]</text:p>
      <text:p text:style-name="Standard">[20:20:22] Checking for 'Spanish' Rootkit...</text:p>
      <text:p text:style-name="Standard">[20:20:22] <text:s text:c="2"/>Checking for file '/dev/ptyq' <text:s text:c="18"/>[ Not found ]</text:p>
      <text:p text:style-name="Standard">[20:20:22] <text:s text:c="2"/>Checking for file '/bin/ad' <text:s text:c="20"/>[ Not found ]</text:p>
      <text:p text:style-name="Standard">[20:20:22] <text:s text:c="2"/>Checking for file '/bin/ava' <text:s text:c="19"/>[ Not found ]</text:p>
      <text:p text:style-name="Standard">[20:20:22] <text:s text:c="2"/>Checking for file '/bin/server' <text:s text:c="16"/>[ Not found ]</text:p>
      <text:p text:style-name="Standard">[20:20:22] <text:s text:c="2"/>Checking for file '/usr/sbin/rescue' <text:s text:c="11"/>[ Not found ]</text:p>
      <text:p text:style-name="Standard">[20:20:22] <text:s text:c="2"/>Checking for file '/usr/share/.../chrps' <text:s text:c="7"/>[ Not found ]</text:p>
      <text:p text:style-name="Standard">[20:20:22] <text:s text:c="2"/>Checking for file '/usr/share/.../chrifconfig' <text:s/>[ Not found ]</text:p>
      <text:p text:style-name="Standard">[20:20:22] <text:s text:c="2"/>Checking for file '/usr/share/.../netstat' <text:s text:c="5"/>[ Not found ]</text:p>
      <text:p text:style-name="Standard">[20:20:22] <text:s text:c="2"/>Checking for file '/usr/share/.../linsniffer' <text:s text:c="2"/>[ Not found ]</text:p>
      <text:p text:style-name="Standard">[20:20:22] <text:s text:c="2"/>Checking for file '/usr/share/.../charbd' <text:s text:c="6"/>[ Not found ]</text:p>
      <text:p text:style-name="Standard">[20:20:22] <text:s text:c="2"/>Checking for file '/usr/share/.../charbd2' <text:s text:c="5"/>[ Not found ]</text:p>
      <text:p text:style-name="Standard">[20:20:22] <text:s text:c="2"/>Checking for file '/usr/share/.../charbd3' <text:s text:c="5"/>[ Not found ]</text:p>
      <text:p text:style-name="Standard">[20:20:22] <text:s text:c="2"/>Checking for file '/usr/share/.../charbd4' <text:s text:c="5"/>[ Not found ]</text:p>
      <text:p text:style-name="Standard">[20:20:22] <text:s text:c="2"/>Checking for file '/usr/man/tmp/update.tgz' <text:s text:c="4"/>[ Not found ]</text:p>
      <text:p text:style-name="Standard">[20:20:22] <text:s text:c="2"/>Checking for file '/var/lib/rpm/db.rpm' <text:s text:c="8"/>[ Not found ]</text:p>
      <text:p text:style-name="Standard">[20:20:22] <text:s text:c="2"/>Checking for file '/var/cache/man/.cat' <text:s text:c="8"/>[ Not found ]</text:p>
      <text:p text:style-name="Standard">[20:20:22] <text:s text:c="2"/>Checking for file '/var/spool/lpd/remote/.lpq' <text:s/>[ Not found ]</text:p>
      <text:p text:style-name="Standard">[20:20:22] <text:s text:c="2"/>Checking for directory '/usr/share/...' <text:s text:c="8"/>[ Not found ]</text:p>
      <text:p text:style-name="Standard">[20:20:22] 'Spanish' Rootkit <text:s text:c="32"/>[ Not found ]</text:p>
      <text:p text:style-name="Standard">[20:20:22]</text:p>
      <text:p text:style-name="Standard">[20:20:22] Checking for Suckit Rootkit...</text:p>
      <text:p text:style-name="Standard">[20:20:22] <text:s text:c="2"/>Checking for file '/sbin/initsk12' <text:s text:c="13"/>[ Not found ]</text:p>
      <text:p text:style-name="Standard">[20:20:22] <text:s text:c="2"/>Checking for file '/sbin/initxrk' <text:s text:c="14"/>[ Not found ]</text:p>
      <text:p text:style-name="Standard">[20:20:22] <text:s text:c="2"/>Checking for file '/usr/bin/null' <text:s text:c="14"/>[ Not found ]</text:p>
      <text:p text:style-name="Standard">[20:20:22] <text:s text:c="2"/>Checking for file '/usr/share/locale/sk/.sk12/sk' [ Not found ]</text:p>
      <text:p text:style-name="Standard">[20:20:22] <text:s text:c="2"/>Checking for file '/etc/rc.d/rc0.d/S23kmdac' <text:s text:c="3"/>[ Not found ]</text:p>
      <text:p text:style-name="Standard">[20:20:22] <text:s text:c="2"/>Checking for file '/etc/rc.d/rc1.d/S23kmdac' <text:s text:c="3"/>[ Not found ]</text:p>
      <text:p text:style-name="Standard">[20:20:22] <text:s text:c="2"/>Checking for file '/etc/rc.d/rc2.d/S23kmdac' <text:s text:c="3"/>[ Not found ]</text:p>
      <text:p text:style-name="Standard">[20:20:22] <text:s text:c="2"/>Checking for file '/etc/rc.d/rc3.d/S23kmdac' <text:s text:c="3"/>[ Not found ]</text:p>
      <text:p text:style-name="Standard">[20:20:22] <text:s text:c="2"/>Checking for file '/etc/rc.d/rc4.d/S23kmdac' <text:s text:c="3"/>[ Not found ]</text:p>
      <text:p text:style-name="Standard">[20:20:22] <text:s text:c="2"/>Checking for file '/etc/rc.d/rc5.d/S23kmdac' <text:s text:c="3"/>[ Not found ]</text:p>
      <text:p text:style-name="Standard">[20:20:22] <text:s text:c="2"/>Checking for file '/etc/rc.d/rc6.d/S23kmdac' <text:s text:c="3"/>[ Not found ]</text:p>
      <text:p text:style-name="Standard">[20:20:22] <text:s text:c="2"/>Checking for directory '/dev/sdhu0/tehdrakg' <text:s text:c="3"/>[ Not found ]</text:p>
      <text:p text:style-name="Standard">[20:20:22] <text:s text:c="2"/>Checking for directory '/etc/.MG' <text:s text:c="14"/>[ Not found ]</text:p>
      <text:p text:style-name="Standard">[20:20:22] <text:s text:c="2"/>Checking for directory '/usr/share/locale/sk/.sk12' [ Not found ]</text:p>
      <text:p text:style-name="Standard"><text:soft-page-break/>[20:20:22] <text:s text:c="2"/>Checking for directory '/usr/lib/perl5/site_perl/i386-linux/auto/TimeDate/.packlist' [ Not found ]</text:p>
      <text:p text:style-name="Standard">[20:20:22] Suckit Rootkit <text:s text:c="35"/>[ Not found ]</text:p>
      <text:p text:style-name="Standard">[20:20:22]</text:p>
      <text:p text:style-name="Standard">[20:20:22] Checking for Superkit Rootkit...</text:p>
      <text:p text:style-name="Standard">[20:20:22] <text:s text:c="2"/>Checking for file '/usr/man/.sman/sk/backsh' <text:s text:c="3"/>[ Not found ]</text:p>
      <text:p text:style-name="Standard">[20:20:22] <text:s text:c="2"/>Checking for file '/usr/man/.sman/sk/izbtrag' <text:s text:c="2"/>[ Not found ]</text:p>
      <text:p text:style-name="Standard">[20:20:22] <text:s text:c="2"/>Checking for file '/usr/man/.sman/sk/sksniff' <text:s text:c="2"/>[ Not found ]</text:p>
      <text:p text:style-name="Standard">[20:20:22] <text:s text:c="2"/>Checking for file '/var/www/cgi-bin/cgiback.cgi' [ Not found ]</text:p>
      <text:p text:style-name="Standard">[20:20:22] <text:s text:c="2"/>Checking for directory '/usr/man/.sman/sk' <text:s text:c="5"/>[ Not found ]</text:p>
      <text:p text:style-name="Standard">[20:20:22] Superkit Rootkit <text:s text:c="33"/>[ Not found ]</text:p>
      <text:p text:style-name="Standard">[20:20:22]</text:p>
      <text:p text:style-name="Standard">[20:20:22] Checking for TBD (Telnet BackDoor)...</text:p>
      <text:p text:style-name="Standard">[20:20:22] <text:s text:c="2"/>Checking for file '/usr/lib/.tbd' <text:s text:c="14"/>[ Not found ]</text:p>
      <text:p text:style-name="Standard">[20:20:22] TBD (Telnet BackDoor) <text:s text:c="28"/>[ Not found ]</text:p>
      <text:p text:style-name="Standard">[20:20:22]</text:p>
      <text:p text:style-name="Standard">[20:20:22] Checking for TeLeKiT Rootkit...</text:p>
      <text:p text:style-name="Standard">[20:20:22] <text:s text:c="2"/>Checking for file '/usr/man/man3/.../TeLeKiT/bin/sniff' [ Not found ]</text:p>
      <text:p text:style-name="Standard">[20:20:22] <text:s text:c="2"/>Checking for file '/usr/man/man3/.../TeLeKiT/bin/telnetd' [ Not found ]</text:p>
      <text:p text:style-name="Standard">[20:20:22] <text:s text:c="2"/>Checking for file '/usr/man/man3/.../TeLeKiT/bin/teleulo' [ Not found ]</text:p>
      <text:p text:style-name="Standard">[20:20:23] <text:s text:c="2"/>Checking for file '/usr/man/man3/.../cl' <text:s text:c="7"/>[ Not found ]</text:p>
      <text:p text:style-name="Standard">[20:20:23] <text:s text:c="2"/>Checking for file '/dev/ptyr' <text:s text:c="18"/>[ Not found ]</text:p>
      <text:p text:style-name="Standard">[20:20:23] <text:s text:c="2"/>Checking for file '/dev/ptyp' <text:s text:c="18"/>[ Not found ]</text:p>
      <text:p text:style-name="Standard">[20:20:23] <text:s text:c="2"/>Checking for file '/dev/ptyq' <text:s text:c="18"/>[ Not found ]</text:p>
      <text:p text:style-name="Standard">[20:20:23] <text:s text:c="2"/>Checking for file '/dev/hda06' <text:s text:c="17"/>[ Not found ]</text:p>
      <text:p text:style-name="Standard">[20:20:23] <text:s text:c="2"/>Checking for file '/usr/info/libc1.so' <text:s text:c="9"/>[ Not found ]</text:p>
      <text:p text:style-name="Standard">[20:20:23] <text:s text:c="2"/>Checking for directory '/usr/man/man3/...' <text:s text:c="5"/>[ Not found ]</text:p>
      <text:p text:style-name="Standard">[20:20:23] <text:s text:c="2"/>Checking for directory '/usr/man/man3/.../lsniff' [ Not found ]</text:p>
      <text:p text:style-name="Standard">[20:20:23] <text:s text:c="2"/>Checking for directory '/usr/man/man3/.../TeLeKiT' [ Not found ]</text:p>
      <text:p text:style-name="Standard">[20:20:23] TeLeKiT Rootkit <text:s text:c="34"/>[ Not found ]</text:p>
      <text:p text:style-name="Standard">[20:20:23]</text:p>
      <text:p text:style-name="Standard">[20:20:23] Checking for T0rn Rootkit...</text:p>
      <text:p text:style-name="Standard">[20:20:23] <text:s text:c="2"/>Checking for file '/dev/.lib/lib/lib/t0rns' <text:s text:c="4"/>[ Not found ]</text:p>
      <text:p text:style-name="Standard">[20:20:23] <text:s text:c="2"/>Checking for file '/dev/.lib/lib/lib/du' <text:s text:c="7"/>[ Not found ]</text:p>
      <text:p text:style-name="Standard">[20:20:23] <text:s text:c="2"/>Checking for file '/dev/.lib/lib/lib/ls' <text:s text:c="7"/>[ Not found ]</text:p>
      <text:p text:style-name="Standard">[20:20:23] <text:s text:c="2"/>Checking for file '/dev/.lib/lib/lib/t0rnsb' <text:s text:c="3"/>[ Not found ]</text:p>
      <text:p text:style-name="Standard">[20:20:23] <text:s text:c="2"/>Checking for file '/dev/.lib/lib/lib/ps' <text:s text:c="7"/>[ Not found ]</text:p>
      <text:p text:style-name="Standard">[20:20:23] <text:s text:c="2"/>Checking for file '/dev/.lib/lib/lib/t0rnp' <text:s text:c="4"/>[ Not found ]</text:p>
      <text:p text:style-name="Standard">[20:20:23] <text:s text:c="2"/>Checking for file '/dev/.lib/lib/lib/find' <text:s text:c="5"/>[ Not found ]</text:p>
      <text:p text:style-name="Standard">[20:20:23] <text:s text:c="2"/>Checking for file '/dev/.lib/lib/lib/ifconfig' <text:s/>[ Not found ]</text:p>
      <text:p text:style-name="Standard">[20:20:23] <text:s text:c="2"/>Checking for file '/dev/.lib/lib/lib/pg' <text:s text:c="7"/>[ Not found ]</text:p>
      <text:p text:style-name="Standard">[20:20:23] <text:s text:c="2"/>Checking for file '/dev/.lib/lib/lib/ssh.tgz' <text:s text:c="2"/>[ Not found ]</text:p>
      <text:p text:style-name="Standard">[20:20:23] <text:s text:c="2"/>Checking for file '/dev/.lib/lib/lib/top' <text:s text:c="6"/>[ Not found ]</text:p>
      <text:p text:style-name="Standard">[20:20:23] <text:s text:c="2"/>Checking for file '/dev/.lib/lib/lib/sz' <text:s text:c="7"/>[ Not found ]</text:p>
      <text:p text:style-name="Standard">[20:20:23] <text:s text:c="2"/>Checking for file '/dev/.lib/lib/lib/login' <text:s text:c="4"/>[ Not found ]</text:p>
      <text:p text:style-name="Standard">[20:20:23] <text:s text:c="2"/>Checking for file '/dev/.lib/lib/lib/in.fingerd' [ Not found ]</text:p>
      <text:p text:style-name="Standard">[20:20:23] <text:s text:c="2"/>Checking for file '/dev/.lib/lib/lib/1i0n.sh' <text:s text:c="2"/>[ Not found ]</text:p>
      <text:p text:style-name="Standard">[20:20:23] <text:s text:c="2"/>Checking for file '/dev/.lib/lib/lib/pstree' <text:s text:c="3"/>[ Not found ]</text:p>
      <text:p text:style-name="Standard">[20:20:23] <text:s text:c="2"/>Checking for file '/dev/.lib/lib/lib/in.telnetd' [ Not found ]</text:p>
      <text:p text:style-name="Standard">[20:20:23] <text:s text:c="2"/>Checking for file '/dev/.lib/lib/lib/mjy' <text:s text:c="6"/>[ Not found ]</text:p>
      <text:p text:style-name="Standard">[20:20:23] <text:s text:c="2"/>Checking for file '/dev/.lib/lib/lib/sush' <text:s text:c="5"/>[ Not found ]</text:p>
      <text:p text:style-name="Standard">[20:20:23] <text:s text:c="2"/>Checking for file '/dev/.lib/lib/lib/tfn' <text:s text:c="6"/>[ Not found ]</text:p>
      <text:p text:style-name="Standard"><text:soft-page-break/>[20:20:23] <text:s text:c="2"/>Checking for file '/dev/.lib/lib/lib/name' <text:s text:c="5"/>[ Not found ]</text:p>
      <text:p text:style-name="Standard">[20:20:23] <text:s text:c="2"/>Checking for file '/dev/.lib/lib/lib/getip.sh' <text:s/>[ Not found ]</text:p>
      <text:p text:style-name="Standard">[20:20:23] <text:s text:c="2"/>Checking for file '/usr/info/.torn/sh*' <text:s text:c="8"/>[ Not found ]</text:p>
      <text:p text:style-name="Standard">[20:20:23] <text:s text:c="2"/>Checking for file '/usr/src/.puta/.1addr' <text:s text:c="6"/>[ Not found ]</text:p>
      <text:p text:style-name="Standard">[20:20:23] <text:s text:c="2"/>Checking for file '/usr/src/.puta/.1file' <text:s text:c="6"/>[ Not found ]</text:p>
      <text:p text:style-name="Standard">[20:20:23] <text:s text:c="2"/>Checking for file '/usr/src/.puta/.1proc' <text:s text:c="6"/>[ Not found ]</text:p>
      <text:p text:style-name="Standard">[20:20:23] <text:s text:c="2"/>Checking for file '/usr/src/.puta/.1logz' <text:s text:c="6"/>[ Not found ]</text:p>
      <text:p text:style-name="Standard">[20:20:23] <text:s text:c="2"/>Checking for file '/usr/info/.t0rn' <text:s text:c="12"/>[ Not found ]</text:p>
      <text:p text:style-name="Standard">[20:20:23] <text:s text:c="2"/>Checking for directory '/dev/.lib' <text:s text:c="13"/>[ Not found ]</text:p>
      <text:p text:style-name="Standard">[20:20:23] <text:s text:c="2"/>Checking for directory '/dev/.lib/lib' <text:s text:c="9"/>[ Not found ]</text:p>
      <text:p text:style-name="Standard">[20:20:23] <text:s text:c="2"/>Checking for directory '/dev/.lib/lib/lib' <text:s text:c="5"/>[ Not found ]</text:p>
      <text:p text:style-name="Standard">[20:20:23] <text:s text:c="2"/>Checking for directory '/dev/.lib/lib/lib/dev' <text:s/>[ Not found ]</text:p>
      <text:p text:style-name="Standard">[20:20:23] <text:s text:c="2"/>Checking for directory '/dev/.lib/lib/scan' <text:s text:c="4"/>[ Not found ]</text:p>
      <text:p text:style-name="Standard">[20:20:23] <text:s text:c="2"/>Checking for directory '/usr/src/.puta' <text:s text:c="8"/>[ Not found ]</text:p>
      <text:p text:style-name="Standard">[20:20:23] <text:s text:c="2"/>Checking for directory '/usr/man/man1/man1' <text:s text:c="4"/>[ Not found ]</text:p>
      <text:p text:style-name="Standard">[20:20:23] <text:s text:c="2"/>Checking for directory '/usr/man/man1/man1/lib' [ Not found ]</text:p>
      <text:p text:style-name="Standard">[20:20:23] <text:s text:c="2"/>Checking for directory '/usr/man/man1/man1/lib/.lib' [ Not found ]</text:p>
      <text:p text:style-name="Standard">[20:20:23] <text:s text:c="2"/>Checking for directory '/usr/man/man1/man1/lib/.lib/.backup' [ Not found ]</text:p>
      <text:p text:style-name="Standard">[20:20:23] T0rn Rootkit <text:s text:c="37"/>[ Not found ]</text:p>
      <text:p text:style-name="Standard">[20:20:23]</text:p>
      <text:p text:style-name="Standard">[20:20:23] Checking for trNkit Rootkit...</text:p>
      <text:p text:style-name="Standard">[20:20:23] <text:s text:c="2"/>Checking for file '/usr/lib/libbins.la' <text:s text:c="8"/>[ Not found ]</text:p>
      <text:p text:style-name="Standard">[20:20:23] <text:s text:c="2"/>Checking for file '/usr/lib/libtcs.so' <text:s text:c="9"/>[ Not found ]</text:p>
      <text:p text:style-name="Standard">[20:20:23] <text:s text:c="2"/>Checking for file '/dev/.ttpy/ulogin.sh' <text:s text:c="7"/>[ Not found ]</text:p>
      <text:p text:style-name="Standard">[20:20:23] <text:s text:c="2"/>Checking for file '/dev/.ttpy/tcpshell.sh' <text:s text:c="5"/>[ Not found ]</text:p>
      <text:p text:style-name="Standard">[20:20:23] <text:s text:c="2"/>Checking for file '/dev/.ttpy/bupdu' <text:s text:c="11"/>[ Not found ]</text:p>
      <text:p text:style-name="Standard">[20:20:23] <text:s text:c="2"/>Checking for file '/dev/.ttpy/buloc' <text:s text:c="11"/>[ Not found ]</text:p>
      <text:p text:style-name="Standard">[20:20:23] <text:s text:c="2"/>Checking for file '/dev/.ttpy/buloc1' <text:s text:c="10"/>[ Not found ]</text:p>
      <text:p text:style-name="Standard">[20:20:23] <text:s text:c="2"/>Checking for file '/dev/.ttpy/buloc2' <text:s text:c="10"/>[ Not found ]</text:p>
      <text:p text:style-name="Standard">[20:20:23] <text:s text:c="2"/>Checking for file '/dev/.ttpy/stat' <text:s text:c="12"/>[ Not found ]</text:p>
      <text:p text:style-name="Standard">[20:20:23] <text:s text:c="2"/>Checking for file '/dev/.ttpy/backps' <text:s text:c="10"/>[ Not found ]</text:p>
      <text:p text:style-name="Standard">[20:20:23] <text:s text:c="2"/>Checking for file '/dev/.ttpy/tree' <text:s text:c="12"/>[ Not found ]</text:p>
      <text:p text:style-name="Standard">[20:20:23] <text:s text:c="2"/>Checking for file '/dev/.ttpy/topk' <text:s text:c="12"/>[ Not found ]</text:p>
      <text:p text:style-name="Standard">[20:20:23] <text:s text:c="2"/>Checking for file '/dev/.ttpy/wold' <text:s text:c="12"/>[ Not found ]</text:p>
      <text:p text:style-name="Standard">[20:20:23] <text:s text:c="2"/>Checking for file '/dev/.ttpy/whoold' <text:s text:c="10"/>[ Not found ]</text:p>
      <text:p text:style-name="Standard">[20:20:23] <text:s text:c="2"/>Checking for file '/dev/.ttpy/backdoors' <text:s text:c="7"/>[ Not found ]</text:p>
      <text:p text:style-name="Standard">[20:20:23] trNkit Rootkit <text:s text:c="35"/>[ Not found ]</text:p>
      <text:p text:style-name="Standard">[20:20:23]</text:p>
      <text:p text:style-name="Standard">[20:20:23] Checking for Trojanit Kit...</text:p>
      <text:p text:style-name="Standard">[20:20:23] <text:s text:c="2"/>Checking for file '/bin/.ls' <text:s text:c="19"/>[ Not found ]</text:p>
      <text:p text:style-name="Standard">[20:20:23] <text:s text:c="2"/>Checking for file '/bin/.ps' <text:s text:c="19"/>[ Not found ]</text:p>
      <text:p text:style-name="Standard">[20:20:23] <text:s text:c="2"/>Checking for file '/bin/.netstat' <text:s text:c="14"/>[ Not found ]</text:p>
      <text:p text:style-name="Standard">[20:20:23] <text:s text:c="2"/>Checking for file '/usr/bin/.nop' <text:s text:c="14"/>[ Not found ]</text:p>
      <text:p text:style-name="Standard">[20:20:23] <text:s text:c="2"/>Checking for file '/usr/bin/.who' <text:s text:c="14"/>[ Not found ]</text:p>
      <text:p text:style-name="Standard">[20:20:23] Trojanit Kit <text:s text:c="37"/>[ Not found ]</text:p>
      <text:p text:style-name="Standard">[20:20:23]</text:p>
      <text:p text:style-name="Standard">[20:20:23] Checking for Tuxtendo Rootkit...</text:p>
      <text:p text:style-name="Standard">[20:20:23] <text:s text:c="2"/>Checking for file '/lib/libproc.so.2.0.7' <text:s text:c="6"/>[ Not found ]</text:p>
      <text:p text:style-name="Standard">[20:20:23] <text:s text:c="2"/>Checking for file '/usr/bin/xchk' <text:s text:c="14"/>[ Not found ]</text:p>
      <text:p text:style-name="Standard">[20:20:23] <text:s text:c="2"/>Checking for file '/usr/bin/xsf' <text:s text:c="15"/>[ Not found ]</text:p>
      <text:p text:style-name="Standard">[20:20:23] <text:s text:c="2"/>Checking for file '/dev/tux/suidsh' <text:s text:c="12"/>[ Not found ]</text:p>
      <text:p text:style-name="Standard">[20:20:23] <text:s text:c="2"/>Checking for file '/dev/tux/.addr' <text:s text:c="13"/>[ Not found ]</text:p>
      <text:p text:style-name="Standard"><text:soft-page-break/>[20:20:23] <text:s text:c="2"/>Checking for file '/dev/tux/.cron' <text:s text:c="13"/>[ Not found ]</text:p>
      <text:p text:style-name="Standard">[20:20:23] <text:s text:c="2"/>Checking for file '/dev/tux/.file' <text:s text:c="13"/>[ Not found ]</text:p>
      <text:p text:style-name="Standard">[20:20:23] <text:s text:c="2"/>Checking for file '/dev/tux/.log' <text:s text:c="14"/>[ Not found ]</text:p>
      <text:p text:style-name="Standard">[20:20:23] <text:s text:c="2"/>Checking for file '/dev/tux/.proc' <text:s text:c="13"/>[ Not found ]</text:p>
      <text:p text:style-name="Standard">[20:20:24] <text:s text:c="2"/>Checking for file '/dev/tux/.iface' <text:s text:c="12"/>[ Not found ]</text:p>
      <text:p text:style-name="Standard">[20:20:24] <text:s text:c="2"/>Checking for file '/dev/tux/.pw' <text:s text:c="15"/>[ Not found ]</text:p>
      <text:p text:style-name="Standard">[20:20:24] <text:s text:c="2"/>Checking for file '/dev/tux/.df' <text:s text:c="15"/>[ Not found ]</text:p>
      <text:p text:style-name="Standard">[20:20:24] <text:s text:c="2"/>Checking for file '/dev/tux/.ssh' <text:s text:c="14"/>[ Not found ]</text:p>
      <text:p text:style-name="Standard">[20:20:24] <text:s text:c="2"/>Checking for file '/dev/tux/.tux' <text:s text:c="14"/>[ Not found ]</text:p>
      <text:p text:style-name="Standard">[20:20:24] <text:s text:c="2"/>Checking for file '/dev/tux/ssh2/sshd2_config' <text:s/>[ Not found ]</text:p>
      <text:p text:style-name="Standard">[20:20:24] <text:s text:c="2"/>Checking for file '/dev/tux/ssh2/hostkey' <text:s text:c="6"/>[ Not found ]</text:p>
      <text:p text:style-name="Standard">[20:20:24] <text:s text:c="2"/>Checking for file '/dev/tux/ssh2/hostkey.pub' <text:s text:c="2"/>[ Not found ]</text:p>
      <text:p text:style-name="Standard">[20:20:24] <text:s text:c="2"/>Checking for file '/dev/tux/ssh2/logo' <text:s text:c="9"/>[ Not found ]</text:p>
      <text:p text:style-name="Standard">[20:20:24] <text:s text:c="2"/>Checking for file '/dev/tux/ssh2/random_seed' <text:s text:c="2"/>[ Not found ]</text:p>
      <text:p text:style-name="Standard">[20:20:24] <text:s text:c="2"/>Checking for file '/dev/tux/backup/crontab' <text:s text:c="4"/>[ Not found ]</text:p>
      <text:p text:style-name="Standard">[20:20:24] <text:s text:c="2"/>Checking for file '/dev/tux/backup/df' <text:s text:c="9"/>[ Not found ]</text:p>
      <text:p text:style-name="Standard">[20:20:24] <text:s text:c="2"/>Checking for file '/dev/tux/backup/dir' <text:s text:c="8"/>[ Not found ]</text:p>
      <text:p text:style-name="Standard">[20:20:24] <text:s text:c="2"/>Checking for file '/dev/tux/backup/find' <text:s text:c="7"/>[ Not found ]</text:p>
      <text:p text:style-name="Standard">[20:20:24] <text:s text:c="2"/>Checking for file '/dev/tux/backup/ifconfig' <text:s text:c="3"/>[ Not found ]</text:p>
      <text:p text:style-name="Standard">[20:20:24] <text:s text:c="2"/>Checking for file '/dev/tux/backup/locate' <text:s text:c="5"/>[ Not found ]</text:p>
      <text:p text:style-name="Standard">[20:20:24] <text:s text:c="2"/>Checking for file '/dev/tux/backup/netstat' <text:s text:c="4"/>[ Not found ]</text:p>
      <text:p text:style-name="Standard">[20:20:24] <text:s text:c="2"/>Checking for file '/dev/tux/backup/ps' <text:s text:c="9"/>[ Not found ]</text:p>
      <text:p text:style-name="Standard">[20:20:24] <text:s text:c="2"/>Checking for file '/dev/tux/backup/pstree' <text:s text:c="5"/>[ Not found ]</text:p>
      <text:p text:style-name="Standard">[20:20:24] <text:s text:c="2"/>Checking for file '/dev/tux/backup/syslogd' <text:s text:c="4"/>[ Not found ]</text:p>
      <text:p text:style-name="Standard">[20:20:24] <text:s text:c="2"/>Checking for file '/dev/tux/backup/tcpd' <text:s text:c="7"/>[ Not found ]</text:p>
      <text:p text:style-name="Standard">[20:20:24] <text:s text:c="2"/>Checking for file '/dev/tux/backup/top' <text:s text:c="8"/>[ Not found ]</text:p>
      <text:p text:style-name="Standard">[20:20:24] <text:s text:c="2"/>Checking for file '/dev/tux/backup/updatedb' <text:s text:c="3"/>[ Not found ]</text:p>
      <text:p text:style-name="Standard">[20:20:24] <text:s text:c="2"/>Checking for file '/dev/tux/backup/vdir' <text:s text:c="7"/>[ Not found ]</text:p>
      <text:p text:style-name="Standard">[20:20:24] <text:s text:c="2"/>Checking for directory '/dev/tux' <text:s text:c="14"/>[ Not found ]</text:p>
      <text:p text:style-name="Standard">[20:20:24] <text:s text:c="2"/>Checking for directory '/dev/tux/ssh2' <text:s text:c="9"/>[ Not found ]</text:p>
      <text:p text:style-name="Standard">[20:20:24] <text:s text:c="2"/>Checking for directory '/dev/tux/backup' <text:s text:c="7"/>[ Not found ]</text:p>
      <text:p text:style-name="Standard">[20:20:24] Tuxtendo Rootkit <text:s text:c="33"/>[ Not found ]</text:p>
      <text:p text:style-name="Standard">[20:20:24]</text:p>
      <text:p text:style-name="Standard">[20:20:24] Checking for URK Rootkit...</text:p>
      <text:p text:style-name="Standard">[20:20:24] <text:s text:c="2"/>Checking for file '/dev/prom/sn.l' <text:s text:c="13"/>[ Not found ]</text:p>
      <text:p text:style-name="Standard">[20:20:24] <text:s text:c="2"/>Checking for file '/usr/lib/ldlibps.so' <text:s text:c="8"/>[ Not found ]</text:p>
      <text:p text:style-name="Standard">[20:20:24] <text:s text:c="2"/>Checking for file '/usr/lib/ldlibnet.so' <text:s text:c="7"/>[ Not found ]</text:p>
      <text:p text:style-name="Standard">[20:20:24] <text:s text:c="2"/>Checking for file '/dev/pts/01/uconf.inv' <text:s text:c="6"/>[ Not found ]</text:p>
      <text:p text:style-name="Standard">[20:20:24] <text:s text:c="2"/>Checking for file '/dev/pts/01/cleaner' <text:s text:c="8"/>[ Not found ]</text:p>
      <text:p text:style-name="Standard">[20:20:24] <text:s text:c="2"/>Checking for file '/dev/pts/01/bin/psniff' <text:s text:c="5"/>[ Not found ]</text:p>
      <text:p text:style-name="Standard">[20:20:24] <text:s text:c="2"/>Checking for file '/dev/pts/01/bin/du' <text:s text:c="9"/>[ Not found ]</text:p>
      <text:p text:style-name="Standard">[20:20:24] <text:s text:c="2"/>Checking for file '/dev/pts/01/bin/ls' <text:s text:c="9"/>[ Not found ]</text:p>
      <text:p text:style-name="Standard">[20:20:24] <text:s text:c="2"/>Checking for file '/dev/pts/01/bin/passwd' <text:s text:c="5"/>[ Not found ]</text:p>
      <text:p text:style-name="Standard">[20:20:24] <text:s text:c="2"/>Checking for file '/dev/pts/01/bin/ps' <text:s text:c="9"/>[ Not found ]</text:p>
      <text:p text:style-name="Standard">[20:20:24] <text:s text:c="2"/>Checking for file '/dev/pts/01/bin/psr' <text:s text:c="8"/>[ Not found ]</text:p>
      <text:p text:style-name="Standard">[20:20:24] <text:s text:c="2"/>Checking for file '/dev/pts/01/bin/su' <text:s text:c="9"/>[ Not found ]</text:p>
      <text:p text:style-name="Standard">[20:20:24] <text:s text:c="2"/>Checking for file '/dev/pts/01/bin/find' <text:s text:c="7"/>[ Not found ]</text:p>
      <text:p text:style-name="Standard">[20:20:24] <text:s text:c="2"/>Checking for file '/dev/pts/01/bin/netstat' <text:s text:c="4"/>[ Not found ]</text:p>
      <text:p text:style-name="Standard">[20:20:24] <text:s text:c="2"/>Checking for file '/dev/pts/01/bin/ping' <text:s text:c="7"/>[ Not found ]</text:p>
      <text:p text:style-name="Standard">[20:20:24] <text:s text:c="2"/>Checking for file '/dev/pts/01/bin/strings' <text:s text:c="4"/>[ Not found ]</text:p>
      <text:p text:style-name="Standard">[20:20:24] <text:s text:c="2"/>Checking for file '/dev/pts/01/bin/bash' <text:s text:c="7"/>[ Not found ]</text:p>
      <text:p text:style-name="Standard">[20:20:24] <text:s text:c="2"/>Checking for file '/usr/man/man1/xxxxxxbin/du' <text:s/>[ Not found ]</text:p>
      <text:p text:style-name="Standard"><text:soft-page-break/>[20:20:24] <text:s text:c="2"/>Checking for file '/usr/man/man1/xxxxxxbin/ls' <text:s/>[ Not found ]</text:p>
      <text:p text:style-name="Standard">[20:20:24] <text:s text:c="2"/>Checking for file '/usr/man/man1/xxxxxxbin/passwd' [ Not found ]</text:p>
      <text:p text:style-name="Standard">[20:20:24] <text:s text:c="2"/>Checking for file '/usr/man/man1/xxxxxxbin/ps' <text:s/>[ Not found ]</text:p>
      <text:p text:style-name="Standard">[20:20:24] <text:s text:c="2"/>Checking for file '/usr/man/man1/xxxxxxbin/psr' [ Not found ]</text:p>
      <text:p text:style-name="Standard">[20:20:24] <text:s text:c="2"/>Checking for file '/usr/man/man1/xxxxxxbin/su' <text:s/>[ Not found ]</text:p>
      <text:p text:style-name="Standard">[20:20:24] <text:s text:c="2"/>Checking for file '/usr/man/man1/xxxxxxbin/find' [ Not found ]</text:p>
      <text:p text:style-name="Standard">[20:20:24] <text:s text:c="2"/>Checking for file '/usr/man/man1/xxxxxxbin/netstat' [ Not found ]</text:p>
      <text:p text:style-name="Standard">[20:20:24] <text:s text:c="2"/>Checking for file '/usr/man/man1/xxxxxxbin/ping' [ Not found ]</text:p>
      <text:p text:style-name="Standard">[20:20:24] <text:s text:c="2"/>Checking for file '/usr/man/man1/xxxxxxbin/strings' [ Not found ]</text:p>
      <text:p text:style-name="Standard">[20:20:24] <text:s text:c="2"/>Checking for file '/usr/man/man1/xxxxxxbin/bash' [ Not found ]</text:p>
      <text:p text:style-name="Standard">[20:20:24] <text:s text:c="2"/>Checking for file '/tmp/conf.inv' <text:s text:c="14"/>[ Not found ]</text:p>
      <text:p text:style-name="Standard">[20:20:24] <text:s text:c="2"/>Checking for directory '/dev/prom' <text:s text:c="13"/>[ Not found ]</text:p>
      <text:p text:style-name="Standard">[20:20:24] <text:s text:c="2"/>Checking for directory '/dev/pts/01' <text:s text:c="11"/>[ Not found ]</text:p>
      <text:p text:style-name="Standard">[20:20:24] <text:s text:c="2"/>Checking for directory '/dev/pts/01/bin' <text:s text:c="7"/>[ Not found ]</text:p>
      <text:p text:style-name="Standard">[20:20:24] <text:s text:c="2"/>Checking for directory '/usr/man/man1/xxxxxxbin' [ Not found ]</text:p>
      <text:p text:style-name="Standard">[20:20:24] URK Rootkit <text:s text:c="38"/>[ Not found ]</text:p>
      <text:p text:style-name="Standard">[20:20:24]</text:p>
      <text:p text:style-name="Standard">[20:20:24] Checking for Vampire Rootkit...</text:p>
      <text:p text:style-name="Standard">[20:20:25] <text:s text:c="2"/>Checking for kernel symbol 'new_getdents' <text:s text:c="6"/>[ Not found ]</text:p>
      <text:p text:style-name="Standard">[20:20:25] <text:s text:c="2"/>Checking for kernel symbol 'old_getdents' <text:s text:c="6"/>[ Not found ]</text:p>
      <text:p text:style-name="Standard">[20:20:25] <text:s text:c="2"/>Checking for kernel symbol 'should_hide_file_name' [ Not found ]</text:p>
      <text:p text:style-name="Standard">[20:20:25] <text:s text:c="2"/>Checking for kernel symbol 'should_hide_task_name' [ Not found ]</text:p>
      <text:p text:style-name="Standard">[20:20:25] Vampire Rootkit <text:s text:c="34"/>[ Not found ]</text:p>
      <text:p text:style-name="Standard">[20:20:25]</text:p>
      <text:p text:style-name="Standard">[20:20:25] Checking for VcKit Rootkit...</text:p>
      <text:p text:style-name="Standard">[20:20:25] <text:s text:c="2"/>Checking for directory '/usr/include/linux/modules/lib.so' [ Not found ]</text:p>
      <text:p text:style-name="Standard">[20:20:25] <text:s text:c="2"/>Checking for directory '/usr/include/linux/modules/lib.so/bin' [ Not found ]</text:p>
      <text:p text:style-name="Standard">[20:20:25] VcKit Rootkit <text:s text:c="36"/>[ Not found ]</text:p>
      <text:p text:style-name="Standard">[20:20:25]</text:p>
      <text:p text:style-name="Standard">[20:20:25] Checking for Volc Rootkit...</text:p>
      <text:p text:style-name="Standard">[20:20:25] <text:s text:c="2"/>Checking for file '/usr/bin/volc' <text:s text:c="14"/>[ Not found ]</text:p>
      <text:p text:style-name="Standard">[20:20:25] <text:s text:c="2"/>Checking for file '/usr/lib/volc/backdoor/divine' [ Not found ]</text:p>
      <text:p text:style-name="Standard">[20:20:25] <text:s text:c="2"/>Checking for file '/usr/lib/volc/linsniff' <text:s text:c="5"/>[ Not found ]</text:p>
      <text:p text:style-name="Standard">[20:20:25] <text:s text:c="2"/>Checking for file '/etc/rc.d/rc1.d/S25sysconf' <text:s/>[ Not found ]</text:p>
      <text:p text:style-name="Standard">[20:20:25] <text:s text:c="2"/>Checking for file '/etc/rc.d/rc2.d/S25sysconf' <text:s/>[ Not found ]</text:p>
      <text:p text:style-name="Standard">[20:20:25] <text:s text:c="2"/>Checking for file '/etc/rc.d/rc3.d/S25sysconf' <text:s/>[ Not found ]</text:p>
      <text:p text:style-name="Standard">[20:20:25] <text:s text:c="2"/>Checking for file '/etc/rc.d/rc4.d/S25sysconf' <text:s/>[ Not found ]</text:p>
      <text:p text:style-name="Standard">[20:20:25] <text:s text:c="2"/>Checking for file '/etc/rc.d/rc5.d/S25sysconf' <text:s/>[ Not found ]</text:p>
      <text:p text:style-name="Standard">[20:20:25] <text:s text:c="2"/>Checking for directory '/var/spool/.recent' <text:s text:c="4"/>[ Not found ]</text:p>
      <text:p text:style-name="Standard">[20:20:25] <text:s text:c="2"/>Checking for directory '/var/spool/.recent/.files' [ Not found ]</text:p>
      <text:p text:style-name="Standard">[20:20:25] <text:s text:c="2"/>Checking for directory '/usr/lib/volc' <text:s text:c="9"/>[ Not found ]</text:p>
      <text:p text:style-name="Standard">[20:20:25] <text:s text:c="2"/>Checking for directory '/usr/lib/volc/backup' <text:s text:c="2"/>[ Not found ]</text:p>
      <text:p text:style-name="Standard">[20:20:25] Volc Rootkit <text:s text:c="37"/>[ Not found ]</text:p>
      <text:p text:style-name="Standard">[20:20:25]</text:p>
      <text:p text:style-name="Standard">[20:20:25] Checking for Xzibit Rootkit...</text:p>
      <text:p text:style-name="Standard">[20:20:25] <text:s text:c="2"/>Checking for file '/dev/dsx' <text:s text:c="19"/>[ Not found ]</text:p>
      <text:p text:style-name="Standard">[20:20:25] <text:s text:c="2"/>Checking for file '/dev/caca' <text:s text:c="18"/>[ Not found ]</text:p>
      <text:p text:style-name="Standard">[20:20:25] <text:s text:c="2"/>Checking for file '/dev/ida/.inet/linsniffer' <text:s text:c="2"/>[ Not found ]</text:p>
      <text:p text:style-name="Standard">[20:20:25] <text:s text:c="2"/>Checking for file '/dev/ida/.inet/logclear' <text:s text:c="4"/>[ Not found ]</text:p>
      <text:p text:style-name="Standard">[20:20:25] <text:s text:c="2"/>Checking for file '/dev/ida/.inet/sense' <text:s text:c="7"/>[ Not found ]</text:p>
      <text:p text:style-name="Standard">[20:20:25] <text:s text:c="2"/>Checking for file '/dev/ida/.inet/sl2' <text:s text:c="9"/>[ Not found ]</text:p>
      <text:p text:style-name="Standard">[20:20:25] <text:s text:c="2"/>Checking for file '/dev/ida/.inet/sshdu' <text:s text:c="7"/>[ Not found ]</text:p>
      <text:p text:style-name="Standard"><text:soft-page-break/>[20:20:25] <text:s text:c="2"/>Checking for file '/dev/ida/.inet/s' <text:s text:c="11"/>[ Not found ]</text:p>
      <text:p text:style-name="Standard">[20:20:25] <text:s text:c="2"/>Checking for file '/dev/ida/.inet/ssh_host_key' [ Not found ]</text:p>
      <text:p text:style-name="Standard">[20:20:25] <text:s text:c="2"/>Checking for file '/dev/ida/.inet/ssh_random_seed' [ Not found ]</text:p>
      <text:p text:style-name="Standard">[20:20:25] <text:s text:c="2"/>Checking for file '/dev/ida/.inet/sl2new.c' <text:s text:c="4"/>[ Not found ]</text:p>
      <text:p text:style-name="Standard">[20:20:25] <text:s text:c="2"/>Checking for file '/dev/ida/.inet/tcp.log' <text:s text:c="5"/>[ Not found ]</text:p>
      <text:p text:style-name="Standard">[20:20:25] <text:s text:c="2"/>Checking for file '/home/httpd/cgi-bin/becys.cgi' [ Not found ]</text:p>
      <text:p text:style-name="Standard">[20:20:25] <text:s text:c="2"/>Checking for file '/usr/local/httpd/cgi-bin/becys.cgi' [ Not found ]</text:p>
      <text:p text:style-name="Standard">[20:20:25] <text:s text:c="2"/>Checking for file '/usr/local/apache/cgi-bin/becys.cgi' [ Not found ]</text:p>
      <text:p text:style-name="Standard">[20:20:25] <text:s text:c="2"/>Checking for file '/www/httpd/cgi-bin/becys.cgi' [ Not found ]</text:p>
      <text:p text:style-name="Standard">[20:20:25] <text:s text:c="2"/>Checking for file '/www/cgi-bin/becys.cgi' <text:s text:c="5"/>[ Not found ]</text:p>
      <text:p text:style-name="Standard">[20:20:25] <text:s text:c="2"/>Checking for directory '/dev/ida/.inet' <text:s text:c="8"/>[ Not found ]</text:p>
      <text:p text:style-name="Standard">[20:20:25] Xzibit Rootkit <text:s text:c="35"/>[ Not found ]</text:p>
      <text:p text:style-name="Standard">[20:20:25]</text:p>
      <text:p text:style-name="Standard">[20:20:25] Checking for zaRwT.KiT Rootkit...</text:p>
      <text:p text:style-name="Standard">[20:20:25] <text:s text:c="2"/>Checking for file '/dev/rd/s/sendmeil' <text:s text:c="9"/>[ Not found ]</text:p>
      <text:p text:style-name="Standard">[20:20:25] <text:s text:c="2"/>Checking for file '/dev/ttyf' <text:s text:c="18"/>[ Not found ]</text:p>
      <text:p text:style-name="Standard">[20:20:25] <text:s text:c="2"/>Checking for file '/dev/ttyp' <text:s text:c="18"/>[ Not found ]</text:p>
      <text:p text:style-name="Standard">[20:20:25] <text:s text:c="2"/>Checking for file '/dev/ttyn' <text:s text:c="18"/>[ Not found ]</text:p>
      <text:p text:style-name="Standard">[20:20:25] <text:s text:c="2"/>Checking for file '/rk/tulz' <text:s text:c="19"/>[ Not found ]</text:p>
      <text:p text:style-name="Standard">[20:20:25] <text:s text:c="2"/>Checking for directory '/rk' <text:s text:c="19"/>[ Not found ]</text:p>
      <text:p text:style-name="Standard">[20:20:25] <text:s text:c="2"/>Checking for directory '/dev/rd/s' <text:s text:c="13"/>[ Not found ]</text:p>
      <text:p text:style-name="Standard">[20:20:25] zaRwT.KiT Rootkit <text:s text:c="32"/>[ Not found ]</text:p>
      <text:p text:style-name="Standard">[20:20:25]</text:p>
      <text:p text:style-name="Standard">[20:20:25] Checking for ZK Rootkit...</text:p>
      <text:p text:style-name="Standard">[20:20:25] <text:s text:c="2"/>Checking for file '/usr/share/.zk/zk' <text:s text:c="10"/>[ Not found ]</text:p>
      <text:p text:style-name="Standard">[20:20:25] <text:s text:c="2"/>Checking for file '/usr/X11R6/.zk/xfs' <text:s text:c="9"/>[ Not found ]</text:p>
      <text:p text:style-name="Standard">[20:20:25] <text:s text:c="2"/>Checking for file '/usr/X11R6/.zk/echo' <text:s text:c="8"/>[ Not found ]</text:p>
      <text:p text:style-name="Standard">[20:20:25] <text:s text:c="2"/>Checking for file '/etc/1ssue.net' <text:s text:c="13"/>[ Not found ]</text:p>
      <text:p text:style-name="Standard">[20:20:25] <text:s text:c="2"/>Checking for file '/etc/sysconfig/console/load.zk' [ Not found ]</text:p>
      <text:p text:style-name="Standard">[20:20:25] <text:s text:c="2"/>Checking for directory '/usr/share/.zk' <text:s text:c="8"/>[ Not found ]</text:p>
      <text:p text:style-name="Standard">[20:20:25] <text:s text:c="2"/>Checking for directory '/usr/X11R6/.zk' <text:s text:c="8"/>[ Not found ]</text:p>
      <text:p text:style-name="Standard">[20:20:25] ZK Rootkit <text:s text:c="39"/>[ Not found ]</text:p>
      <text:p text:style-name="Standard">[20:21:36]</text:p>
      <text:p text:style-name="Standard">[20:21:36] Info: Starting test name 'additional_rkts'</text:p>
      <text:p text:style-name="Standard">[20:21:36] Performing additional rootkit checks</text:p>
      <text:p text:style-name="Standard">[20:21:36]</text:p>
      <text:p text:style-name="Standard">[20:21:36] <text:s text:c="2"/>Performing Suckit Rootkit additional checks</text:p>
      <text:p text:style-name="Standard">[20:21:36] <text:s text:c="4"/>Checking hard link count on '/sbin/init' <text:s text:c="5"/>[ OK ]</text:p>
      <text:p text:style-name="Standard">[20:21:36] <text:s text:c="4"/>Checking for hidden file extensions <text:s text:c="10"/>[ None found ]</text:p>
      <text:p text:style-name="Standard">[20:21:36] <text:s text:c="4"/>Running skdet command <text:s text:c="24"/>[ Skipped ]</text:p>
      <text:p text:style-name="Standard">[20:21:36] Info: Unable to find the 'skdet' command</text:p>
      <text:p text:style-name="Standard">[20:21:36] <text:s text:c="2"/>Suckit Rootkit additional checks <text:s text:c="15"/>[ OK ]</text:p>
      <text:p text:style-name="Standard">[20:21:36]</text:p>
      <text:p text:style-name="Standard">[20:21:36] Info: Starting test name 'possible_rkt_files'</text:p>
      <text:p text:style-name="Standard">[20:21:36] <text:s text:c="2"/>Performing check of possible rootkit files and directories</text:p>
      <text:p text:style-name="Standard">[20:21:36] <text:s text:c="4"/>Checking for file '/dev/sdr0' <text:s text:c="16"/>[ Not found ]</text:p>
      <text:p text:style-name="Standard">[20:21:36] <text:s text:c="4"/>Checking for file '/dev/pisu' <text:s text:c="16"/>[ Not found ]</text:p>
      <text:p text:style-name="Standard">[20:21:36] <text:s text:c="4"/>Checking for file '/dev/xdta' <text:s text:c="16"/>[ Not found ]</text:p>
      <text:p text:style-name="Standard">[20:21:36] <text:s text:c="4"/>Checking for file '/dev/saux' <text:s text:c="16"/>[ Not found ]</text:p>
      <text:p text:style-name="Standard">[20:21:36] <text:s text:c="4"/>Checking for file '/dev/hdx' <text:s text:c="17"/>[ Not found ]</text:p>
      <text:p text:style-name="Standard">[20:21:36] <text:s text:c="4"/>Checking for file '/dev/hdx1' <text:s text:c="16"/>[ Not found ]</text:p>
      <text:p text:style-name="Standard">[20:21:36] <text:s text:c="4"/>Checking for file '/dev/hdx2' <text:s text:c="16"/>[ Not found ]</text:p>
      <text:p text:style-name="Standard"><text:soft-page-break/>[20:21:36] <text:s text:c="4"/>Checking for file '/dev/ptyy' <text:s text:c="16"/>[ Not found ]</text:p>
      <text:p text:style-name="Standard">[20:21:36] <text:s text:c="4"/>Checking for file '/dev/ptyu' <text:s text:c="16"/>[ Not found ]</text:p>
      <text:p text:style-name="Standard">[20:21:36] <text:s text:c="4"/>Checking for file '/dev/ptyv' <text:s text:c="16"/>[ Not found ]</text:p>
      <text:p text:style-name="Standard">[20:21:36] <text:s text:c="4"/>Checking for file '/dev/hdbb' <text:s text:c="16"/>[ Not found ]</text:p>
      <text:p text:style-name="Standard">[20:21:36] <text:s text:c="4"/>Checking for file '/tmp/.syshackfile' <text:s text:c="8"/>[ Not found ]</text:p>
      <text:p text:style-name="Standard">[20:21:36] <text:s text:c="4"/>Checking for file '/tmp/.bash_history' <text:s text:c="7"/>[ Not found ]</text:p>
      <text:p text:style-name="Standard">[20:21:36] <text:s text:c="4"/>Checking for file '/usr/info/.clib' <text:s text:c="10"/>[ Not found ]</text:p>
      <text:p text:style-name="Standard">[20:21:36] <text:s text:c="4"/>Checking for file '/usr/sbin/tcp.log' <text:s text:c="8"/>[ Not found ]</text:p>
      <text:p text:style-name="Standard">[20:21:36] <text:s text:c="4"/>Checking for file '/usr/bin/take/pid' <text:s text:c="8"/>[ Not found ]</text:p>
      <text:p text:style-name="Standard">[20:21:36] <text:s text:c="4"/>Checking for file '/sbin/create' <text:s text:c="13"/>[ Not found ]</text:p>
      <text:p text:style-name="Standard">[20:21:36] <text:s text:c="4"/>Checking for file '/dev/ttypz' <text:s text:c="15"/>[ Not found ]</text:p>
      <text:p text:style-name="Standard">[20:21:36] <text:s text:c="4"/>Checking for file '/var/log/tcp.log' <text:s text:c="9"/>[ Not found ]</text:p>
      <text:p text:style-name="Standard">[20:21:36] <text:s text:c="4"/>Checking for file '/usr/include/audit.h' <text:s text:c="5"/>[ Not found ]</text:p>
      <text:p text:style-name="Standard">[20:21:36] <text:s text:c="4"/>Checking for file '/usr/bin/sourcemask' <text:s text:c="6"/>[ Not found ]</text:p>
      <text:p text:style-name="Standard">[20:21:36] <text:s text:c="4"/>Checking for file '/usr/bin/ras2xm' <text:s text:c="10"/>[ Not found ]</text:p>
      <text:p text:style-name="Standard">[20:21:36] <text:s text:c="4"/>Checking for file '/dev/xmx' <text:s text:c="17"/>[ Not found ]</text:p>
      <text:p text:style-name="Standard">[20:21:36] <text:s text:c="4"/>Checking for file '/usr/sbin/gpm.root' <text:s text:c="7"/>[ Not found ]</text:p>
      <text:p text:style-name="Standard">[20:21:36] <text:s text:c="4"/>Checking for file '/bin/vobiscum' <text:s text:c="12"/>[ Not found ]</text:p>
      <text:p text:style-name="Standard">[20:21:36] <text:s text:c="4"/>Checking for file '/bin/psr' <text:s text:c="17"/>[ Not found ]</text:p>
      <text:p text:style-name="Standard">[20:21:36] <text:s text:c="4"/>Checking for file '/dev/kdx' <text:s text:c="17"/>[ Not found ]</text:p>
      <text:p text:style-name="Standard">[20:21:36] <text:s text:c="4"/>Checking for file '/dev/dkx' <text:s text:c="17"/>[ Not found ]</text:p>
      <text:p text:style-name="Standard">[20:21:36] <text:s text:c="4"/>Checking for file '/usr/sbin/sshd3' <text:s text:c="10"/>[ Not found ]</text:p>
      <text:p text:style-name="Standard">[20:21:36] <text:s text:c="4"/>Checking for file '/usr/sbin/jcd' <text:s text:c="12"/>[ Not found ]</text:p>
      <text:p text:style-name="Standard">[20:21:36] <text:s text:c="4"/>Checking for file '/usr/sbin/atd2' <text:s text:c="11"/>[ Not found ]</text:p>
      <text:p text:style-name="Standard">[20:21:36] <text:s text:c="4"/>Checking for file '/home/httpd/cgi-bin/linux.cgi' [ Not found ]</text:p>
      <text:p text:style-name="Standard">[20:21:36] <text:s text:c="4"/>Checking for file '/home/httpd/cgi-bin/psid' <text:s/>[ Not found ]</text:p>
      <text:p text:style-name="Standard">[20:21:36] <text:s text:c="4"/>Checking for file '/home/httpd/cgi-bin/void.cgi' [ Not found ]</text:p>
      <text:p text:style-name="Standard">[20:21:36] <text:s text:c="4"/>Checking for file '/etc/rc.d/init.d/system' <text:s text:c="2"/>[ Not found ]</text:p>
      <text:p text:style-name="Standard">[20:21:36] <text:s text:c="4"/>Checking for file '/etc/rc.d/rc3.d/S93users' <text:s/>[ Not found ]</text:p>
      <text:p text:style-name="Standard">[20:21:36] <text:s text:c="4"/>Checking for file '/tmp/.ush' <text:s text:c="16"/>[ Not found ]</text:p>
      <text:p text:style-name="Standard">[20:21:36] <text:s text:c="4"/>Checking for file '/usr/lib/libhidefile.so' <text:s text:c="2"/>[ Not found ]</text:p>
      <text:p text:style-name="Standard">[20:21:36] <text:s text:c="4"/>Checking for file '/etc/cron.d/kmod' <text:s text:c="9"/>[ Not found ]</text:p>
      <text:p text:style-name="Standard">[20:21:36] <text:s text:c="4"/>Checking for file '/usr/lib/dmis/dmisd' <text:s text:c="6"/>[ Not found ]</text:p>
      <text:p text:style-name="Standard">[20:21:36] <text:s text:c="4"/>Checking for file '/lib/secure/libhij.so' <text:s text:c="4"/>[ Not found ]</text:p>
      <text:p text:style-name="Standard">[20:21:36] <text:s text:c="4"/>Checking for file '/usr/sbin/sshd3' <text:s text:c="10"/>[ Not found ]</text:p>
      <text:p text:style-name="Standard">[20:21:36] <text:s text:c="4"/>Checking for file '/etc/rc.d/init.d/crontab' <text:s/>[ Not found ]</text:p>
      <text:p text:style-name="Standard">[20:21:36] <text:s text:c="4"/>Checking for file '/etc/rc.d/init.d/jcd' <text:s text:c="5"/>[ Not found ]</text:p>
      <text:p text:style-name="Standard">[20:21:36] <text:s text:c="4"/>Checking for file '/usr/sbin/atd2' <text:s text:c="11"/>[ Not found ]</text:p>
      <text:p text:style-name="Standard">[20:21:36] <text:s text:c="4"/>Checking for file '/etc/rc.d/rc5.d/S93users' <text:s/>[ Not found ]</text:p>
      <text:p text:style-name="Standard">[20:21:36] <text:s text:c="4"/>Checking for file '/usr/include/mysql/mysql.hh1' [ Not found ]</text:p>
      <text:p text:style-name="Standard">[20:21:36] <text:s text:c="4"/>Checking for file '/etc/init.d/xfs3' <text:s text:c="9"/>[ Not found ]</text:p>
      <text:p text:style-name="Standard">[20:21:36] <text:s text:c="4"/>Checking for file '/usr/sbin/t.txt' <text:s text:c="10"/>[ Not found ]</text:p>
      <text:p text:style-name="Standard">[20:21:36] <text:s text:c="4"/>Checking for file '/usr/sbin/change' <text:s text:c="9"/>[ Not found ]</text:p>
      <text:p text:style-name="Standard">[20:21:36] <text:s text:c="4"/>Checking for file '/usr/sbin/s' <text:s text:c="14"/>[ Not found ]</text:p>
      <text:p text:style-name="Standard">[20:21:36] <text:s text:c="4"/>Checking for file '/bin/f' <text:s text:c="19"/>[ Not found ]</text:p>
      <text:p text:style-name="Standard">[20:21:36] <text:s text:c="4"/>Checking for file '/bin/i' <text:s text:c="19"/>[ Not found ]</text:p>
      <text:p text:style-name="Standard">[20:21:37] <text:s text:c="4"/>Checking for file '/lib/libncom.so.4.0.1' <text:s text:c="4"/>[ Not found ]</text:p>
      <text:p text:style-name="Standard">[20:21:37] <text:s text:c="4"/>Checking for file '/sbin/zinit' <text:s text:c="14"/>[ Not found ]</text:p>
      <text:p text:style-name="Standard">[20:21:37] <text:s text:c="4"/>Checking for file '/tmp/pass_ssh.log' <text:s text:c="8"/>[ Not found ]</text:p>
      <text:p text:style-name="Standard">[20:21:37] <text:s text:c="4"/>Checking for file '/usr/include/gpm2.h' <text:s text:c="6"/>[ Not found ]</text:p>
      <text:p text:style-name="Standard">[20:21:37] <text:s text:c="4"/>Checking for file '/etc/ssh/.sshd_auth' <text:s text:c="6"/>[ Not found ]</text:p>
      <text:p text:style-name="Standard">[20:21:37] <text:s text:c="4"/>Checking for file '/usr/lib/.sshd.h' <text:s text:c="9"/>[ Not found ]</text:p>
      <text:p text:style-name="Standard"><text:soft-page-break/>[20:21:37] <text:s text:c="4"/>Checking for file '/var/run/.defunct' <text:s text:c="8"/>[ Not found ]</text:p>
      <text:p text:style-name="Standard">[20:21:37] <text:s text:c="4"/>Checking for file '/etc/httpd/run/.defunct' <text:s text:c="2"/>[ Not found ]</text:p>
      <text:p text:style-name="Standard">[20:21:37] <text:s text:c="4"/>Checking for file '/usr/share/pci.r' <text:s text:c="9"/>[ Not found ]</text:p>
      <text:p text:style-name="Standard">[20:21:37] <text:s text:c="4"/>Checking for file '/etc/cron.daily/dnsquery' <text:s/>[ Not found ]</text:p>
      <text:p text:style-name="Standard">[20:21:37] <text:s text:c="4"/>Checking for file '/usr/lib/libutil1.2.1.2.so' [ Not found ]</text:p>
      <text:p text:style-name="Standard">[20:21:37] <text:s text:c="4"/>Checking for file '/usr/lib/libppopen.so' <text:s text:c="4"/>[ Not found ]</text:p>
      <text:p text:style-name="Standard">[20:21:37] <text:s text:c="4"/>Checking for file '/usr/include/libutil2.1.h' [ Not found ]</text:p>
      <text:p text:style-name="Standard">[20:21:37] <text:s text:c="4"/>Checking for file '/usr/bin/munchhausen' <text:s text:c="5"/>[ Not found ]</text:p>
      <text:p text:style-name="Standard">[20:21:37] <text:s text:c="4"/>Checking for file '/bin/ceva' <text:s text:c="16"/>[ Not found ]</text:p>
      <text:p text:style-name="Standard">[20:21:37] <text:s text:c="4"/>Checking for file '/sbin/syslogd&lt;SP&gt;' <text:s text:c="8"/>[ Not found ]</text:p>
      <text:p text:style-name="Standard">[20:21:37] <text:s text:c="4"/>Checking for file '/usr/include/shup.h' <text:s text:c="6"/>[ Not found ]</text:p>
      <text:p text:style-name="Standard">[20:21:37] <text:s text:c="4"/>Checking for file '/etc/rpm/sshdOLD' <text:s text:c="9"/>[ Not found ]</text:p>
      <text:p text:style-name="Standard">[20:21:37] <text:s text:c="4"/>Checking for file '/etc/rpm/sshOLD' <text:s text:c="10"/>[ Not found ]</text:p>
      <text:p text:style-name="Standard">[20:21:37] <text:s text:c="4"/>Checking for file '/usr/share/passwd.h' <text:s text:c="6"/>[ Not found ]</text:p>
      <text:p text:style-name="Standard">[20:21:37] <text:s text:c="4"/>Checking for file '/lib/.xsyslog' <text:s text:c="12"/>[ Not found ]</text:p>
      <text:p text:style-name="Standard">[20:21:37] <text:s text:c="4"/>Checking for file '/etc/.xsyslog' <text:s text:c="12"/>[ Not found ]</text:p>
      <text:p text:style-name="Standard">[20:21:37] <text:s text:c="4"/>Checking for file '/lib/.ssyslog' <text:s text:c="12"/>[ Not found ]</text:p>
      <text:p text:style-name="Standard">[20:21:37] <text:s text:c="4"/>Checking for file '/tmp/.sendmail' <text:s text:c="11"/>[ Not found ]</text:p>
      <text:p text:style-name="Standard">[20:21:37] <text:s text:c="4"/>Checking for file '/usr/share/sshd.sync' <text:s text:c="5"/>[ Not found ]</text:p>
      <text:p text:style-name="Standard">[20:21:37] <text:s text:c="4"/>Checking for file '/bin/zcut' <text:s text:c="16"/>[ Not found ]</text:p>
      <text:p text:style-name="Standard">[20:21:37] <text:s text:c="4"/>Checking for file '/usr/bin/zmuie' <text:s text:c="11"/>[ Not found ]</text:p>
      <text:p text:style-name="Standard">[20:21:37] <text:s text:c="4"/>Checking for file '/lib/libkeyutils.so.1.9' <text:s text:c="2"/>[ Not found ]</text:p>
      <text:p text:style-name="Standard">[20:21:37] <text:s text:c="4"/>Checking for file '/lib64/libkeyutils.so.1.9' [ Not found ]</text:p>
      <text:p text:style-name="Standard">[20:21:37] <text:s text:c="4"/>Checking for file '/usr/lib/libkeyutils.so.1.9' [ Not found ]</text:p>
      <text:p text:style-name="Standard">[20:21:37] <text:s text:c="4"/>Checking for file '/usr/lib64/libkeyutils.so.1.9' [ Not found ]</text:p>
      <text:p text:style-name="Standard">[20:21:37] <text:s text:c="4"/>Checking for file '/IptabLes' <text:s text:c="16"/>[ Not found ]</text:p>
      <text:p text:style-name="Standard">[20:21:37] <text:s text:c="4"/>Checking for file '/.IptabLex' <text:s text:c="15"/>[ Not found ]</text:p>
      <text:p text:style-name="Standard">[20:21:37] <text:s text:c="4"/>Checking for file '/boot/.IptabLex' <text:s text:c="10"/>[ Not found ]</text:p>
      <text:p text:style-name="Standard">[20:21:37] <text:s text:c="4"/>Checking for file '/boot/.IptabLes' <text:s text:c="10"/>[ Not found ]</text:p>
      <text:p text:style-name="Standard">[20:21:37] <text:s text:c="4"/>Checking for file '/boot/IptabLes' <text:s text:c="11"/>[ Not found ]</text:p>
      <text:p text:style-name="Standard">[20:21:37] <text:s text:c="4"/>Checking for file '/tmp/IptabLes' <text:s text:c="12"/>[ Not found ]</text:p>
      <text:p text:style-name="Standard">[20:21:37] <text:s text:c="4"/>Checking for file '/etc/rc.d/init.d/IptabLex' [ Not found ]</text:p>
      <text:p text:style-name="Standard">[20:21:37] <text:s text:c="4"/>Checking for file '/etc/rc.d/init.d/IptabLes' [ Not found ]</text:p>
      <text:p text:style-name="Standard">[20:21:37] <text:s text:c="4"/>Checking for file '/etc/rc.d/rc0.d/S55IptabLex' [ Not found ]</text:p>
      <text:p text:style-name="Standard">[20:21:37] <text:s text:c="4"/>Checking for file '/etc/rc.d/rc1.d/S55IptabLex' [ Not found ]</text:p>
      <text:p text:style-name="Standard">[20:21:37] <text:s text:c="4"/>Checking for file '/etc/rc.d/rc2.d/S55IptabLex' [ Not found ]</text:p>
      <text:p text:style-name="Standard">[20:21:37] <text:s text:c="4"/>Checking for file '/etc/rc.d/rc3.d/S55IptabLex' [ Not found ]</text:p>
      <text:p text:style-name="Standard">[20:21:37] <text:s text:c="4"/>Checking for file '/etc/rc.d/rc4.d/S55IptabLex' [ Not found ]</text:p>
      <text:p text:style-name="Standard">[20:21:37] <text:s text:c="4"/>Checking for file '/etc/rc.d/rc5.d/S55IptabLex' [ Not found ]</text:p>
      <text:p text:style-name="Standard">[20:21:37] <text:s text:c="4"/>Checking for file '/etc/rc.d/rc6.d/S55IptabLex' [ Not found ]</text:p>
      <text:p text:style-name="Standard">[20:21:37] <text:s text:c="4"/>Checking for file '/var/lib/update-rc.d/IptabLex' [ Not found ]</text:p>
      <text:p text:style-name="Standard">[20:21:37] <text:s text:c="4"/>Checking for file '/delallmykkk' <text:s text:c="13"/>[ Not found ]</text:p>
      <text:p text:style-name="Standard">[20:21:37] <text:s text:c="4"/>Checking for file '/usr/.IptabLes' <text:s text:c="11"/>[ Not found ]</text:p>
      <text:p text:style-name="Standard">[20:21:37] <text:s text:c="4"/>Checking for file '/usr/IptabLes' <text:s text:c="12"/>[ Not found ]</text:p>
      <text:p text:style-name="Standard">[20:21:37] <text:s text:c="4"/>Checking for file '/tmp/.flush' <text:s text:c="14"/>[ Not found ]</text:p>
      <text:p text:style-name="Standard">[20:21:37] <text:s text:c="4"/>Checking for file '/var/log/.flush' <text:s text:c="10"/>[ Not found ]</text:p>
      <text:p text:style-name="Standard">[20:21:37] <text:s text:c="4"/>Checking for file '/usr/.flush' <text:s text:c="14"/>[ Not found ]</text:p>
      <text:p text:style-name="Standard">[20:21:37] <text:s text:c="4"/>Checking for file '/etc/init.d/bluetoothdaemon' [ Not found ]</text:p>
      <text:p text:style-name="Standard">[20:21:37] <text:s text:c="4"/>Checking for file '/usr/bin/btdaemon' <text:s text:c="8"/>[ Not found ]</text:p>
      <text:p text:style-name="Standard">[20:21:37] <text:s text:c="4"/>Checking for file '/etc/rc1.d/S90bluetooth' <text:s text:c="2"/>[ Not found ]</text:p>
      <text:p text:style-name="Standard">[20:21:37] <text:s text:c="4"/>Checking for file '/etc/rc2.d/S90bluetooth' <text:s text:c="2"/>[ Not found ]</text:p>
      <text:p text:style-name="Standard">[20:21:37] <text:s text:c="4"/>Checking for file '/etc/rc3.d/S90bluetooth' <text:s text:c="2"/>[ Not found ]</text:p>
      <text:p text:style-name="Standard"><text:soft-page-break/>[20:21:37] <text:s text:c="4"/>Checking for file '/etc/rc4.d/S90bluetooth' <text:s text:c="2"/>[ Not found ]</text:p>
      <text:p text:style-name="Standard">[20:21:37] <text:s text:c="4"/>Checking for file '/etc/rc5.d/S90bluetooth' <text:s text:c="2"/>[ Not found ]</text:p>
      <text:p text:style-name="Standard">[20:21:37] <text:s text:c="4"/>Checking for file '/etc/rc6.d/S90bluetooth' <text:s text:c="2"/>[ Not found ]</text:p>
      <text:p text:style-name="Standard">[20:21:37] <text:s text:c="4"/>Checking for file '/boot/pro' <text:s text:c="16"/>[ Not found ]</text:p>
      <text:p text:style-name="Standard">[20:21:37] <text:s text:c="4"/>Checking for file '/boot/proh' <text:s text:c="15"/>[ Not found ]</text:p>
      <text:p text:style-name="Standard">[20:21:37] <text:s text:c="4"/>Checking for file '/etc/atdd' <text:s text:c="16"/>[ Not found ]</text:p>
      <text:p text:style-name="Standard">[20:21:38] <text:s text:c="4"/>Checking for file '/etc/atddd' <text:s text:c="15"/>[ Not found ]</text:p>
      <text:p text:style-name="Standard">[20:21:38] <text:s text:c="4"/>Checking for file '/etc/cupsdd' <text:s text:c="14"/>[ Not found ]</text:p>
      <text:p text:style-name="Standard">[20:21:38] <text:s text:c="4"/>Checking for file '/etc/cupsddd' <text:s text:c="13"/>[ Not found ]</text:p>
      <text:p text:style-name="Standard">[20:21:38] <text:s text:c="4"/>Checking for file '/etc/cupsddh' <text:s text:c="13"/>[ Not found ]</text:p>
      <text:p text:style-name="Standard">[20:21:38] <text:s text:c="4"/>Checking for file '/etc/dsfrefr' <text:s text:c="13"/>[ Not found ]</text:p>
      <text:p text:style-name="Standard">[20:21:38] <text:s text:c="4"/>Checking for file '/etc/fdsfsfvff' <text:s text:c="11"/>[ Not found ]</text:p>
      <text:p text:style-name="Standard">[20:21:38] <text:s text:c="4"/>Checking for file '/etc/ferwfrre' <text:s text:c="12"/>[ Not found ]</text:p>
      <text:p text:style-name="Standard">[20:21:38] <text:s text:c="4"/>Checking for file '/etc/fwke.cfg' <text:s text:c="12"/>[ Not found ]</text:p>
      <text:p text:style-name="Standard">[20:21:38] <text:s text:c="4"/>Checking for file '/etc/gdmorpen' <text:s text:c="12"/>[ Not found ]</text:p>
      <text:p text:style-name="Standard">[20:21:38] <text:s text:c="4"/>Checking for file '/etc/gfhddsfew' <text:s text:c="11"/>[ Not found ]</text:p>
      <text:p text:style-name="Standard">[20:21:38] <text:s text:c="4"/>Checking for file '/etc/gfhjrtfyhuf' <text:s text:c="9"/>[ Not found ]</text:p>
      <text:p text:style-name="Standard">[20:21:38] <text:s text:c="4"/>Checking for file '/etc/ksapd' <text:s text:c="15"/>[ Not found ]</text:p>
      <text:p text:style-name="Standard">[20:21:38] <text:s text:c="4"/>Checking for file '/etc/ksapdd' <text:s text:c="14"/>[ Not found ]</text:p>
      <text:p text:style-name="Standard">[20:21:38] <text:s text:c="4"/>Checking for file '/etc/kysapd' <text:s text:c="14"/>[ Not found ]</text:p>
      <text:p text:style-name="Standard">[20:21:38] <text:s text:c="4"/>Checking for file '/etc/kysapdd' <text:s text:c="13"/>[ Not found ]</text:p>
      <text:p text:style-name="Standard">[20:21:38] <text:s text:c="4"/>Checking for file '/etc/rewgtf3er4t' <text:s text:c="9"/>[ Not found ]</text:p>
      <text:p text:style-name="Standard">[20:21:38] <text:s text:c="4"/>Checking for file '/etc/sdmfdsfhjfe' <text:s text:c="9"/>[ Not found ]</text:p>
      <text:p text:style-name="Standard">[20:21:38] <text:s text:c="4"/>Checking for file '/etc/sfewfesfs' <text:s text:c="11"/>[ Not found ]</text:p>
      <text:p text:style-name="Standard">[20:21:38] <text:s text:c="4"/>Checking for file '/etc/sfewfesfsh' <text:s text:c="10"/>[ Not found ]</text:p>
      <text:p text:style-name="Standard">[20:21:38] <text:s text:c="4"/>Checking for file '/etc/sksapd' <text:s text:c="14"/>[ Not found ]</text:p>
      <text:p text:style-name="Standard">[20:21:38] <text:s text:c="4"/>Checking for file '/etc/sksapdd' <text:s text:c="13"/>[ Not found ]</text:p>
      <text:p text:style-name="Standard">[20:21:38] <text:s text:c="4"/>Checking for file '/etc/skysapd' <text:s text:c="13"/>[ Not found ]</text:p>
      <text:p text:style-name="Standard">[20:21:38] <text:s text:c="4"/>Checking for file '/etc/skysapdd' <text:s text:c="12"/>[ Not found ]</text:p>
      <text:p text:style-name="Standard">[20:21:38] <text:s text:c="4"/>Checking for file '/etc/smarvtd' <text:s text:c="13"/>[ Not found ]</text:p>
      <text:p text:style-name="Standard">[20:21:38] <text:s text:c="4"/>Checking for file '/etc/whitptabil' <text:s text:c="10"/>[ Not found ]</text:p>
      <text:p text:style-name="Standard">[20:21:38] <text:s text:c="4"/>Checking for file '/etc/xfsdx' <text:s text:c="15"/>[ Not found ]</text:p>
      <text:p text:style-name="Standard">[20:21:38] <text:s text:c="4"/>Checking for file '/etc/xfsdxd' <text:s text:c="14"/>[ Not found ]</text:p>
      <text:p text:style-name="Standard">[20:21:38] <text:s text:c="4"/>Checking for file '/tmp/bill.lock' <text:s text:c="11"/>[ Not found ]</text:p>
      <text:p text:style-name="Standard">[20:21:38] <text:s text:c="4"/>Checking for file '/tmp/gates.lock' <text:s text:c="10"/>[ Not found ]</text:p>
      <text:p text:style-name="Standard">[20:21:38] <text:s text:c="4"/>Checking for file '/tmp/gates.lod' <text:s text:c="11"/>[ Not found ]</text:p>
      <text:p text:style-name="Standard">[20:21:38] <text:s text:c="4"/>Checking for file '/tmp/moni.lock' <text:s text:c="11"/>[ Not found ]</text:p>
      <text:p text:style-name="Standard">[20:21:38] <text:s text:c="4"/>Checking for file '/tmp/moni.lod' <text:s text:c="12"/>[ Not found ]</text:p>
      <text:p text:style-name="Standard">[20:21:38] <text:s text:c="4"/>Checking for file '/tmp/notify.file' <text:s text:c="9"/>[ Not found ]</text:p>
      <text:p text:style-name="Standard">[20:21:38] <text:s text:c="4"/>Checking for file '/usr/bin/.sshd' <text:s text:c="11"/>[ Not found ]</text:p>
      <text:p text:style-name="Standard">[20:21:38] <text:s text:c="4"/>Checking for file '/usr/bin/bsd-port/getty' <text:s text:c="2"/>[ Not found ]</text:p>
      <text:p text:style-name="Standard">[20:21:38] <text:s text:c="4"/>Checking for file '/usr/bin/bsd-port/getty.lock' [ Not found ]</text:p>
      <text:p text:style-name="Standard">[20:21:38] <text:s text:c="4"/>Checking for file '/usr/bin/bsd-port/udevd.lock' [ Not found ]</text:p>
      <text:p text:style-name="Standard">[20:21:38] <text:s text:c="4"/>Checking for file '/usr/bin/pojie' <text:s text:c="11"/>[ Not found ]</text:p>
      <text:p text:style-name="Standard">[20:21:38] <text:s text:c="4"/>Checking for file '/usr/lib/libamplify.so' <text:s text:c="3"/>[ Not found ]</text:p>
      <text:p text:style-name="Standard">[20:21:38] <text:s text:c="4"/>Checking for file '/etc/init.d/DbSecuritySpt' [ Not found ]</text:p>
      <text:p text:style-name="Standard">[20:21:38] <text:s text:c="4"/>Checking for file '/etc/rc.d/init.d/DbSecuritySpt' [ Not found ]</text:p>
      <text:p text:style-name="Standard">[20:21:38] <text:s text:c="4"/>Checking for file '/etc/cron.hourly/gcc.sh' <text:s text:c="2"/>[ Not found ]</text:p>
      <text:p text:style-name="Standard">[20:21:38] <text:s text:c="4"/>Checking for file '/root/2016ttfacai' <text:s text:c="8"/>[ Not found ]</text:p>
      <text:p text:style-name="Standard">[20:21:38] <text:s text:c="4"/>Checking for file '/proc/rs_dev' <text:s text:c="13"/>[ Not found ]</text:p>
      <text:p text:style-name="Standard">[20:21:38] <text:s text:c="4"/>Checking for file '/var/run/sftp.pid' <text:s text:c="8"/>[ Not found ]</text:p>
      <text:p text:style-name="Standard">[20:21:38] <text:s text:c="4"/>Checking for file '/var/run/udev.pid' <text:s text:c="8"/>[ Not found ]</text:p>
      <text:p text:style-name="Standard"><text:soft-page-break/>[20:21:38] <text:s text:c="4"/>Checking for file '/var/run/mount.pid' <text:s text:c="7"/>[ Not found ]</text:p>
      <text:p text:style-name="Standard">[20:21:39] <text:s text:c="4"/>Checking for file '/etc/cron.hourly/cron.sh' <text:s/>[ Not found ]</text:p>
      <text:p text:style-name="Standard">[20:21:39] <text:s text:c="4"/>Checking for file '/etc/cron.hourly/udev.sh' <text:s/>[ Not found ]</text:p>
      <text:p text:style-name="Standard">[20:21:39] <text:s text:c="4"/>Checking for file '/etc/cron.hourly/udev.sh' <text:s/>[ Not found ]</text:p>
      <text:p text:style-name="Standard">[20:21:39] <text:s text:c="4"/>Checking for file '/lib/libgcc.so' <text:s text:c="11"/>[ Not found ]</text:p>
      <text:p text:style-name="Standard">[20:21:39] <text:s text:c="4"/>Checking for file '/lib/libgcc.so.bak' <text:s text:c="7"/>[ Not found ]</text:p>
      <text:p text:style-name="Standard">[20:21:39] <text:s text:c="4"/>Checking for file '/lib/libgcc4.so' <text:s text:c="10"/>[ Not found ]</text:p>
      <text:p text:style-name="Standard">[20:21:39] <text:s text:c="4"/>Checking for file '/lib/libgcc4.4.so' <text:s text:c="8"/>[ Not found ]</text:p>
      <text:p text:style-name="Standard">[20:21:39] <text:s text:c="4"/>Checking for file '/lib/udev/udev' <text:s text:c="11"/>[ Not found ]</text:p>
      <text:p text:style-name="Standard">[20:21:39] <text:s text:c="4"/>Checking for file '/lib/udev/debug' <text:s text:c="10"/>[ Not found ]</text:p>
      <text:p text:style-name="Standard">[20:21:39] <text:s text:c="4"/>Checking for directory '/dev/ptyas' <text:s text:c="10"/>[ Not found ]</text:p>
      <text:p text:style-name="Standard">[20:21:39] <text:s text:c="4"/>Checking for directory '/usr/bin/take' <text:s text:c="7"/>[ Not found ]</text:p>
      <text:p text:style-name="Standard">[20:21:39] <text:s text:c="4"/>Checking for directory '/usr/src/.lib' <text:s text:c="7"/>[ Not found ]</text:p>
      <text:p text:style-name="Standard">[20:21:39] <text:s text:c="4"/>Checking for directory '/usr/share/man/man1/.1c' [ Not found ]</text:p>
      <text:p text:style-name="Standard">[20:21:39] <text:s text:c="4"/>Checking for directory '/lib/lblip.tk' <text:s text:c="7"/>[ Not found ]</text:p>
      <text:p text:style-name="Standard">[20:21:39] <text:s text:c="4"/>Checking for directory '/usr/sbin/...' <text:s text:c="7"/>[ Not found ]</text:p>
      <text:p text:style-name="Standard">[20:21:39] <text:s text:c="4"/>Checking for directory '/usr/share/.gun' <text:s text:c="5"/>[ Not found ]</text:p>
      <text:p text:style-name="Standard">[20:21:39] <text:s text:c="4"/>Checking for directory '/unde/vrei/tu/sa/te/ascunzi/in/server' [ Not found ]</text:p>
      <text:p text:style-name="Standard">[20:21:39] <text:s text:c="4"/>Checking for directory '/usr/man/man1/..&lt;SP&gt;&lt;SP&gt;/.dir' [ Not found ]</text:p>
      <text:p text:style-name="Standard">[20:21:39] <text:s text:c="4"/>Checking for directory '/usr/X11R6/include/X11/...' [ Not found ]</text:p>
      <text:p text:style-name="Standard">[20:21:39] <text:s text:c="4"/>Checking for directory '/usr/X11R6/lib/X11/.fonts/misc/...' [ Not found ]</text:p>
      <text:p text:style-name="Standard">[20:21:39] <text:s text:c="4"/>Checking for directory '/tmp/.sys' <text:s text:c="11"/>[ Not found ]</text:p>
      <text:p text:style-name="Standard">[20:21:39] <text:s text:c="4"/>Checking for directory '/tmp/'' <text:s text:c="14"/>[ Not found ]</text:p>
      <text:p text:style-name="Standard">[20:21:39] <text:s text:c="4"/>Checking for directory '/tmp/.,' <text:s text:c="13"/>[ Not found ]</text:p>
      <text:p text:style-name="Standard">[20:21:39] <text:s text:c="4"/>Checking for directory '/tmp/,.,' <text:s text:c="12"/>[ Not found ]</text:p>
      <text:p text:style-name="Standard">[20:21:39] <text:s text:c="4"/>Checking for directory '/dev/shm/emilien' <text:s text:c="4"/>[ Not found ]</text:p>
      <text:p text:style-name="Standard">[20:21:39] <text:s text:c="4"/>Checking for directory '/var/tmp/.log' <text:s text:c="7"/>[ Not found ]</text:p>
      <text:p text:style-name="Standard">[20:21:39] <text:s text:c="4"/>Checking for directory '/tmp/zmeu/...&lt;SP&gt;' <text:s text:c="3"/>[ Not found ]</text:p>
      <text:p text:style-name="Standard">[20:21:39] <text:s text:c="4"/>Checking for directory '/var/log/ssh' <text:s text:c="8"/>[ Not found ]</text:p>
      <text:p text:style-name="Standard">[20:21:39] <text:s text:c="4"/>Checking for directory '/dev/ida' <text:s text:c="12"/>[ Not found ]</text:p>
      <text:p text:style-name="Standard">[20:21:39] <text:s text:c="4"/>Checking for directory '/var/lib/games/.src/ssk/shit' [ Not found ]</text:p>
      <text:p text:style-name="Standard">[20:21:39] <text:s text:c="4"/>Checking for directory '/usr/lib/libshtift' <text:s text:c="2"/>[ Not found ]</text:p>
      <text:p text:style-name="Standard">[20:21:39] <text:s text:c="4"/>Checking for directory '/usr/src/.poop' <text:s text:c="6"/>[ Not found ]</text:p>
      <text:p text:style-name="Standard">[20:21:39] <text:s text:c="4"/>Checking for directory '/dev/wd4' <text:s text:c="12"/>[ Not found ]</text:p>
      <text:p text:style-name="Standard">[20:21:39] <text:s text:c="4"/>Checking for directory '/var/run/.tmp' <text:s text:c="7"/>[ Not found ]</text:p>
      <text:p text:style-name="Standard">[20:21:39] <text:s text:c="4"/>Checking for directory '/usr/man/man1/lib/.lib' [ Not found ]</text:p>
      <text:p text:style-name="Standard">[20:21:39] <text:s text:c="4"/>Checking for directory '/dev/portd' <text:s text:c="10"/>[ Not found ]</text:p>
      <text:p text:style-name="Standard">[20:21:39] <text:s text:c="4"/>Checking for directory '/dev/...' <text:s text:c="12"/>[ Not found ]</text:p>
      <text:p text:style-name="Standard">[20:21:39] <text:s text:c="4"/>Checking for directory '/usr/share/man/mansps' [ Not found ]</text:p>
      <text:p text:style-name="Standard">[20:21:39] <text:s text:c="4"/>Checking for directory '/lib/.so' <text:s text:c="12"/>[ Not found ]</text:p>
      <text:p text:style-name="Standard">[20:21:39] <text:s text:c="4"/>Checking for directory '/lib/.sso' <text:s text:c="11"/>[ Not found ]</text:p>
      <text:p text:style-name="Standard">[20:21:39] <text:s text:c="4"/>Checking for directory '/usr/include/sslv3' <text:s text:c="2"/>[ Not found ]</text:p>
      <text:p text:style-name="Standard">[20:21:39] <text:s text:c="4"/>Checking for directory '/dev/shm/sshd' <text:s text:c="7"/>[ Not found ]</text:p>
      <text:p text:style-name="Standard">[20:21:39] <text:s text:c="4"/>Checking for directory '/usr/share/locale/mk/.dev/sk' [ Not found ]</text:p>
      <text:p text:style-name="Standard">[20:21:40] <text:s text:c="4"/>Checking for directory '/usr/share/locale/mk/.dev' [ Not found ]</text:p>
      <text:p text:style-name="Standard">[20:21:40] <text:s text:c="4"/>Checking for directory '/usr/include/netda.h' [ Not found ]</text:p>
      <text:p text:style-name="Standard">[20:21:40] <text:s text:c="4"/>Checking for directory '/usr/include/.ssh' <text:s text:c="3"/>[ Not found ]</text:p>
      <text:p text:style-name="Standard">[20:21:40] <text:s text:c="4"/>Checking for directory '/usr/share/locale/jp/.&lt;SP&gt;' [ Not found ]</text:p>
      <text:p text:style-name="Standard">[20:21:40] <text:s text:c="4"/>Checking for directory '/usr/share/.sqe' <text:s text:c="5"/>[ Not found ]</text:p>
      <text:p text:style-name="Standard">[20:21:40] <text:s text:c="2"/>Checking for possible rootkit files and directories [ None found ]</text:p>
      <text:p text:style-name="Standard">[20:21:40]</text:p>
      <text:p text:style-name="Standard">[20:21:40] Info: Starting test name 'possible_rkt_strings'</text:p>
      <text:p text:style-name="Standard"><text:soft-page-break/>[20:21:40] <text:s text:c="2"/>Performing check for possible rootkit strings</text:p>
      <text:p text:style-name="Standard">[20:21:40] Info: Using system startup paths: /etc/init.d /etc/systemd/system</text:p>
      <text:p text:style-name="Standard">[20:21:40] <text:s text:c="4"/>Checking for string 'phalanx' <text:s text:c="16"/>[ Not found ]</text:p>
      <text:p text:style-name="Standard">[20:21:40] <text:s text:c="4"/>Checking for string '/dev/proc/fuckit' <text:s text:c="7"/>[ Not found ]</text:p>
      <text:p text:style-name="Standard">[20:21:40] <text:s text:c="4"/>Checking for string 'FUCK' <text:s text:c="19"/>[ Not found ]</text:p>
      <text:p text:style-name="Standard">[20:21:40] <text:s text:c="4"/>Checking for string 'backdoor' <text:s text:c="15"/>[ Not found ]</text:p>
      <text:p text:style-name="Standard">[20:21:40] <text:s text:c="4"/>Checking for string '/usr/bin/rcpc' <text:s text:c="10"/>[ Not found ]</text:p>
      <text:p text:style-name="Standard">[20:21:40] <text:s text:c="4"/>Checking for string '/usr/sbin/login' <text:s text:c="8"/>[ Not found ]</text:p>
      <text:p text:style-name="Standard">[20:21:40] <text:s text:c="4"/>Checking for string '/dev/ptyxx/.proc' <text:s text:c="7"/>[ Not found ]</text:p>
      <text:p text:style-name="Standard">[20:21:40] <text:s text:c="4"/>Checking for string 'vt200' <text:s text:c="18"/>[ Not found ]</text:p>
      <text:p text:style-name="Standard">[20:21:40] <text:s text:c="4"/>Checking for string '/usr/bin/xstat' <text:s text:c="9"/>[ Not found ]</text:p>
      <text:p text:style-name="Standard">[20:21:40] <text:s text:c="4"/>Checking for string '/bin/envpc' <text:s text:c="13"/>[ Not found ]</text:p>
      <text:p text:style-name="Standard">[20:21:40] <text:s text:c="4"/>Checking for string 'L4m3r0x' <text:s text:c="16"/>[ Not found ]</text:p>
      <text:p text:style-name="Standard">[20:21:40] <text:s text:c="4"/>Checking for string '/lib/libext' <text:s text:c="12"/>[ Not found ]</text:p>
      <text:p text:style-name="Standard">[20:21:40] <text:s text:c="4"/>Checking for string '/usr/sbin/login' <text:s text:c="8"/>[ Not found ]</text:p>
      <text:p text:style-name="Standard">[20:21:40] <text:s text:c="4"/>Checking for string '/usr/lib/.tbd' <text:s text:c="10"/>[ Not found ]</text:p>
      <text:p text:style-name="Standard">[20:21:40] <text:s text:c="4"/>Checking for string 'sendmail' <text:s text:c="15"/>[ Not found ]</text:p>
      <text:p text:style-name="Standard">[20:21:40] <text:s text:c="4"/>Checking for string 'cocacola' <text:s text:c="15"/>[ Not found ]</text:p>
      <text:p text:style-name="Standard">[20:21:40] <text:s text:c="4"/>Checking for string 'joao' <text:s text:c="19"/>[ Not found ]</text:p>
      <text:p text:style-name="Standard">[20:21:40] <text:s text:c="4"/>Checking for string '/dev/ptyxx/.file' <text:s text:c="7"/>[ Not found ]</text:p>
      <text:p text:style-name="Standard">[20:21:40] <text:s text:c="4"/>Checking for string '/dev/ptyxx/.file' <text:s text:c="7"/>[ Not found ]</text:p>
      <text:p text:style-name="Standard">[20:21:40] <text:s text:c="4"/>Checking for string '/dev/sgk' <text:s text:c="15"/>[ Not found ]</text:p>
      <text:p text:style-name="Standard">[20:21:40] <text:s text:c="4"/>Checking for string '/var/lock/subsys/...datafile...' [ Not found ]</text:p>
      <text:p text:style-name="Standard">[20:21:40] <text:s text:c="4"/>Checking for string '/usr/lib/.tbd' <text:s text:c="10"/>[ Not found ]</text:p>
      <text:p text:style-name="Standard">[20:21:40] <text:s text:c="4"/>Checking for string '/dev/proc/fuckit' <text:s text:c="7"/>[ Not found ]</text:p>
      <text:p text:style-name="Standard">[20:21:40] <text:s text:c="4"/>Checking for string '/lib/.sso' <text:s text:c="14"/>[ Not found ]</text:p>
      <text:p text:style-name="Standard">[20:21:40] <text:s text:c="4"/>Checking for string '/var/lock/subsys/...datafile...' [ Not found ]</text:p>
      <text:p text:style-name="Standard">[20:21:40] <text:s text:c="4"/>Checking for string '/dev/caca' <text:s text:c="14"/>[ Not found ]</text:p>
      <text:p text:style-name="Standard">[20:21:40] <text:s text:c="4"/>Checking for string '/dev/ttyoa' <text:s text:c="13"/>[ Not found ]</text:p>
      <text:p text:style-name="Standard">[20:21:40] <text:s text:c="4"/>Checking for string '/usr/lib/ldlibns.so' <text:s text:c="4"/>[ Not found ]</text:p>
      <text:p text:style-name="Standard">[20:21:40] <text:s text:c="4"/>Checking for string '/dev/ptyxx/.addr' <text:s text:c="7"/>[ Not found ]</text:p>
      <text:p text:style-name="Standard">[20:21:40] <text:s text:c="4"/>Checking for string 'syg' <text:s text:c="20"/>[ Not found ]</text:p>
      <text:p text:style-name="Standard">[20:21:40] <text:s text:c="4"/>Checking for string '/var/lock/subsys/...datafile...' [ Not found ]</text:p>
      <text:p text:style-name="Standard">[20:21:40] <text:s text:c="4"/>Checking for string '/dev/pts/01' <text:s text:c="12"/>[ Not found ]</text:p>
      <text:p text:style-name="Standard">[20:21:40] <text:s text:c="4"/>Checking for string 'tw33dl3' <text:s text:c="16"/>[ Not found ]</text:p>
      <text:p text:style-name="Standard">[20:21:40] <text:s text:c="4"/>Checking for string 'psniff' <text:s text:c="17"/>[ Not found ]</text:p>
      <text:p text:style-name="Standard">[20:21:40] <text:s text:c="4"/>Checking for string 'uconf.inv' <text:s text:c="14"/>[ Not found ]</text:p>
      <text:p text:style-name="Standard">[20:21:40] <text:s text:c="4"/>Checking for string 'lib/ldlibps.so' <text:s text:c="9"/>[ Not found ]</text:p>
      <text:p text:style-name="Standard">[20:21:40] <text:s text:c="4"/>Checking for string '/usr/lib/ldlibpst.so' <text:s text:c="3"/>[ Not found ]</text:p>
      <text:p text:style-name="Standard">[20:21:40] <text:s text:c="4"/>Checking for string 'libproc.so.2.0.7' <text:s text:c="7"/>[ Not found ]</text:p>
      <text:p text:style-name="Standard">[20:21:40] <text:s text:c="4"/>Checking for string '/dev/ptyxx/.proc' <text:s text:c="7"/>[ Not found ]</text:p>
      <text:p text:style-name="Standard">[20:21:40] <text:s text:c="4"/>Checking for string '/dev/ptyxx/.proc' <text:s text:c="7"/>[ Not found ]</text:p>
      <text:p text:style-name="Standard">[20:21:40] <text:s text:c="4"/>Checking for string 'libproc.so.2.0.7' <text:s text:c="7"/>[ Not found ]</text:p>
      <text:p text:style-name="Standard">[20:21:40] <text:s text:c="4"/>Checking for string 'libproc.so.2.0.7' <text:s text:c="7"/>[ Not found ]</text:p>
      <text:p text:style-name="Standard">[20:21:40] <text:s text:c="4"/>Checking for string '/bin/bash' <text:s text:c="14"/>[ Not found ]</text:p>
      <text:p text:style-name="Standard">[20:21:40] <text:s text:c="4"/>Checking for string '/dev/ptyxx' <text:s text:c="13"/>[ Not found ]</text:p>
      <text:p text:style-name="Standard">[20:21:41] <text:s text:c="4"/>Checking for string '/.config' <text:s text:c="15"/>[ Not found ]</text:p>
      <text:p text:style-name="Standard">[20:21:41] <text:s text:c="4"/>Checking for string '\$.*\$\!.*\!\!\$' <text:s text:c="7"/>[ Not found ]</text:p>
      <text:p text:style-name="Standard">[20:21:41] <text:s text:c="4"/>Checking for string 'backdoor.h' <text:s text:c="13"/>[ Not found ]</text:p>
      <text:p text:style-name="Standard">[20:21:41] <text:s text:c="4"/>Checking for string 'backdoor_active' <text:s text:c="8"/>[ Not found ]</text:p>
      <text:p text:style-name="Standard">[20:21:41] <text:s text:c="4"/>Checking for string 'magic_pass_active' <text:s text:c="6"/>[ Not found ]</text:p>
      <text:p text:style-name="Standard">[20:21:41] <text:s text:c="4"/>Checking for string '/usr/include/gpm2.h' <text:s text:c="4"/>[ Not found ]</text:p>
      <text:p text:style-name="Standard"><text:soft-page-break/>[20:21:41] <text:s text:c="4"/>Checking for string '/usr/include/openssl' <text:s text:c="3"/>[ Not found ]</text:p>
      <text:p text:style-name="Standard">[20:21:41] <text:s text:c="4"/>Checking for string 'aion' <text:s text:c="19"/>[ Not found ]</text:p>
      <text:p text:style-name="Standard">[20:21:41] <text:s text:c="4"/>Checking for string 'pcszPass' <text:s text:c="15"/>[ Not found ]</text:p>
      <text:p text:style-name="Standard">[20:21:41] <text:s text:c="4"/>Checking for string 'LogPass' <text:s text:c="16"/>[ Not found ]</text:p>
      <text:p text:style-name="Standard">[20:21:41] <text:s text:c="4"/>Checking for string 'Login_Check' <text:s text:c="12"/>[ Not found ]</text:p>
      <text:p text:style-name="Standard">[20:21:41] <text:s text:c="4"/>Checking for string 'includes.h' <text:s text:c="13"/>[ Not found ]</text:p>
      <text:p text:style-name="Standard">[20:21:41] <text:s text:c="4"/>Checking for string 'DecodeString' <text:s text:c="11"/>[ Not found ]</text:p>
      <text:p text:style-name="Standard">[20:21:41] <text:s text:c="4"/>Checking for string 'EncodeString' <text:s text:c="11"/>[ Not found ]</text:p>
      <text:p text:style-name="Standard">[20:21:41] <text:s text:c="4"/>Checking for string 'libns2.so' <text:s text:c="14"/>[ Not found ]</text:p>
      <text:p text:style-name="Standard">[20:21:41] <text:s text:c="4"/>Checking for string 'libns5.so' <text:s text:c="14"/>[ Not found ]</text:p>
      <text:p text:style-name="Standard">[20:21:41] <text:s text:c="4"/>Checking for string 'libpw3.so' <text:s text:c="14"/>[ Not found ]</text:p>
      <text:p text:style-name="Standard">[20:21:41] <text:s text:c="4"/>Checking for string 'libpw5.so' <text:s text:c="14"/>[ Not found ]</text:p>
      <text:p text:style-name="Standard">[20:21:41] <text:s text:c="4"/>Checking for string 'libsbr.so' <text:s text:c="14"/>[ Not found ]</text:p>
      <text:p text:style-name="Standard">[20:21:41] <text:s text:c="4"/>Checking for string 'libslr.so' <text:s text:c="14"/>[ Not found ]</text:p>
      <text:p text:style-name="Standard">[20:21:41] <text:s text:c="4"/>Checking for string '/usr/lib/.tbd' <text:s text:c="10"/>[ Not found ]</text:p>
      <text:p text:style-name="Standard">[20:21:41] <text:s text:c="4"/>Checking for string '/dev/ptyxx/.proc' <text:s text:c="7"/>[ Not found ]</text:p>
      <text:p text:style-name="Standard">[20:21:41] <text:s text:c="4"/>Checking for string 'in.inetd' <text:s text:c="15"/>[ Not found ]</text:p>
      <text:p text:style-name="Standard">[20:21:42] <text:s text:c="4"/>Checking for string '#&lt;HIDE_.*&gt;' <text:s text:c="13"/>[ Not found ]</text:p>
      <text:p text:style-name="Standard">[20:21:42] <text:s text:c="4"/>Checking for string 'bin/xchk' <text:s text:c="15"/>[ Not found ]</text:p>
      <text:p text:style-name="Standard">[20:21:42] <text:s text:c="4"/>Checking for string 'bin/xsf' <text:s text:c="16"/>[ Not found ]</text:p>
      <text:p text:style-name="Standard">[20:21:42] <text:s text:c="4"/>Checking for string '/usr/bin/ssh2d' <text:s text:c="9"/>[ Not found ]</text:p>
      <text:p text:style-name="Standard">[20:21:42] <text:s text:c="4"/>Checking for string '/usr/sbin/xntps' <text:s text:c="8"/>[ Not found ]</text:p>
      <text:p text:style-name="Standard">[20:21:43] <text:s text:c="4"/>Checking for string 'ttyload' <text:s text:c="16"/>[ Not found ]</text:p>
      <text:p text:style-name="Standard">[20:21:43] <text:s text:c="4"/>Checking for string '/etc/rc.d/init.d/init' <text:s text:c="2"/>[ Not found ]</text:p>
      <text:p text:style-name="Standard">[20:21:43] <text:s text:c="4"/>Checking for string 'usr/bin/xfss' <text:s text:c="11"/>[ Not found ]</text:p>
      <text:p text:style-name="Standard">[20:21:43] <text:s text:c="4"/>Checking for string '/usr/sbin/rpc.netinet' <text:s text:c="2"/>[ Not found ]</text:p>
      <text:p text:style-name="Standard">[20:21:44] <text:s text:c="4"/>Checking for string '/usr/lib/.fx/cons.saver' [ Not found ]</text:p>
      <text:p text:style-name="Standard">[20:21:44] <text:s text:c="4"/>Checking for string '/usr/lib/.fx/xs' <text:s text:c="8"/>[ Not found ]</text:p>
      <text:p text:style-name="Standard">[20:21:44] <text:s text:c="4"/>Checking for string '/ssh2d' <text:s text:c="17"/>[ Not found ]</text:p>
      <text:p text:style-name="Standard">[20:21:44] <text:s text:c="4"/>Checking for string '/dev/kmod' <text:s text:c="14"/>[ Not found ]</text:p>
      <text:p text:style-name="Standard">[20:21:44] <text:s text:c="4"/>Checking for string '/crth.o' <text:s text:c="16"/>[ Not found ]</text:p>
      <text:p text:style-name="Standard">[20:21:45] <text:s text:c="4"/>Checking for string '/crtz.o' <text:s text:c="16"/>[ Not found ]</text:p>
      <text:p text:style-name="Standard">[20:21:45] <text:s text:c="4"/>Checking for string '/dev/dos' <text:s text:c="15"/>[ Not found ]</text:p>
      <text:p text:style-name="Standard">[20:21:45] <text:s text:c="4"/>Checking for string '/lpq' <text:s text:c="19"/>[ Not found ]</text:p>
      <text:p text:style-name="Standard">[20:21:45] <text:s text:c="4"/>Checking for string '/usr/sbin/rescue' <text:s text:c="7"/>[ Not found ]</text:p>
      <text:p text:style-name="Standard">[20:21:46] <text:s text:c="4"/>Checking for string '/usr/lib/lpstart' <text:s text:c="7"/>[ Not found ]</text:p>
      <text:p text:style-name="Standard">[20:21:46] <text:s text:c="4"/>Checking for string '/volc' <text:s text:c="18"/>[ Not found ]</text:p>
      <text:p text:style-name="Standard">[20:21:46] <text:s text:c="4"/>Checking for string 'sourcemask' <text:s text:c="13"/>[ Not found ]</text:p>
      <text:p text:style-name="Standard">[20:21:46] <text:s text:c="4"/>Checking for string '/bin/vobiscum' <text:s text:c="10"/>[ Not found ]</text:p>
      <text:p text:style-name="Standard">[20:21:46] <text:s text:c="4"/>Checking for string '/usr/sbin/in.telnet' <text:s text:c="4"/>[ Not found ]</text:p>
      <text:p text:style-name="Standard">[20:21:47] <text:s text:c="4"/>Checking for string '/usr/bin/hdparm?-t1?-X53?-p' [ Not found ]</text:p>
      <text:p text:style-name="Standard">[20:21:47] <text:s text:c="4"/>Checking for string '/lib/.xsyslog' <text:s text:c="10"/>[ Not found ]</text:p>
      <text:p text:style-name="Standard">[20:21:47] <text:s text:c="4"/>Checking for string '/etc/.xsyslog' <text:s text:c="10"/>[ Not found ]</text:p>
      <text:p text:style-name="Standard">[20:21:47] <text:s text:c="4"/>Checking for string '/lib/.ssyslog' <text:s text:c="10"/>[ Not found ]</text:p>
      <text:p text:style-name="Standard">[20:21:48] <text:s text:c="4"/>Checking for string '/tmp/.sendmail' <text:s text:c="9"/>[ Not found ]</text:p>
      <text:p text:style-name="Standard">[20:21:48] <text:s text:c="4"/>Checking for string 'IptabLex' <text:s text:c="15"/>[ Not found ]</text:p>
      <text:p text:style-name="Standard">[20:21:48] <text:s text:c="4"/>Checking for string 'IptabLes' <text:s text:c="15"/>[ Not found ]</text:p>
      <text:p text:style-name="Standard">[20:21:48] <text:s text:c="4"/>Checking for string '/lib/ldd.so/tkps' <text:s text:c="7"/>[ Not found ]</text:p>
      <text:p text:style-name="Standard">[20:21:48] <text:s text:c="4"/>Checking for string 't0rnkit' <text:s text:c="16"/>[ Not found ]</text:p>
      <text:p text:style-name="Standard">[20:21:48] <text:s text:c="4"/>Checking for string '/dev/proc/fuckit' <text:s text:c="7"/>[ Not found ]</text:p>
      <text:p text:style-name="Standard">[20:21:48] <text:s text:c="4"/>Checking for string 'backdoor.h' <text:s text:c="13"/>[ Not found ]</text:p>
      <text:p text:style-name="Standard">[20:21:48] <text:s text:c="4"/>Checking for string 'backdoor_active' <text:s text:c="8"/>[ Not found ]</text:p>
      <text:p text:style-name="Standard"><text:soft-page-break/>[20:21:48] <text:s text:c="4"/>Checking for string 'magic_pass_active' <text:s text:c="6"/>[ Not found ]</text:p>
      <text:p text:style-name="Standard">[20:21:48] <text:s text:c="4"/>Checking for string '/usr/include/gpm2.h' <text:s text:c="4"/>[ Not found ]</text:p>
      <text:p text:style-name="Standard">[20:21:48] <text:s text:c="4"/>Checking for string 'libproc.so.2.0.7' <text:s text:c="7"/>[ Not found ]</text:p>
      <text:p text:style-name="Standard">[20:21:48] <text:s text:c="4"/>Checking for string 'libproc.so.2.0.7' <text:s text:c="7"/>[ Not found ]</text:p>
      <text:p text:style-name="Standard">[20:21:48] <text:s text:c="4"/>Checking for string 'libproc.so.2.0.7' <text:s text:c="7"/>[ Not found ]</text:p>
      <text:p text:style-name="Standard">[20:21:48] <text:s text:c="4"/>Checking for string '/usr/lib/ldlibdu.so' <text:s text:c="4"/>[ Not found ]</text:p>
      <text:p text:style-name="Standard">[20:21:48] <text:s text:c="4"/>Checking for string '/dev/ptyxx/.file' <text:s text:c="7"/>[ Not found ]</text:p>
      <text:p text:style-name="Standard">[20:21:48] <text:s text:c="4"/>Checking for string 'libproc.so.2.0.7' <text:s text:c="7"/>[ Not found ]</text:p>
      <text:p text:style-name="Standard">[20:21:48] <text:s text:c="4"/>Checking for string '/dev/ida/.inet' <text:s text:c="9"/>[ Not found ]</text:p>
      <text:p text:style-name="Standard">[20:21:48] <text:s text:c="4"/>Checking for string '/usr/include/mysql/mysql.hh1' [ Not found ]</text:p>
      <text:p text:style-name="Standard">[20:21:48] <text:s text:c="4"/>Checking for string '/usr/include/mysql/mysql.hh1' [ Not found ]</text:p>
      <text:p text:style-name="Standard">[20:21:48] <text:s text:c="4"/>Checking for string '/usr/include/mysql/mysql.hh1' [ Not found ]</text:p>
      <text:p text:style-name="Standard">[20:21:48] <text:s text:c="4"/>Checking for string '/usr/include/mysql/mysql.hh1' [ Not found ]</text:p>
      <text:p text:style-name="Standard">[20:21:48] <text:s text:c="4"/>Checking for string '/usr/include/mysql/mysql.hh1' [ Not found ]</text:p>
      <text:p text:style-name="Standard">[20:21:48] <text:s text:c="4"/>Checking for string '/usr/include/mysql/mysql.hh1' [ Not found ]</text:p>
      <text:p text:style-name="Standard">[20:21:48] <text:s text:c="4"/>Checking for string 'backconnect' <text:s text:c="12"/>[ Not found ]</text:p>
      <text:p text:style-name="Standard">[20:21:48] <text:s text:c="4"/>Checking for string 'magic?packet?received' <text:s text:c="2"/>[ Not found ]</text:p>
      <text:p text:style-name="Standard">[20:21:49] <text:s text:c="2"/>Checking for possible rootkit strings <text:s text:c="10"/>[ None found ]</text:p>
      <text:p text:style-name="Standard">[20:21:49]</text:p>
      <text:p text:style-name="Standard">[20:21:49] Info: Starting test name 'malware'</text:p>
      <text:p text:style-name="Standard">[20:21:49] Performing malware checks</text:p>
      <text:p text:style-name="Standard">[20:21:49]</text:p>
      <text:p text:style-name="Standard">[20:21:49] Info: Test 'deleted_files' disabled at users request.</text:p>
      <text:p text:style-name="Standard">[20:21:49]</text:p>
      <text:p text:style-name="Standard">[20:21:49] Info: Starting test name 'running_procs'</text:p>
      <text:p text:style-name="Standard">[20:21:49] <text:s text:c="2"/>Checking running processes for suspicious files [ None found ]</text:p>
      <text:p text:style-name="Standard">[20:21:49]</text:p>
      <text:p text:style-name="Standard">[20:21:49] Info: Test 'hidden_procs' disabled at users request.</text:p>
      <text:p text:style-name="Standard">[20:21:49]</text:p>
      <text:p text:style-name="Standard">[20:21:49] Info: Test 'suspscan' disabled at users request.</text:p>
      <text:p text:style-name="Standard">[20:21:49]</text:p>
      <text:p text:style-name="Standard">[20:21:49] Info: Starting test name 'login_backdoors'</text:p>
      <text:p text:style-name="Standard">[20:21:49] <text:s text:c="4"/>Checking for '/bin/.login' <text:s text:c="19"/>[ Not found ]</text:p>
      <text:p text:style-name="Standard">[20:21:49] <text:s text:c="4"/>Checking for '/sbin/.login' <text:s text:c="18"/>[ Not found ]</text:p>
      <text:p text:style-name="Standard">[20:21:49] <text:s text:c="2"/>Checking for login backdoors <text:s text:c="19"/>[ None found ]</text:p>
      <text:p text:style-name="Standard">[20:21:49]</text:p>
      <text:p text:style-name="Standard">[20:21:49] Info: Starting test name 'sniffer_logs'</text:p>
      <text:p text:style-name="Standard">[20:21:49] <text:s text:c="4"/>Checking for file '/usr/lib/libice.log' <text:s text:c="6"/>[ Not found ]</text:p>
      <text:p text:style-name="Standard">[20:21:49] <text:s text:c="4"/>Checking for file '/dev/prom/sn.l' <text:s text:c="11"/>[ Not found ]</text:p>
      <text:p text:style-name="Standard">[20:21:49] <text:s text:c="4"/>Checking for file '/dev/fd/.88/zxsniff.log' <text:s text:c="2"/>[ Not found ]</text:p>
      <text:p text:style-name="Standard">[20:21:49] <text:s text:c="2"/>Checking for sniffer log files <text:s text:c="17"/>[ None found ]</text:p>
      <text:p text:style-name="Standard">[20:21:49]</text:p>
      <text:p text:style-name="Standard">[20:21:49] Info: Starting test name 'tripwire'</text:p>
      <text:p text:style-name="Standard">[20:21:49] <text:s text:c="2"/>Checking for software intrusions <text:s text:c="15"/>[ Skipped ]</text:p>
      <text:p text:style-name="Standard">[20:21:49] Info: Check skipped - tripwire not installed</text:p>
      <text:p text:style-name="Standard">[20:21:49]</text:p>
      <text:p text:style-name="Standard">[20:21:49] Info: Starting test name 'susp_dirs'</text:p>
      <text:p text:style-name="Standard">[20:21:49] <text:s text:c="4"/>Checking for directory '/usr/X11R6/bin/.,/copy' [ Not found ]</text:p>
      <text:p text:style-name="Standard">[20:21:49] <text:s text:c="4"/>Checking for directory '/dev/rd/cdb' <text:s text:c="9"/>[ Not found ]</text:p>
      <text:p text:style-name="Standard">[20:21:49] <text:s text:c="2"/>Checking for suspicious directories <text:s text:c="12"/>[ None found ]</text:p>
      <text:p text:style-name="Standard">[20:21:49]</text:p>
      <text:p text:style-name="Standard">[20:21:49] Info: Starting test name 'ipc_shared_mem'</text:p>
      <text:p text:style-name="Standard"><text:soft-page-break/>[20:21:49] Info: The minimum shared memory segment size to be checked (in bytes): 1048576 (1.0MB)</text:p>
      <text:p text:style-name="Standard">[20:21:50] <text:s text:c="2"/>Checking for suspicious (large) shared memory segments [ Warning ]</text:p>
      <text:p text:style-name="Standard">[20:21:50] Warning: The following suspicious (large) shared memory segments have been found:</text:p>
      <text:p text:style-name="Standard">[20:21:50] <text:s text:c="9"/>Process: /usr/bin/mate-panel <text:s text:c="3"/>PID: 1102 <text:s text:c="3"/>Owner: adriana <text:s text:c="3"/>Size: 16MB (configured size allowed: 1.0MB)</text:p>
      <text:p text:style-name="Standard">[20:21:50] <text:s text:c="9"/>Process: /usr/lib/mate-panel/wnck-applet <text:s text:c="3"/>PID: 1141 <text:s text:c="3"/>Owner: adriana <text:s text:c="3"/>Size: 16MB (configured size allowed: 1.0MB)</text:p>
      <text:p text:style-name="Standard">[20:21:50] <text:s text:c="9"/>Process: /usr/bin/caja <text:s text:c="3"/>PID: 1118 <text:s text:c="3"/>Owner: adriana <text:s text:c="3"/>Size: 16MB (configured size allowed: 1.0MB)</text:p>
      <text:p text:style-name="Standard">[20:21:50] <text:s text:c="9"/>Process: /usr/lib/x86_64-linux-gnu/polkit-mate/polkit-mate-authentication-agent-1 <text:s text:c="3"/>PID: 1181 <text:s text:c="3"/>Owner: adriana <text:s text:c="3"/>Size: 16MB (configured size allowed: 1.0MB)</text:p>
      <text:p text:style-name="Standard">[20:21:50] <text:s text:c="9"/>Process: /usr/bin/caja <text:s text:c="3"/>PID: 1118 <text:s text:c="3"/>Owner: adriana <text:s text:c="3"/>Size: 64MB (configured size allowed: 1.0MB)</text:p>
      <text:p text:style-name="Standard">[20:21:50] <text:s text:c="9"/>Process: /usr/bin/mate-terminal <text:s text:c="3"/>PID: 20332 <text:s text:c="3"/>Owner: adriana <text:s text:c="3"/>Size: 16MB (configured size allowed: 1.0MB)</text:p>
      <text:p text:style-name="Standard">[20:21:50]</text:p>
      <text:p text:style-name="Standard">[20:21:50] Info: Starting test name 'trojans'</text:p>
      <text:p text:style-name="Standard">[20:21:50] Performing trojan specific checks</text:p>
      <text:p text:style-name="Standard">[20:21:50] <text:s text:c="2"/>Checking for enabled inetd services <text:s text:c="12"/>[ Skipped ]</text:p>
      <text:p text:style-name="Standard">[20:21:50] Info: Check skipped - file '/etc/inetd.conf' does not exist.</text:p>
      <text:p text:style-name="Standard">[20:21:50] <text:s text:c="2"/>Checking for enabled xinetd services <text:s text:c="11"/>[ Skipped ]</text:p>
      <text:p text:style-name="Standard">[20:21:50] Info: Check skipped - file '/etc/xinetd.conf' does not exist.</text:p>
      <text:p text:style-name="Standard">[20:21:50] <text:s text:c="2"/>Checking for Apache backdoor <text:s text:c="19"/>[ Not found ]</text:p>
      <text:p text:style-name="Standard">[20:21:50]</text:p>
      <text:p text:style-name="Standard">[20:21:50] Info: Starting test name 'os_specific'</text:p>
      <text:p text:style-name="Standard">[20:21:50] <text:s text:c="2"/>Performing Linux specific checks</text:p>
      <text:p text:style-name="Standard">[20:21:50] <text:s text:c="4"/>Checking loaded kernel modules <text:s text:c="15"/>[ OK ]</text:p>
      <text:p text:style-name="Standard">[20:21:50] Info: Using modules pathname of '/lib/modules/6.1.0-1parrot1-amd64'</text:p>
      <text:p text:style-name="Standard">[20:21:50] <text:s text:c="4"/>Checking kernel module names <text:s text:c="17"/>[ OK ]</text:p>
      <text:p text:style-name="Standard">[20:25:44]</text:p>
      <text:p text:style-name="Standard">[20:25:44] Info: Starting test name 'network'</text:p>
      <text:p text:style-name="Standard">[20:25:44] Checking the network...</text:p>
      <text:p text:style-name="Standard">[20:25:44]</text:p>
      <text:p text:style-name="Standard">[20:25:44] Performing checks on the network ports</text:p>
      <text:p text:style-name="Standard">[20:25:44] Info: Starting test name 'ports'</text:p>
      <text:p text:style-name="Standard">[20:25:44] <text:s text:c="2"/>Performing check for backdoor ports</text:p>
      <text:p text:style-name="Standard">[20:25:44] <text:s text:c="4"/>Checking for TCP port 1524 <text:s text:c="19"/>[ Not found ]</text:p>
      <text:p text:style-name="Standard">[20:25:44] <text:s text:c="4"/>Checking for TCP port 1984 <text:s text:c="19"/>[ Not found ]</text:p>
      <text:p text:style-name="Standard">[20:25:44] <text:s text:c="4"/>Checking for UDP port 2001 <text:s text:c="19"/>[ Not found ]</text:p>
      <text:p text:style-name="Standard">[20:25:44] <text:s text:c="4"/>Checking for TCP port 2006 <text:s text:c="19"/>[ Not found ]</text:p>
      <text:p text:style-name="Standard">[20:25:44] <text:s text:c="4"/>Checking for TCP port 2128 <text:s text:c="19"/>[ Not found ]</text:p>
      <text:p text:style-name="Standard">[20:25:44] <text:s text:c="4"/>Checking for TCP port 6666 <text:s text:c="19"/>[ Not found ]</text:p>
      <text:p text:style-name="Standard">[20:25:44] <text:s text:c="4"/>Checking for TCP port 6667 <text:s text:c="19"/>[ Not found ]</text:p>
      <text:p text:style-name="Standard">[20:25:44] <text:s text:c="4"/>Checking for TCP port 6668 <text:s text:c="19"/>[ Not found ]</text:p>
      <text:p text:style-name="Standard">[20:25:44] <text:s text:c="4"/>Checking for TCP port 6669 <text:s text:c="19"/>[ Not found ]</text:p>
      <text:p text:style-name="Standard">[20:25:44] <text:s text:c="4"/>Checking for TCP port 7000 <text:s text:c="19"/>[ Not found ]</text:p>
      <text:p text:style-name="Standard">[20:25:44] <text:s text:c="4"/>Checking for TCP port 13000 <text:s text:c="18"/>[ Not found ]</text:p>
      <text:p text:style-name="Standard">[20:25:44] <text:s text:c="4"/>Checking for TCP port 14856 <text:s text:c="18"/>[ Not found ]</text:p>
      <text:p text:style-name="Standard">[20:25:44] <text:s text:c="4"/>Checking for TCP port 25000 <text:s text:c="18"/>[ Not found ]</text:p>
      <text:p text:style-name="Standard">[20:25:44] <text:s text:c="4"/>Checking for TCP port 29812 <text:s text:c="18"/>[ Not found ]</text:p>
      <text:p text:style-name="Standard">[20:25:44] <text:s text:c="4"/>Checking for TCP port 31337 <text:s text:c="18"/>[ Not found ]</text:p>
      <text:p text:style-name="Standard"><text:soft-page-break/>[20:25:45] <text:s text:c="4"/>Checking for TCP port 32982 <text:s text:c="18"/>[ Not found ]</text:p>
      <text:p text:style-name="Standard">[20:25:45] <text:s text:c="4"/>Checking for TCP port 33369 <text:s text:c="18"/>[ Not found ]</text:p>
      <text:p text:style-name="Standard">[20:25:45] <text:s text:c="4"/>Checking for TCP port 47107 <text:s text:c="18"/>[ Not found ]</text:p>
      <text:p text:style-name="Standard">[20:25:45] <text:s text:c="4"/>Checking for TCP port 47018 <text:s text:c="18"/>[ Not found ]</text:p>
      <text:p text:style-name="Standard">[20:25:45] <text:s text:c="4"/>Checking for TCP port 60922 <text:s text:c="18"/>[ Not found ]</text:p>
      <text:p text:style-name="Standard">[20:25:45] <text:s text:c="4"/>Checking for TCP port 62883 <text:s text:c="18"/>[ Not found ]</text:p>
      <text:p text:style-name="Standard">[20:25:45] <text:s text:c="4"/>Checking for TCP port 65535 <text:s text:c="18"/>[ Not found ]</text:p>
      <text:p text:style-name="Standard">[20:25:45] <text:s text:c="2"/>Checking for backdoor ports <text:s text:c="20"/>[ None found ]</text:p>
      <text:p text:style-name="Standard">[20:25:45]</text:p>
      <text:p text:style-name="Standard">[20:25:45] Info: Test 'hidden_ports' disabled at users request.</text:p>
      <text:p text:style-name="Standard">[20:25:45]</text:p>
      <text:p text:style-name="Standard">[20:25:45] Performing checks on the network interfaces</text:p>
      <text:p text:style-name="Standard">[20:25:45] Info: Starting test name 'promisc'</text:p>
      <text:p text:style-name="Standard">[20:25:45] <text:s text:c="2"/>Checking for promiscuous interfaces <text:s text:c="12"/>[ None found ]</text:p>
      <text:p text:style-name="Standard">[20:25:45]</text:p>
      <text:p text:style-name="Standard">[20:25:45] Info: Test 'packet_cap_apps' disabled at users request.</text:p>
      <text:p text:style-name="Standard">[20:25:45]</text:p>
      <text:p text:style-name="Standard">[20:25:45] Info: Starting test name 'local_host'</text:p>
      <text:p text:style-name="Standard">[20:25:45] Checking the local host...</text:p>
      <text:p text:style-name="Standard">[20:25:45]</text:p>
      <text:p text:style-name="Standard">[20:25:45] Info: Starting test name 'startup_files'</text:p>
      <text:p text:style-name="Standard">[20:25:45] Performing system boot checks</text:p>
      <text:p text:style-name="Standard">[20:25:45] <text:s text:c="2"/>Checking for local host name <text:s text:c="19"/>[ Found ]</text:p>
      <text:p text:style-name="Standard">[20:25:45]</text:p>
      <text:p text:style-name="Standard">[20:25:45] Info: Starting test name 'startup_malware'</text:p>
      <text:p text:style-name="Standard">[20:25:45] <text:s text:c="2"/>Checking for system startup files <text:s text:c="14"/>[ Found ]</text:p>
      <text:p text:style-name="Standard">[20:25:46] <text:s text:c="2"/>Checking system startup files for malware <text:s text:c="6"/>[ None found ]</text:p>
      <text:p text:style-name="Standard">[20:25:46]</text:p>
      <text:p text:style-name="Standard">[20:25:46] Info: Starting test name 'group_accounts'</text:p>
      <text:p text:style-name="Standard">[20:25:46] Performing group and account checks</text:p>
      <text:p text:style-name="Standard">[20:25:46] <text:s text:c="2"/>Checking for passwd file <text:s text:c="23"/>[ Found ]</text:p>
      <text:p text:style-name="Standard">[20:25:46] Info: Found password file: /etc/passwd</text:p>
      <text:p text:style-name="Standard">[20:25:46] <text:s text:c="2"/>Checking for root equivalent (UID 0) accounts <text:s text:c="2"/>[ None found ]</text:p>
      <text:p text:style-name="Standard">[20:25:46] Info: Found shadow file: /etc/shadow</text:p>
      <text:p text:style-name="Standard">[20:25:46] <text:s text:c="2"/>Checking for passwordless accounts <text:s text:c="13"/>[ None found ]</text:p>
      <text:p text:style-name="Standard">[20:25:46]</text:p>
      <text:p text:style-name="Standard">[20:25:46] Info: Starting test name 'passwd_changes'</text:p>
      <text:p text:style-name="Standard">[20:25:46] <text:s text:c="2"/>Checking for passwd file changes <text:s text:c="15"/>[ None found ]</text:p>
      <text:p text:style-name="Standard">[20:25:46]</text:p>
      <text:p text:style-name="Standard">[20:25:46] Info: Starting test name 'group_changes'</text:p>
      <text:p text:style-name="Standard">[20:25:46] <text:s text:c="2"/>Checking for group file changes <text:s text:c="16"/>[ None found ]</text:p>
      <text:p text:style-name="Standard">[20:25:46] <text:s text:c="2"/>Checking root account shell history files <text:s text:c="6"/>[ None found ]</text:p>
      <text:p text:style-name="Standard">[20:25:46]</text:p>
      <text:p text:style-name="Standard">[20:25:46] Info: Starting test name 'system_configs'</text:p>
      <text:p text:style-name="Standard">[20:25:46] Performing system configuration file checks</text:p>
      <text:p text:style-name="Standard">[20:25:46]</text:p>
      <text:p text:style-name="Standard">[20:25:46] Info: Starting test name 'system_configs_ssh'</text:p>
      <text:p text:style-name="Standard">[20:25:46] <text:s text:c="2"/>Checking for an SSH configuration file <text:s text:c="9"/>[ Found ]</text:p>
      <text:p text:style-name="Standard">[20:25:46] Info: Found an SSH configuration file: /etc/ssh/sshd_config</text:p>
      <text:p text:style-name="Standard">[20:25:46] Info: Rkhunter option ALLOW_SSH_ROOT_USER set to 'no'.</text:p>
      <text:p text:style-name="Standard">[20:25:46] Info: Rkhunter option ALLOW_SSH_PROT_V1 set to '2'.</text:p>
      <text:p text:style-name="Standard">[20:25:46] <text:s text:c="2"/>Checking if SSH root access is allowed <text:s text:c="9"/>[ Warning ]</text:p>
      <text:p text:style-name="Standard"><text:soft-page-break/>[20:25:46] Warning: The SSH configuration option 'PermitRootLogin' has not been set.</text:p>
      <text:p text:style-name="Standard"><text:s text:c="11"/>The default value may be 'yes', to allow root access.</text:p>
      <text:p text:style-name="Standard">[20:25:46] <text:s text:c="2"/>Checking if SSH protocol v1 is allowed <text:s text:c="9"/>[ Not set ]</text:p>
      <text:p text:style-name="Standard">[20:25:46] <text:s text:c="2"/>Checking for other suspicious configuration settings [ None found ]</text:p>
      <text:p text:style-name="Standard">[20:25:46]</text:p>
      <text:p text:style-name="Standard">[20:25:46] Info: Starting test name 'system_configs_syslog'</text:p>
      <text:p text:style-name="Standard">[20:25:46] <text:s text:c="2"/>Checking for a running system logging daemon <text:s text:c="3"/>[ Found ]</text:p>
      <text:p text:style-name="Standard">[20:25:46] Info: A running 'systemd-journald' daemon has been found.</text:p>
      <text:p text:style-name="Standard">[20:25:46] Info: Found an rsyslog configuration file: /etc/rsyslog.conf</text:p>
      <text:p text:style-name="Standard">[20:25:47] Info: Found a systemd configuration file: /etc/systemd/journald.conf</text:p>
      <text:p text:style-name="Standard">[20:25:47] <text:s text:c="2"/>Checking for a system logging configuration file [ Found ]</text:p>
      <text:p text:style-name="Standard">[20:25:47] <text:s text:c="2"/>Checking if syslog remote logging is allowed <text:s text:c="3"/>[ Not allowed ]</text:p>
      <text:p text:style-name="Standard">[20:25:47]</text:p>
      <text:p text:style-name="Standard">[20:25:47] Info: Starting test name 'filesystem'</text:p>
      <text:p text:style-name="Standard">[20:25:47] Performing filesystem checks</text:p>
      <text:p text:style-name="Standard">[20:25:47] Info: SCAN_MODE_DEV set to 'THOROUGH'</text:p>
      <text:p text:style-name="Standard">[20:25:47] <text:s text:c="2"/>Checking /dev for suspicious file types <text:s text:c="8"/>[ None found ]</text:p>
      <text:p text:style-name="Standard">[20:25:48] <text:s text:c="2"/>Checking for hidden files and directories <text:s text:c="6"/>[ Warning ]</text:p>
      <text:p text:style-name="Standard">[20:25:48] Warning: Hidden directory found: /etc/.java</text:p>
      <text:p text:style-name="Standard">[20:25:48] <text:s text:c="2"/>Checking for missing log files <text:s text:c="17"/>[ Skipped ]</text:p>
      <text:p text:style-name="Standard">[20:25:48] Info: No missing log file names configured.</text:p>
      <text:p text:style-name="Standard">[20:25:48] <text:s text:c="2"/>Checking for empty log files <text:s text:c="19"/>[ Skipped ]</text:p>
      <text:p text:style-name="Standard">[20:25:48] Info: No empty log file names configured.</text:p>
      <text:p text:style-name="Standard">[20:27:10]</text:p>
      <text:p text:style-name="Standard">[20:27:10] Info: Test 'apps' disabled at users request.</text:p>
      <text:p text:style-name="Standard">[20:27:10]</text:p>
      <text:p text:style-name="Standard">[20:27:10] System checks summary</text:p>
      <text:p text:style-name="Standard">[20:27:10] =====================</text:p>
      <text:p text:style-name="Standard">[20:27:10]</text:p>
      <text:p text:style-name="Standard">[20:27:10] File properties checks...</text:p>
      <text:p text:style-name="Standard">[20:27:10] Files checked: 145</text:p>
      <text:p text:style-name="Standard">[20:27:10] Suspect files: 1</text:p>
      <text:p text:style-name="Standard">[20:27:10]</text:p>
      <text:p text:style-name="Standard">[20:27:10] Rootkit checks...</text:p>
      <text:p text:style-name="Standard">[20:27:10] Rootkits checked : 498</text:p>
      <text:p text:style-name="Standard">[20:27:10] Possible rootkits: 6</text:p>
      <text:p text:style-name="Standard">[20:27:10]</text:p>
      <text:p text:style-name="Standard">[20:27:10] Applications checks...</text:p>
      <text:p text:style-name="Standard">[20:27:10] All checks skipped</text:p>
      <text:p text:style-name="Standard">[20:27:10]</text:p>
      <text:p text:style-name="Standard">[20:27:10] The system checks took: 7 minutes and 15 seconds</text:p>
      <text:p text:style-name="Standard">[20:27:10]</text:p>
      <text:p text:style-name="Standard">[20:27:10] Info: End date is Sat 06 May 2023 20:27:10 NZ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1:27:05.282770933</meta:creation-date>
    <dc:date>2023-05-07T11:27:27.924527944</dc:date>
    <meta:editing-duration>PT23S</meta:editing-duration>
    <meta:editing-cycles>1</meta:editing-cycles>
    <meta:document-statistic meta:table-count="0" meta:image-count="0" meta:object-count="0" meta:page-count="37" meta:paragraph-count="1899" meta:word-count="14777" meta:character-count="127649" meta:non-whitespace-character-count="93703"/>
    <meta:generator>LibreOffice/7.4.5.1$Linux_X86_64 LibreOffice_project/40$Build-1</meta:generator>
  </office:meta>
</office:document-meta>
</file>